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3" style:parent-style-name="Times14_РИО2" style:family="paragraph">
      <style:paragraph-properties fo:widows="2" fo:orphans="2" fo:text-align="center" fo:line-height="150%" fo:text-indent="0.5118in"/>
    </style:style>
    <style:style style:name="T14" style:parent-style-name="BookTitle" style:family="text">
      <style:text-properties style:font-name="Times New Roman" style:font-weight-complex="bold" fo:text-transform="uppercase" style:font-size-complex="14pt"/>
    </style:style>
    <style:style style:name="P15" style:parent-style-name="Standard" style:family="paragraph">
      <style:paragraph-properties fo:text-align="center" fo:line-height="150%" fo:text-indent="0.4923in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7" style:parent-style-name="Standard" style:family="paragraph">
      <style:paragraph-properties fo:text-align="center" fo:line-height="150%" fo:text-indent="0.4923in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 fo:line-height="150%" fo:text-indent="0.4923in"/>
    </style:style>
    <style:style style:name="T20" style:parent-style-name="BookTitle" style:family="text"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ableColumn28" style:family="table-column">
      <style:table-column-properties style:column-width="3.0187in" style:use-optimal-column-width="false"/>
    </style:style>
    <style:style style:name="TableColumn29" style:family="table-column">
      <style:table-column-properties style:column-width="1.8118in" style:use-optimal-column-width="false"/>
    </style:style>
    <style:style style:name="TableColumn30" style:family="table-column">
      <style:table-column-properties style:column-width="2.3756in" style:use-optimal-column-width="false"/>
    </style:style>
    <style:style style:name="Table27" style:family="table">
      <style:table-properties style:width="7.2062in" fo:margin-left="-0.075in" table:align="left"/>
    </style:style>
    <style:style style:name="TableRow31" style:family="table-row">
      <style:table-row-properties style:min-row-height="0.4263in" style:use-optimal-row-height="false"/>
    </style:style>
    <style:style style:name="TableCell3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3" style:parent-style-name="Standard" style:family="paragraph">
      <style:paragraph-properties fo:line-height="150%" fo:text-indent="0.4923in"/>
    </style:style>
    <style:style style:name="T34" style:parent-style-name="DefaultParagraphFont" style:family="text">
      <style:text-properties style:font-name="Times New Roman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fo:line-height="150%"/>
      <style:text-properties style:font-name="Times New Roman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 fo:line-height="150%" fo:text-indent="0.4923in"/>
      <style:text-properties style:font-name="Times New Roman" style:font-size-complex="14p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line-height="150%" fo:text-indent="0.4923in"/>
      <style:text-properties style:font-name="Times New Roman" style:font-size-complex="14pt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line-height="150%"/>
      <style:text-properties style:font-name="Times New Roman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 fo:line-height="150%" fo:text-indent="0.4923in"/>
      <style:text-properties style:font-name="Times New Roman" style:font-size-complex="14pt"/>
    </style:style>
    <style:style style:name="P46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7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1" style:parent-style-name="Heading2" style:family="paragraph">
      <style:paragraph-properties fo:line-height="150%" fo:text-indent="0.4916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2" style:parent-style-name="NormalWeb" style:family="paragraph">
      <style:paragraph-properties fo:text-align="justify" fo:margin-top="0in" fo:margin-bottom="0in" fo:line-height="150%" fo:text-indent="0.4923in"/>
      <style:text-properties style:font-name="Times New Roman" fo:font-size="14pt" style:font-size-asian="14pt" style:font-size-complex="14pt"/>
    </style:style>
    <style:style style:name="P53" style:parent-style-name="NormalWeb" style:family="paragraph">
      <style:paragraph-properties fo:margin-top="0in" fo:margin-bottom="0in" fo:line-height="150%" fo:text-indent="0.4916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NormalWeb" style:family="paragraph">
      <style:paragraph-properties fo:margin-top="0in" fo:margin-bottom="0in" fo:line-height="150%" fo:text-indent="0.4923in"/>
    </style:style>
    <style:style style:name="T55" style:parent-style-name="DefaultParagraphFont" style:family="text">
      <style:text-properties style:font-name="Times New Roman" fo:font-size="14pt" style:font-size-asian="14pt" style:font-size-complex="14pt"/>
    </style:style>
    <style:style style:name="P56" style:parent-style-name="Heading2" style:family="paragraph">
      <style:paragraph-properties fo:line-height="150%" fo:text-indent="0.492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7" style:parent-style-name="Heading2" style:family="paragraph">
      <style:paragraph-properties fo:line-height="150%" fo:text-indent="0.4916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8" style:parent-style-name="Heading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59" style:parent-style-name="Heading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0" style:parent-style-name="Heading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1" style:parent-style-name="Heading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2" style:parent-style-name="Heading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3" style:parent-style-name="Heading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4" style:parent-style-name="Heading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5" style:parent-style-name="Heading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6" style:parent-style-name="Heading2" style:family="paragraph">
      <style:paragraph-properties fo:line-height="150%" fo:text-indent="0.4923in"/>
    </style:style>
    <style:style style:name="T67" style:parent-style-name="DefaultParagraphFont" style:family="text">
      <style:text-properties style:font-name="Times New Roman" fo:font-size="14pt" style:font-size-asian="14pt" style:font-size-complex="14pt"/>
    </style:style>
    <style:style style:name="T6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9" style:parent-style-name="DefaultParagraphFont" style:family="text">
      <style:text-properties style:font-name="Times New Roman" fo:font-size="14pt" style:font-size-asian="14pt" style:font-size-complex="14pt"/>
    </style:style>
    <style:style style:name="P70" style:parent-style-name="Heading2" style:family="paragraph">
      <style:paragraph-properties fo:line-height="150%" fo:text-indent="0.1965in"/>
      <style:text-properties style:font-name="Times New Roman" fo:font-size="14pt" style:font-size-asian="14pt" style:font-size-complex="14pt" fo:language="en" fo:country="US"/>
    </style:style>
    <style:style style:name="TableColumn72" style:family="table-column">
      <style:table-column-properties style:column-width="0.8958in" style:use-optimal-column-width="false"/>
    </style:style>
    <style:style style:name="TableColumn73" style:family="table-column">
      <style:table-column-properties style:column-width="1.9687in" style:use-optimal-column-width="false"/>
    </style:style>
    <style:style style:name="TableColumn74" style:family="table-column">
      <style:table-column-properties style:column-width="1.4375in" style:use-optimal-column-width="false"/>
    </style:style>
    <style:style style:name="TableColumn75" style:family="table-column">
      <style:table-column-properties style:column-width="1.4583in" style:use-optimal-column-width="false"/>
    </style:style>
    <style:style style:name="TableColumn76" style:family="table-column">
      <style:table-column-properties style:column-width="1.4687in" style:use-optimal-column-width="false"/>
    </style:style>
    <style:style style:name="Table71" style:family="table">
      <style:table-properties style:width="7.2291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7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80" style:parent-style-name="TableContents" style:family="paragraph">
      <style:paragraph-properties fo:text-align="center"/>
    </style:style>
    <style:style style:name="T81" style:parent-style-name="DefaultParagraphFont" style:family="text">
      <style:text-properties style:font-name="Times New Roman" style:font-name-asian="DengXian" style:font-name-complex="Times New Roman"/>
    </style:style>
    <style:style style:name="T82" style:parent-style-name="DefaultParagraphFont" style:family="text">
      <style:text-properties style:font-name="Times New Roman" style:font-name-complex="Times New Roman"/>
    </style:style>
    <style:style style:name="P8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8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8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8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8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8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8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9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9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92" style:family="table-row">
      <style:table-row-properties style:use-optimal-row-height="false"/>
    </style:style>
    <style:style style:name="P93" style:parent-style-name="Normal" style:family="paragraph">
      <style:text-properties style:font-name="Times New Roman" style:font-name-complex="Times New Roman"/>
    </style:style>
    <style:style style:name="P94" style:parent-style-name="Normal" style:family="paragraph">
      <style:text-properties style:font-name="Times New Roman" style:font-name-complex="Times New Roman"/>
    </style:style>
    <style:style style:name="P95" style:parent-style-name="Normal" style:family="paragraph">
      <style:text-properties style:font-name="Times New Roman" style:font-name-complex="Times New Roman"/>
    </style:style>
    <style:style style:name="TableCell9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Times New Roman" style:font-name-asian="DengXian" style:font-name-complex="Times New Roman"/>
    </style:style>
    <style:style style:name="T99" style:parent-style-name="DefaultParagraphFont" style:family="text">
      <style:text-properties style:font-name="Times New Roman" style:font-name-complex="Times New Roman"/>
    </style:style>
    <style:style style:name="P100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0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Times New Roman" style:font-name-asian="DengXian" style:font-name-complex="Times New Roman"/>
    </style:style>
    <style:style style:name="T104" style:parent-style-name="DefaultParagraphFont" style:family="text">
      <style:text-properties style:font-name="Times New Roman" style:font-name-complex="Times New Roman"/>
    </style:style>
    <style:style style:name="P10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106" style:family="table-row">
      <style:table-row-properties style:min-row-height="0.6041in" style:use-optimal-row-height="false"/>
    </style:style>
    <style:style style:name="TableCell10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08" style:parent-style-name="TableContents" style:family="paragraph">
      <style:text-properties fo:language="en" fo:country="US"/>
    </style:style>
    <style:style style:name="TableCell10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10" style:parent-style-name="TableContents" style:family="paragraph">
      <style:text-properties fo:language="en" fo:country="US"/>
    </style:style>
    <style:style style:name="TableCell11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12" style:parent-style-name="TableContents" style:family="paragraph">
      <style:text-properties fo:language="en" fo:country="US"/>
    </style:style>
    <style:style style:name="TableCell11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language="en" fo:country="US"/>
    </style:style>
    <style:style style:name="TableCell11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18" style:parent-style-name="TableContents" style:family="paragraph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TableRow120" style:family="table-row">
      <style:table-row-properties style:min-row-height="0.1979in" style:use-optimal-row-height="false"/>
    </style:style>
    <style:style style:name="TableCell12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22" style:parent-style-name="TableContents" style:family="paragraph">
      <style:text-properties fo:language="en" fo:country="US"/>
    </style:style>
    <style:style style:name="P123" style:parent-style-name="TableContents" style:family="paragraph">
      <style:text-properties fo:language="en" fo:country="US"/>
    </style:style>
    <style:style style:name="P124" style:parent-style-name="TableContents" style:family="paragraph">
      <style:text-properties fo:language="en" fo:country="US"/>
    </style:style>
    <style:style style:name="TableCell12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26" style:parent-style-name="TableContents" style:family="paragraph">
      <style:text-properties fo:language="en" fo:country="US"/>
    </style:style>
    <style:style style:name="P127" style:parent-style-name="TableContents" style:family="paragraph">
      <style:text-properties fo:language="en" fo:country="US"/>
    </style:style>
    <style:style style:name="P128" style:parent-style-name="TableContents" style:family="paragraph">
      <style:text-properties fo:language="en" fo:country="US"/>
    </style:style>
    <style:style style:name="TableCell12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30" style:parent-style-name="TableContents" style:family="paragraph">
      <style:text-properties fo:language="en" fo:country="US"/>
    </style:style>
    <style:style style:name="TableCell13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language="en" fo:country="US"/>
    </style:style>
    <style:style style:name="P135" style:parent-style-name="TableContents" style:family="paragraph">
      <style:text-properties fo:language="en" fo:country="US"/>
    </style:style>
    <style:style style:name="P136" style:parent-style-name="TableContents" style:family="paragraph">
      <style:text-properties fo:language="en" fo:country="US"/>
    </style:style>
    <style:style style:name="TableCell13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38" style:parent-style-name="TableContents" style:family="paragraph">
      <style:text-properties fo:language="en" fo:country="US"/>
    </style:style>
    <style:style style:name="T139" style:parent-style-name="DefaultParagraphFont" style:family="text">
      <style:text-properties fo:language="en" fo:country="US"/>
    </style:style>
    <style:style style:name="P140" style:parent-style-name="TableContents" style:family="paragraph">
      <style:text-properties fo:language="en" fo:country="US"/>
    </style:style>
    <style:style style:name="TableRow141" style:family="table-row">
      <style:table-row-properties style:min-row-height="0.4472in" style:use-optimal-row-height="false"/>
    </style:style>
    <style:style style:name="TableCell14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43" style:parent-style-name="TableContents" style:family="paragraph">
      <style:text-properties fo:language="en" fo:country="US"/>
    </style:style>
    <style:style style:name="TableCell14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45" style:parent-style-name="TableContents" style:family="paragraph">
      <style:text-properties fo:language="en" fo:country="US"/>
    </style:style>
    <style:style style:name="TableCell14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47" style:parent-style-name="TableContents" style:family="paragraph">
      <style:text-properties fo:language="en" fo:country="US"/>
    </style:style>
    <style:style style:name="TableCell14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language="en" fo:country="US"/>
    </style:style>
    <style:style style:name="TableCell15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53" style:parent-style-name="DefaultParagraphFont" style:family="text">
      <style:text-properties fo:language="en" fo:country="US"/>
    </style:style>
    <style:style style:name="T154" style:parent-style-name="DefaultParagraphFont" style:family="text">
      <style:text-properties fo:language="en" fo:country="US"/>
    </style:style>
    <style:style style:name="T155" style:parent-style-name="DefaultParagraphFont" style:family="text">
      <style:text-properties fo:language="en" fo:country="US"/>
    </style:style>
    <style:style style:name="TableRow156" style:family="table-row">
      <style:table-row-properties style:min-row-height="0.3958in" style:use-optimal-row-height="false"/>
    </style:style>
    <style:style style:name="TableCell15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58" style:parent-style-name="TableContents" style:family="paragraph">
      <style:text-properties fo:language="en" fo:country="US"/>
    </style:style>
    <style:style style:name="TableCell15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0" style:parent-style-name="TableContents" style:family="paragraph">
      <style:text-properties fo:language="en" fo:country="US"/>
    </style:style>
    <style:style style:name="TableCell16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2" style:parent-style-name="TableContents" style:family="paragraph">
      <style:text-properties fo:language="en" fo:country="US"/>
    </style:style>
    <style:style style:name="TableCell16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4" style:parent-style-name="TableContents" style:family="paragraph">
      <style:text-properties fo:language="en" fo:country="US"/>
    </style:style>
    <style:style style:name="T165" style:parent-style-name="DefaultParagraphFont" style:family="text">
      <style:text-properties fo:language="en" fo:country="US"/>
    </style:style>
    <style:style style:name="T166" style:parent-style-name="DefaultParagraphFont" style:family="text">
      <style:text-properties fo:language="en" fo:country="US"/>
    </style:style>
    <style:style style:name="TableCell16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8" style:parent-style-name="TableContents" style:family="paragraph">
      <style:text-properties fo:language="en" fo:country="US"/>
    </style:style>
    <style:style style:name="T169" style:parent-style-name="DefaultParagraphFont" style:family="text">
      <style:text-properties fo:language="en" fo:country="US"/>
    </style:style>
    <style:style style:name="T170" style:parent-style-name="DefaultParagraphFont" style:family="text">
      <style:text-properties fo:language="en" fo:country="US"/>
    </style:style>
    <style:style style:name="TableRow171" style:family="table-row">
      <style:table-row-properties style:min-row-height="0.3958in" style:use-optimal-row-height="false"/>
    </style:style>
    <style:style style:name="TableCell17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3" style:parent-style-name="TableContents" style:family="paragraph">
      <style:text-properties fo:language="en" fo:country="US"/>
    </style:style>
    <style:style style:name="TableCell17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5" style:parent-style-name="TableContents" style:family="paragraph">
      <style:text-properties fo:language="en" fo:country="US"/>
    </style:style>
    <style:style style:name="TableCell17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7" style:parent-style-name="TableContents" style:family="paragraph">
      <style:text-properties fo:language="en" fo:country="US"/>
    </style:style>
    <style:style style:name="TableCell17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language="en" fo:country="US"/>
    </style:style>
    <style:style style:name="TableCell18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82" style:parent-style-name="TableContents" style:family="paragraph">
      <style:text-properties fo:language="en" fo:country="US"/>
    </style:style>
    <style:style style:name="TableRow183" style:family="table-row">
      <style:table-row-properties style:min-row-height="0.1979in" style:use-optimal-row-height="false"/>
    </style:style>
    <style:style style:name="TableCell18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85" style:parent-style-name="TableContents" style:family="paragraph">
      <style:text-properties fo:language="en" fo:country="US"/>
    </style:style>
    <style:style style:name="TableCell18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87" style:parent-style-name="TableContents" style:family="paragraph">
      <style:text-properties fo:language="en" fo:country="US"/>
    </style:style>
    <style:style style:name="TableCell18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89" style:parent-style-name="TableContents" style:family="paragraph">
      <style:text-properties fo:language="en" fo:country="US"/>
    </style:style>
    <style:style style:name="TableCell19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1" style:parent-style-name="TableContents" style:family="paragraph">
      <style:text-properties fo:language="en" fo:country="US"/>
    </style:style>
    <style:style style:name="P192" style:parent-style-name="TableContents" style:family="paragraph">
      <style:text-properties fo:language="en" fo:country="US"/>
    </style:style>
    <style:style style:name="TableCell19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4" style:parent-style-name="TableContents" style:family="paragraph">
      <style:text-properties fo:language="en" fo:country="US"/>
    </style:style>
    <style:style style:name="P195" style:parent-style-name="TableContents" style:family="paragraph">
      <style:text-properties fo:language="en" fo:country="US"/>
    </style:style>
    <style:style style:name="TableRow196" style:family="table-row">
      <style:table-row-properties style:min-row-height="0.1979in" style:use-optimal-row-height="false"/>
    </style:style>
    <style:style style:name="TableCell19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8" style:parent-style-name="TableContents" style:family="paragraph">
      <style:text-properties fo:language="en" fo:country="US"/>
    </style:style>
    <style:style style:name="TableCell19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0" style:parent-style-name="TableContents" style:family="paragraph">
      <style:text-properties fo:language="en" fo:country="US"/>
    </style:style>
    <style:style style:name="TableCell20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2" style:parent-style-name="TableContents" style:family="paragraph">
      <style:text-properties fo:language="en" fo:country="US"/>
    </style:style>
    <style:style style:name="TableCell20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4" style:parent-style-name="TableContents" style:family="paragraph">
      <style:text-properties fo:language="en" fo:country="US"/>
    </style:style>
    <style:style style:name="P205" style:parent-style-name="TableContents" style:family="paragraph">
      <style:text-properties fo:language="en" fo:country="US"/>
    </style:style>
    <style:style style:name="P206" style:parent-style-name="TableContents" style:family="paragraph">
      <style:text-properties fo:language="en" fo:country="US"/>
    </style:style>
    <style:style style:name="P207" style:parent-style-name="TableContents" style:family="paragraph">
      <style:text-properties fo:language="en" fo:country="US"/>
    </style:style>
    <style:style style:name="TableCell20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9" style:parent-style-name="TableContents" style:family="paragraph">
      <style:text-properties fo:language="en" fo:country="US"/>
    </style:style>
    <style:style style:name="P210" style:parent-style-name="TableContents" style:family="paragraph">
      <style:text-properties fo:language="en" fo:country="US"/>
    </style:style>
    <style:style style:name="P211" style:parent-style-name="TableContents" style:family="paragraph">
      <style:text-properties fo:language="en" fo:country="US"/>
    </style:style>
    <style:style style:name="P212" style:parent-style-name="TableContents" style:family="paragraph">
      <style:text-properties fo:language="en" fo:country="US"/>
    </style:style>
    <style:style style:name="P213" style:parent-style-name="Heading2" style:family="paragraph">
      <style:paragraph-properties fo:line-height="150%" fo:text-indent="0.196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14" style:parent-style-name="Heading2" style:family="paragraph">
      <style:paragraph-properties fo:line-height="150%" fo:text-indent="0.196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15" style:parent-style-name="Heading2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TableColumn217" style:family="table-column">
      <style:table-column-properties style:column-width="0.8958in" style:use-optimal-column-width="false"/>
    </style:style>
    <style:style style:name="TableColumn218" style:family="table-column">
      <style:table-column-properties style:column-width="1.9687in" style:use-optimal-column-width="false"/>
    </style:style>
    <style:style style:name="TableColumn219" style:family="table-column">
      <style:table-column-properties style:column-width="1.425in" style:use-optimal-column-width="false"/>
    </style:style>
    <style:style style:name="TableColumn220" style:family="table-column">
      <style:table-column-properties style:column-width="1.4708in" style:use-optimal-column-width="false"/>
    </style:style>
    <style:style style:name="TableColumn221" style:family="table-column">
      <style:table-column-properties style:column-width="1.4687in" style:use-optimal-column-width="false"/>
    </style:style>
    <style:style style:name="Table216" style:family="table">
      <style:table-properties style:width="7.2291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24" style:parent-style-name="TableContents" style:family="paragraph">
      <style:paragraph-properties fo:text-align="center"/>
    </style:style>
    <style:style style:name="TableCell22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28" style:parent-style-name="TableContents" style:family="paragraph">
      <style:paragraph-properties fo:text-align="center"/>
    </style:style>
    <style:style style:name="TableCell22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0" style:parent-style-name="TableContents" style:family="paragraph">
      <style:paragraph-properties fo:text-align="center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3" style:parent-style-name="TableContents" style:family="paragraph">
      <style:paragraph-properties fo:text-align="center"/>
    </style:style>
    <style:style style:name="TableCell23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5" style:parent-style-name="TableContents" style:family="paragraph">
      <style:paragraph-properties fo:text-align="center"/>
    </style:style>
    <style:style style:name="TableRow236" style:family="table-row">
      <style:table-row-properties style:min-row-height="0.6041in" style:use-optimal-row-height="false"/>
    </style:style>
    <style:style style:name="TableCell23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8" style:parent-style-name="TableContents" style:family="paragraph">
      <style:text-properties fo:language="en" fo:country="US"/>
    </style:style>
    <style:style style:name="TableCell23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Cell24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1" style:parent-style-name="TableContents" style:family="paragraph">
      <style:text-properties fo:language="en" fo:country="US"/>
    </style:style>
    <style:style style:name="TableCell24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3" style:parent-style-name="TableContents" style:family="paragraph">
      <style:text-properties fo:language="en" fo:country="US"/>
    </style:style>
    <style:style style:name="P244" style:parent-style-name="TableContents" style:family="paragraph">
      <style:text-properties fo:language="en" fo:country="US"/>
    </style:style>
    <style:style style:name="P245" style:parent-style-name="TableContents" style:family="paragraph">
      <style:text-properties fo:language="en" fo:country="US"/>
    </style:style>
    <style:style style:name="P246" style:parent-style-name="TableContents" style:family="paragraph">
      <style:text-properties fo:language="en" fo:country="US"/>
    </style:style>
    <style:style style:name="TableCell24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8" style:parent-style-name="TableContents" style:family="paragraph">
      <style:text-properties fo:language="en" fo:country="US"/>
    </style:style>
    <style:style style:name="P249" style:parent-style-name="TableContents" style:family="paragraph">
      <style:text-properties fo:language="en" fo:country="US"/>
    </style:style>
    <style:style style:name="P250" style:parent-style-name="TableContents" style:family="paragraph">
      <style:text-properties fo:language="en" fo:country="US"/>
    </style:style>
    <style:style style:name="P251" style:parent-style-name="TableContents" style:family="paragraph">
      <style:text-properties fo:language="en" fo:country="US"/>
    </style:style>
    <style:style style:name="TableRow252" style:family="table-row">
      <style:table-row-properties style:min-row-height="0.1979in" style:use-optimal-row-height="false"/>
    </style:style>
    <style:style style:name="TableCell25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4" style:parent-style-name="TableContents" style:family="paragraph">
      <style:text-properties fo:language="en" fo:country="US"/>
    </style:style>
    <style:style style:name="TableCell25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Cell25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7" style:parent-style-name="TableContents" style:family="paragraph">
      <style:text-properties fo:language="en" fo:country="US"/>
    </style:style>
    <style:style style:name="TableCell25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259" style:parent-style-name="DefaultParagraphFont" style:family="text">
      <style:text-properties fo:language="en" fo:country="US"/>
    </style:style>
    <style:style style:name="P260" style:parent-style-name="TableContents" style:family="paragraph">
      <style:text-properties fo:language="en" fo:country="US"/>
    </style:style>
    <style:style style:name="TableCell26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262" style:parent-style-name="DefaultParagraphFont" style:family="text">
      <style:text-properties fo:language="en" fo:country="US"/>
    </style:style>
    <style:style style:name="P263" style:parent-style-name="TableContents" style:family="paragraph">
      <style:text-properties fo:language="en" fo:country="US"/>
    </style:style>
    <style:style style:name="TableRow264" style:family="table-row">
      <style:table-row-properties style:min-row-height="0.7708in" style:use-optimal-row-height="false"/>
    </style:style>
    <style:style style:name="TableCell26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6" style:parent-style-name="TableContents" style:family="paragraph">
      <style:text-properties fo:language="en" fo:country="US"/>
    </style:style>
    <style:style style:name="TableCell26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Cell26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9" style:parent-style-name="TableContents" style:family="paragraph">
      <style:text-properties fo:language="en" fo:country="US"/>
    </style:style>
    <style:style style:name="TableCell27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1" style:parent-style-name="TableContents" style:family="paragraph">
      <style:text-properties fo:language="en" fo:country="US"/>
    </style:style>
    <style:style style:name="P272" style:parent-style-name="TableContents" style:family="paragraph">
      <style:text-properties fo:language="en" fo:country="US"/>
    </style:style>
    <style:style style:name="P273" style:parent-style-name="TableContents" style:family="paragraph">
      <style:text-properties fo:language="en" fo:country="US"/>
    </style:style>
    <style:style style:name="P274" style:parent-style-name="TableContents" style:family="paragraph">
      <style:text-properties fo:language="en" fo:country="US"/>
    </style:style>
    <style:style style:name="P275" style:parent-style-name="TableContents" style:family="paragraph">
      <style:text-properties fo:language="en" fo:country="US"/>
    </style:style>
    <style:style style:name="P276" style:parent-style-name="TableContents" style:family="paragraph">
      <style:text-properties fo:language="en" fo:country="US"/>
    </style:style>
    <style:style style:name="TableCell27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8" style:parent-style-name="TableContents" style:family="paragraph">
      <style:text-properties fo:language="en" fo:country="US"/>
    </style:style>
    <style:style style:name="P279" style:parent-style-name="TableContents" style:family="paragraph">
      <style:text-properties fo:language="en" fo:country="US"/>
    </style:style>
    <style:style style:name="P280" style:parent-style-name="TableContents" style:family="paragraph">
      <style:text-properties fo:language="en" fo:country="US"/>
    </style:style>
    <style:style style:name="P281" style:parent-style-name="TableContents" style:family="paragraph">
      <style:text-properties fo:language="en" fo:country="US"/>
    </style:style>
    <style:style style:name="P282" style:parent-style-name="TableContents" style:family="paragraph">
      <style:text-properties fo:language="en" fo:country="US"/>
    </style:style>
    <style:style style:name="TableRow283" style:family="table-row">
      <style:table-row-properties style:min-row-height="0.3958in" style:use-optimal-row-height="false"/>
    </style:style>
    <style:style style:name="TableCell28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85" style:parent-style-name="TableContents" style:family="paragraph">
      <style:text-properties fo:language="en" fo:country="US"/>
    </style:style>
    <style:style style:name="TableCell28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287" style:parent-style-name="DefaultParagraphFont" style:family="text">
      <style:text-properties fo:language="en" fo:country="US"/>
    </style:style>
    <style:style style:name="TableCell28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89" style:parent-style-name="TableContents" style:family="paragraph">
      <style:text-properties fo:language="en" fo:country="US"/>
    </style:style>
    <style:style style:name="TableCell29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291" style:parent-style-name="DefaultParagraphFont" style:family="text">
      <style:text-properties fo:language="en" fo:country="US"/>
    </style:style>
    <style:style style:name="T292" style:parent-style-name="DefaultParagraphFont" style:family="text">
      <style:text-properties fo:language="en" fo:country="US"/>
    </style:style>
    <style:style style:name="TableCell29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294" style:parent-style-name="DefaultParagraphFont" style:family="text">
      <style:text-properties fo:language="en" fo:country="US"/>
    </style:style>
    <style:style style:name="P295" style:parent-style-name="TableContents" style:family="paragraph">
      <style:text-properties fo:language="en" fo:country="US"/>
    </style:style>
    <style:style style:name="P296" style:parent-style-name="TableContents" style:family="paragraph">
      <style:text-properties fo:language="en" fo:country="US"/>
    </style:style>
    <style:style style:name="TableRow297" style:family="table-row">
      <style:table-row-properties style:min-row-height="0.3958in" style:use-optimal-row-height="false"/>
    </style:style>
    <style:style style:name="TableCell29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99" style:parent-style-name="TableContents" style:family="paragraph">
      <style:text-properties fo:language="en" fo:country="US"/>
    </style:style>
    <style:style style:name="TableCell30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Cell30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02" style:parent-style-name="TableContents" style:family="paragraph">
      <style:text-properties fo:language="en" fo:country="US"/>
    </style:style>
    <style:style style:name="TableCell30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04" style:parent-style-name="TableContents" style:family="paragraph">
      <style:text-properties fo:language="en" fo:country="US"/>
    </style:style>
    <style:style style:name="T305" style:parent-style-name="DefaultParagraphFont" style:family="text">
      <style:text-properties fo:language="en" fo:country="US"/>
    </style:style>
    <style:style style:name="P306" style:parent-style-name="TableContents" style:family="paragraph">
      <style:text-properties fo:language="en" fo:country="US"/>
    </style:style>
    <style:style style:name="TableCell30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08" style:parent-style-name="TableContents" style:family="paragraph">
      <style:text-properties fo:language="en" fo:country="US"/>
    </style:style>
    <style:style style:name="T309" style:parent-style-name="DefaultParagraphFont" style:family="text">
      <style:text-properties fo:language="en" fo:country="US"/>
    </style:style>
    <style:style style:name="P310" style:parent-style-name="TableContents" style:family="paragraph">
      <style:text-properties fo:language="en" fo:country="US"/>
    </style:style>
    <style:style style:name="TableRow311" style:family="table-row">
      <style:table-row-properties style:min-row-height="0.1979in" style:use-optimal-row-height="false"/>
    </style:style>
    <style:style style:name="TableCell31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13" style:parent-style-name="TableContents" style:family="paragraph">
      <style:text-properties fo:language="en" fo:country="US"/>
    </style:style>
    <style:style style:name="TableCell31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Cell31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16" style:parent-style-name="TableContents" style:family="paragraph">
      <style:text-properties fo:language="en" fo:country="US"/>
    </style:style>
    <style:style style:name="TableCell31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318" style:parent-style-name="DefaultParagraphFont" style:family="text">
      <style:text-properties fo:language="en" fo:country="US"/>
    </style:style>
    <style:style style:name="P319" style:parent-style-name="TableContents" style:family="paragraph">
      <style:text-properties fo:language="en" fo:country="US"/>
    </style:style>
    <style:style style:name="TableCell32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321" style:parent-style-name="DefaultParagraphFont" style:family="text">
      <style:text-properties fo:language="en" fo:country="US"/>
    </style:style>
    <style:style style:name="P322" style:parent-style-name="TableContents" style:family="paragraph">
      <style:text-properties fo:language="en" fo:country="US"/>
    </style:style>
    <style:style style:name="TableRow323" style:family="table-row">
      <style:table-row-properties style:min-row-height="0.9687in" style:use-optimal-row-height="false"/>
    </style:style>
    <style:style style:name="TableCell32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25" style:parent-style-name="TableContents" style:family="paragraph">
      <style:text-properties fo:language="en" fo:country="US"/>
    </style:style>
    <style:style style:name="TableCell32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Cell32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28" style:parent-style-name="TableContents" style:family="paragraph">
      <style:text-properties fo:language="en" fo:country="US"/>
    </style:style>
    <style:style style:name="TableCell32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30" style:parent-style-name="TableContents" style:family="paragraph">
      <style:text-properties fo:language="en" fo:country="US"/>
    </style:style>
    <style:style style:name="P331" style:parent-style-name="TableContents" style:family="paragraph">
      <style:text-properties fo:language="en" fo:country="US"/>
    </style:style>
    <style:style style:name="P332" style:parent-style-name="TableContents" style:family="paragraph">
      <style:text-properties fo:language="en" fo:country="US"/>
    </style:style>
    <style:style style:name="P333" style:parent-style-name="TableContents" style:family="paragraph">
      <style:text-properties fo:language="en" fo:country="US"/>
    </style:style>
    <style:style style:name="P334" style:parent-style-name="TableContents" style:family="paragraph">
      <style:text-properties fo:language="en" fo:country="US"/>
    </style:style>
    <style:style style:name="P335" style:parent-style-name="TableContents" style:family="paragraph">
      <style:text-properties fo:language="en" fo:country="US"/>
    </style:style>
    <style:style style:name="TableCell33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37" style:parent-style-name="TableContents" style:family="paragraph">
      <style:text-properties fo:language="en" fo:country="US"/>
    </style:style>
    <style:style style:name="P338" style:parent-style-name="TableContents" style:family="paragraph">
      <style:text-properties fo:language="en" fo:country="US"/>
    </style:style>
    <style:style style:name="P339" style:parent-style-name="TableContents" style:family="paragraph">
      <style:text-properties fo:language="en" fo:country="US"/>
    </style:style>
    <style:style style:name="P340" style:parent-style-name="TableContents" style:family="paragraph">
      <style:text-properties fo:language="en" fo:country="US"/>
    </style:style>
    <style:style style:name="P341" style:parent-style-name="TableContents" style:family="paragraph">
      <style:text-properties fo:language="en" fo:country="US"/>
    </style:style>
    <style:style style:name="P342" style:parent-style-name="TableContents" style:family="paragraph">
      <style:text-properties fo:language="en" fo:country="US"/>
    </style:style>
    <style:style style:name="TableRow343" style:family="table-row">
      <style:table-row-properties style:min-row-height="0.3958in" style:use-optimal-row-height="false"/>
    </style:style>
    <style:style style:name="TableCell34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45" style:parent-style-name="TableContents" style:family="paragraph">
      <style:text-properties fo:language="en" fo:country="US"/>
    </style:style>
    <style:style style:name="TableCell34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347" style:parent-style-name="DefaultParagraphFont" style:family="text">
      <style:text-properties fo:language="en" fo:country="US"/>
    </style:style>
    <style:style style:name="TableCell34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49" style:parent-style-name="TableContents" style:family="paragraph">
      <style:text-properties fo:language="en" fo:country="US"/>
    </style:style>
    <style:style style:name="TableCell35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351" style:parent-style-name="DefaultParagraphFont" style:family="text">
      <style:text-properties fo:language="en" fo:country="US"/>
    </style:style>
    <style:style style:name="T352" style:parent-style-name="DefaultParagraphFont" style:family="text">
      <style:text-properties fo:language="en" fo:country="US"/>
    </style:style>
    <style:style style:name="T353" style:parent-style-name="DefaultParagraphFont" style:family="text">
      <style:text-properties fo:language="en" fo:country="US"/>
    </style:style>
    <style:style style:name="TableCell35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55" style:parent-style-name="TableContents" style:family="paragraph">
      <style:text-properties fo:language="en" fo:country="US"/>
    </style:style>
    <style:style style:name="T356" style:parent-style-name="DefaultParagraphFont" style:family="text">
      <style:text-properties fo:language="en" fo:country="US"/>
    </style:style>
    <style:style style:name="T357" style:parent-style-name="DefaultParagraphFont" style:family="text">
      <style:text-properties fo:language="en" fo:country="US"/>
    </style:style>
    <style:style style:name="TableRow358" style:family="table-row">
      <style:table-row-properties style:min-row-height="0.2347in" style:use-optimal-row-height="false"/>
    </style:style>
    <style:style style:name="TableCell35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60" style:parent-style-name="TableContents" style:family="paragraph">
      <style:text-properties fo:language="en" fo:country="US"/>
    </style:style>
    <style:style style:name="TableCell36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62" style:parent-style-name="TableContents" style:family="paragraph">
      <style:text-properties fo:language="en" fo:country="US"/>
    </style:style>
    <style:style style:name="TableCell36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64" style:parent-style-name="TableContents" style:family="paragraph">
      <style:text-properties fo:language="en" fo:country="US"/>
    </style:style>
    <style:style style:name="TableCell36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66" style:parent-style-name="TableContents" style:family="paragraph">
      <style:text-properties fo:language="en" fo:country="US"/>
    </style:style>
    <style:style style:name="P367" style:parent-style-name="TableContents" style:family="paragraph">
      <style:text-properties fo:language="en" fo:country="US"/>
    </style:style>
    <style:style style:name="TableCell36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69" style:parent-style-name="TableContents" style:family="paragraph">
      <style:text-properties fo:language="en" fo:country="US"/>
    </style:style>
    <style:style style:name="TableRow370" style:family="table-row">
      <style:table-row-properties style:min-row-height="0.7812in" style:use-optimal-row-height="false"/>
    </style:style>
    <style:style style:name="TableCell37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72" style:parent-style-name="TableContents" style:family="paragraph">
      <style:text-properties fo:language="en" fo:country="US"/>
    </style:style>
    <style:style style:name="TableCell37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ableCell37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75" style:parent-style-name="TableContents" style:family="paragraph">
      <style:text-properties fo:language="en" fo:country="US"/>
    </style:style>
    <style:style style:name="TableCell37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77" style:parent-style-name="TableContents" style:family="paragraph">
      <style:text-properties fo:language="en" fo:country="US"/>
    </style:style>
    <style:style style:name="P378" style:parent-style-name="TableContents" style:family="paragraph">
      <style:text-properties fo:language="en" fo:country="US"/>
    </style:style>
    <style:style style:name="P379" style:parent-style-name="TableContents" style:family="paragraph">
      <style:text-properties fo:language="en" fo:country="US"/>
    </style:style>
    <style:style style:name="P380" style:parent-style-name="TableContents" style:family="paragraph">
      <style:text-properties fo:language="en" fo:country="US"/>
    </style:style>
    <style:style style:name="P381" style:parent-style-name="TableContents" style:family="paragraph">
      <style:text-properties fo:language="en" fo:country="US"/>
    </style:style>
    <style:style style:name="TableCell38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83" style:parent-style-name="TableContents" style:family="paragraph">
      <style:text-properties fo:language="en" fo:country="US"/>
    </style:style>
    <style:style style:name="P384" style:parent-style-name="TableContents" style:family="paragraph">
      <style:text-properties fo:language="en" fo:country="US"/>
    </style:style>
    <style:style style:name="P385" style:parent-style-name="TableContents" style:family="paragraph">
      <style:text-properties fo:language="en" fo:country="US"/>
    </style:style>
    <style:style style:name="P386" style:parent-style-name="TableContents" style:family="paragraph">
      <style:text-properties fo:language="en" fo:country="US"/>
    </style:style>
    <style:style style:name="P387" style:parent-style-name="TableContents" style:family="paragraph">
      <style:text-properties fo:language="en" fo:country="US"/>
    </style:style>
    <style:style style:name="TableRow388" style:family="table-row">
      <style:table-row-properties style:min-row-height="0.4in" style:use-optimal-row-height="false"/>
    </style:style>
    <style:style style:name="TableCell38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90" style:parent-style-name="TableContents" style:family="paragraph">
      <style:text-properties fo:language="en" fo:country="US"/>
    </style:style>
    <style:style style:name="TableCell39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92" style:parent-style-name="TableContents" style:family="paragraph">
      <style:text-properties fo:language="en" fo:country="US"/>
    </style:style>
    <style:style style:name="TableCell39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94" style:parent-style-name="TableContents" style:family="paragraph">
      <style:text-properties fo:language="en" fo:country="US"/>
    </style:style>
    <style:style style:name="P395" style:parent-style-name="TableContents" style:family="paragraph">
      <style:text-properties fo:language="en" fo:country="US"/>
    </style:style>
    <style:style style:name="TableCell39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397" style:parent-style-name="DefaultParagraphFont" style:family="text">
      <style:text-properties fo:language="en" fo:country="US"/>
    </style:style>
    <style:style style:name="T398" style:parent-style-name="DefaultParagraphFont" style:family="text">
      <style:text-properties fo:language="en" fo:country="US"/>
    </style:style>
    <style:style style:name="T399" style:parent-style-name="DefaultParagraphFont" style:family="text">
      <style:text-properties fo:language="en" fo:country="US"/>
    </style:style>
    <style:style style:name="TableCell40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401" style:parent-style-name="DefaultParagraphFont" style:family="text">
      <style:text-properties fo:language="en" fo:country="US"/>
    </style:style>
    <style:style style:name="T402" style:parent-style-name="DefaultParagraphFont" style:family="text">
      <style:text-properties fo:language="en" fo:country="US"/>
    </style:style>
    <style:style style:name="T403" style:parent-style-name="DefaultParagraphFont" style:family="text">
      <style:text-properties fo:language="en" fo:country="US"/>
    </style:style>
    <style:style style:name="TableRow404" style:family="table-row">
      <style:table-row-properties style:min-row-height="0.9687in" style:use-optimal-row-height="false"/>
    </style:style>
    <style:style style:name="TableCell40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06" style:parent-style-name="TableContents" style:family="paragraph">
      <style:text-properties fo:language="en" fo:country="US"/>
    </style:style>
    <style:style style:name="TableCell40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08" style:parent-style-name="TableContents" style:family="paragraph">
      <style:text-properties fo:language="en" fo:country="US"/>
    </style:style>
    <style:style style:name="TableCell40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10" style:parent-style-name="TableContents" style:family="paragraph">
      <style:text-properties fo:language="en" fo:country="US"/>
    </style:style>
    <style:style style:name="TableCell41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12" style:parent-style-name="TableContents" style:family="paragraph">
      <style:text-properties fo:language="en" fo:country="US"/>
    </style:style>
    <style:style style:name="P413" style:parent-style-name="TableContents" style:family="paragraph">
      <style:text-properties fo:language="en" fo:country="US"/>
    </style:style>
    <style:style style:name="P414" style:parent-style-name="TableContents" style:family="paragraph">
      <style:text-properties fo:language="en" fo:country="US"/>
    </style:style>
    <style:style style:name="P415" style:parent-style-name="TableContents" style:family="paragraph">
      <style:text-properties fo:language="en" fo:country="US"/>
    </style:style>
    <style:style style:name="P416" style:parent-style-name="TableContents" style:family="paragraph">
      <style:text-properties fo:language="en" fo:country="US"/>
    </style:style>
    <style:style style:name="P417" style:parent-style-name="TableContents" style:family="paragraph">
      <style:text-properties fo:language="en" fo:country="US"/>
    </style:style>
    <style:style style:name="TableCell41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19" style:parent-style-name="TableContents" style:family="paragraph">
      <style:text-properties fo:language="en" fo:country="US"/>
    </style:style>
    <style:style style:name="P420" style:parent-style-name="TableContents" style:family="paragraph">
      <style:text-properties fo:language="en" fo:country="US"/>
    </style:style>
    <style:style style:name="P421" style:parent-style-name="TableContents" style:family="paragraph">
      <style:text-properties fo:language="en" fo:country="US"/>
    </style:style>
    <style:style style:name="P422" style:parent-style-name="TableContents" style:family="paragraph">
      <style:text-properties fo:language="en" fo:country="US"/>
    </style:style>
    <style:style style:name="P423" style:parent-style-name="TableContents" style:family="paragraph">
      <style:text-properties fo:language="en" fo:country="US"/>
    </style:style>
    <style:style style:name="P424" style:parent-style-name="TableContents" style:family="paragraph">
      <style:text-properties fo:language="en" fo:country="US"/>
    </style:style>
    <style:style style:name="TableRow425" style:family="table-row">
      <style:table-row-properties style:min-row-height="0.2423in" style:use-optimal-row-height="false"/>
    </style:style>
    <style:style style:name="TableCell42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27" style:parent-style-name="TableContents" style:family="paragraph">
      <style:text-properties fo:language="en" fo:country="US"/>
    </style:style>
    <style:style style:name="TableCell42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29" style:parent-style-name="TableContents" style:family="paragraph">
      <style:text-properties fo:language="en" fo:country="US"/>
    </style:style>
    <style:style style:name="TableCell43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31" style:parent-style-name="TableContents" style:family="paragraph">
      <style:text-properties fo:language="en" fo:country="US"/>
    </style:style>
    <style:style style:name="TableCell43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33" style:parent-style-name="TableContents" style:family="paragraph">
      <style:text-properties fo:language="en" fo:country="US"/>
    </style:style>
    <style:style style:name="P434" style:parent-style-name="TableContents" style:family="paragraph">
      <style:text-properties fo:language="en" fo:country="US"/>
    </style:style>
    <style:style style:name="TableCell43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36" style:parent-style-name="TableContents" style:family="paragraph">
      <style:text-properties fo:language="en" fo:country="US"/>
    </style:style>
    <style:style style:name="P437" style:parent-style-name="TableContents" style:family="paragraph">
      <style:text-properties fo:language="en" fo:country="US"/>
    </style:style>
    <style:style style:name="TableRow438" style:family="table-row">
      <style:table-row-properties style:min-row-height="0.2583in" style:use-optimal-row-height="false"/>
    </style:style>
    <style:style style:name="TableCell43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40" style:parent-style-name="TableContents" style:family="paragraph">
      <style:text-properties fo:language="en" fo:country="US"/>
    </style:style>
    <style:style style:name="TableCell44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42" style:parent-style-name="TableContents" style:family="paragraph">
      <style:text-properties fo:language="en" fo:country="US"/>
    </style:style>
    <style:style style:name="TableCell44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44" style:parent-style-name="TableContents" style:family="paragraph">
      <style:text-properties fo:language="en" fo:country="US"/>
    </style:style>
    <style:style style:name="TableCell44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46" style:parent-style-name="TableContents" style:family="paragraph">
      <style:text-properties fo:language="en" fo:country="US"/>
    </style:style>
    <style:style style:name="P447" style:parent-style-name="TableContents" style:family="paragraph">
      <style:text-properties fo:language="en" fo:country="US"/>
    </style:style>
    <style:style style:name="TableCell44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49" style:parent-style-name="TableContents" style:family="paragraph">
      <style:text-properties fo:language="en" fo:country="US"/>
    </style:style>
    <style:style style:name="TableRow450" style:family="table-row">
      <style:table-row-properties style:min-row-height="0.9687in" style:use-optimal-row-height="false"/>
    </style:style>
    <style:style style:name="TableCell45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52" style:parent-style-name="TableContents" style:family="paragraph">
      <style:text-properties fo:language="en" fo:country="US"/>
    </style:style>
    <style:style style:name="TableCell45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54" style:parent-style-name="TableContents" style:family="paragraph">
      <style:text-properties fo:language="en" fo:country="US"/>
    </style:style>
    <style:style style:name="TableCell45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56" style:parent-style-name="TableContents" style:family="paragraph">
      <style:text-properties fo:language="en" fo:country="US"/>
    </style:style>
    <style:style style:name="TableCell45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58" style:parent-style-name="TableContents" style:family="paragraph">
      <style:text-properties fo:language="en" fo:country="US"/>
    </style:style>
    <style:style style:name="P459" style:parent-style-name="TableContents" style:family="paragraph">
      <style:text-properties fo:language="en" fo:country="US"/>
    </style:style>
    <style:style style:name="P460" style:parent-style-name="TableContents" style:family="paragraph">
      <style:text-properties fo:language="en" fo:country="US"/>
    </style:style>
    <style:style style:name="P461" style:parent-style-name="TableContents" style:family="paragraph">
      <style:text-properties fo:language="en" fo:country="US"/>
    </style:style>
    <style:style style:name="P462" style:parent-style-name="TableContents" style:family="paragraph">
      <style:text-properties fo:language="en" fo:country="US"/>
    </style:style>
    <style:style style:name="P463" style:parent-style-name="TableContents" style:family="paragraph">
      <style:text-properties fo:language="en" fo:country="US"/>
    </style:style>
    <style:style style:name="TableCell46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65" style:parent-style-name="TableContents" style:family="paragraph">
      <style:text-properties fo:language="en" fo:country="US"/>
    </style:style>
    <style:style style:name="P466" style:parent-style-name="TableContents" style:family="paragraph">
      <style:text-properties fo:language="en" fo:country="US"/>
    </style:style>
    <style:style style:name="P467" style:parent-style-name="TableContents" style:family="paragraph">
      <style:text-properties fo:language="en" fo:country="US"/>
    </style:style>
    <style:style style:name="P468" style:parent-style-name="TableContents" style:family="paragraph">
      <style:text-properties fo:language="en" fo:country="US"/>
    </style:style>
    <style:style style:name="P469" style:parent-style-name="TableContents" style:family="paragraph">
      <style:text-properties fo:language="en" fo:country="US"/>
    </style:style>
    <style:style style:name="P470" style:parent-style-name="TableContents" style:family="paragraph">
      <style:text-properties fo:language="en" fo:country="US"/>
    </style:style>
    <style:style style:name="TableRow471" style:family="table-row">
      <style:table-row-properties style:min-row-height="0.8104in" style:use-optimal-row-height="false"/>
    </style:style>
    <style:style style:name="TableCell47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73" style:parent-style-name="TableContents" style:family="paragraph">
      <style:text-properties fo:language="en" fo:country="US"/>
    </style:style>
    <style:style style:name="TableCell47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75" style:parent-style-name="TableContents" style:family="paragraph">
      <style:text-properties fo:language="en" fo:country="US"/>
    </style:style>
    <style:style style:name="TableCell47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77" style:parent-style-name="TableContents" style:family="paragraph">
      <style:text-properties fo:language="en" fo:country="US"/>
    </style:style>
    <style:style style:name="TableCell47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79" style:parent-style-name="TableContents" style:family="paragraph">
      <style:text-properties fo:language="en" fo:country="US"/>
    </style:style>
    <style:style style:name="P480" style:parent-style-name="TableContents" style:family="paragraph">
      <style:text-properties fo:language="en" fo:country="US"/>
    </style:style>
    <style:style style:name="P481" style:parent-style-name="TableContents" style:family="paragraph">
      <style:text-properties fo:language="en" fo:country="US"/>
    </style:style>
    <style:style style:name="P482" style:parent-style-name="TableContents" style:family="paragraph">
      <style:text-properties fo:language="en" fo:country="US"/>
    </style:style>
    <style:style style:name="P483" style:parent-style-name="TableContents" style:family="paragraph">
      <style:text-properties fo:language="en" fo:country="US"/>
    </style:style>
    <style:style style:name="P484" style:parent-style-name="TableContents" style:family="paragraph">
      <style:text-properties fo:language="en" fo:country="US"/>
    </style:style>
    <style:style style:name="TableCell48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86" style:parent-style-name="TableContents" style:family="paragraph">
      <style:text-properties fo:language="en" fo:country="US"/>
    </style:style>
    <style:style style:name="P487" style:parent-style-name="TableContents" style:family="paragraph">
      <style:text-properties fo:language="en" fo:country="US"/>
    </style:style>
    <style:style style:name="P488" style:parent-style-name="TableContents" style:family="paragraph">
      <style:text-properties fo:language="en" fo:country="US"/>
    </style:style>
    <style:style style:name="P489" style:parent-style-name="TableContents" style:family="paragraph">
      <style:text-properties fo:language="en" fo:country="US"/>
    </style:style>
    <style:style style:name="P490" style:parent-style-name="TableContents" style:family="paragraph">
      <style:text-properties fo:language="en" fo:country="US"/>
    </style:style>
    <style:style style:name="P491" style:parent-style-name="TableContents" style:family="paragraph">
      <style:text-properties fo:language="en" fo:country="US"/>
    </style:style>
    <style:style style:name="TableRow492" style:family="table-row">
      <style:table-row-properties style:min-row-height="0.9687in" style:use-optimal-row-height="false"/>
    </style:style>
    <style:style style:name="TableCell49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94" style:parent-style-name="TableContents" style:family="paragraph">
      <style:text-properties fo:language="en" fo:country="US"/>
    </style:style>
    <style:style style:name="TableCell49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96" style:parent-style-name="TableContents" style:family="paragraph">
      <style:text-properties fo:language="en" fo:country="US"/>
    </style:style>
    <style:style style:name="TableCell49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498" style:parent-style-name="DefaultParagraphFont" style:family="text">
      <style:text-properties fo:language="en" fo:country="US"/>
    </style:style>
    <style:style style:name="TableCell49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500" style:parent-style-name="TableContents" style:family="paragraph">
      <style:text-properties fo:language="en" fo:country="US"/>
    </style:style>
    <style:style style:name="P501" style:parent-style-name="TableContents" style:family="paragraph">
      <style:text-properties fo:language="en" fo:country="US"/>
    </style:style>
    <style:style style:name="P502" style:parent-style-name="TableContents" style:family="paragraph">
      <style:text-properties fo:language="en" fo:country="US"/>
    </style:style>
    <style:style style:name="P503" style:parent-style-name="TableContents" style:family="paragraph">
      <style:text-properties fo:language="en" fo:country="US"/>
    </style:style>
    <style:style style:name="P504" style:parent-style-name="TableContents" style:family="paragraph">
      <style:text-properties fo:language="en" fo:country="US"/>
    </style:style>
    <style:style style:name="P505" style:parent-style-name="TableContents" style:family="paragraph">
      <style:text-properties fo:language="en" fo:country="US"/>
    </style:style>
    <style:style style:name="TableCell50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507" style:parent-style-name="TableContents" style:family="paragraph">
      <style:text-properties fo:language="en" fo:country="US"/>
    </style:style>
    <style:style style:name="P508" style:parent-style-name="TableContents" style:family="paragraph">
      <style:text-properties fo:language="en" fo:country="US"/>
    </style:style>
    <style:style style:name="P509" style:parent-style-name="TableContents" style:family="paragraph">
      <style:text-properties fo:language="en" fo:country="US"/>
    </style:style>
    <style:style style:name="P510" style:parent-style-name="TableContents" style:family="paragraph">
      <style:text-properties fo:language="en" fo:country="US"/>
    </style:style>
    <style:style style:name="P511" style:parent-style-name="TableContents" style:family="paragraph">
      <style:text-properties fo:language="en" fo:country="US"/>
    </style:style>
    <style:style style:name="P512" style:parent-style-name="TableContents" style:family="paragraph">
      <style:text-properties fo:language="en" fo:country="US"/>
    </style:style>
    <style:style style:name="P513" style:parent-style-name="Heading2" style:family="paragraph">
      <style:paragraph-properties fo:line-height="150%" fo:text-indent="0.196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14" style:parent-style-name="Standard" style:family="paragraph">
      <style:paragraph-properties fo:text-align="justify" fo:line-height="150%" fo:text-indent="0.4916in"/>
      <style:text-properties fo:font-weight="bold" style:font-weight-asian="bold" fo:font-size="14pt" style:font-size-asian="14pt"/>
    </style:style>
    <style:style style:name="P515" style:parent-style-name="Standard" style:family="paragraph">
      <style:paragraph-properties fo:text-align="justify" fo:line-height="150%" fo:text-indent="0.4916in"/>
      <style:text-properties fo:font-weight="bold" style:font-weight-asian="bold" fo:font-size="14pt" style:font-size-asian="14pt"/>
    </style:style>
    <style:style style:name="P516" style:parent-style-name="Standard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517" style:parent-style-name="Standard" style:family="paragraph">
      <style:paragraph-properties fo:break-before="page" fo:text-align="center" fo:line-height="150%" fo:text-indent="0.492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18" style:parent-style-name="Standard" style:family="paragraph">
      <style:paragraph-properties fo:text-align="justify" fo:line-height="150%" fo:text-indent="0.4923in"/>
    </style:style>
    <style:style style:name="T519" style:parent-style-name="DefaultParagraphFont" style:family="text">
      <style:text-properties style:font-name="Times New Roman" fo:font-size="14pt" style:font-size-asian="14pt" style:font-size-complex="14pt"/>
    </style:style>
    <style:style style:name="T52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21" style:parent-style-name="DefaultParagraphFont" style:family="text">
      <style:text-properties style:font-name="Times New Roman" fo:font-size="14pt" style:font-size-asian="14pt" style:font-size-complex="14pt"/>
    </style:style>
    <style:style style:name="T52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523" style:parent-style-name="Standard" style:family="paragraph">
      <style:paragraph-properties fo:text-align="justify" fo:line-height="150%" fo:text-indent="0.4923in"/>
    </style:style>
    <style:style style:name="T524" style:parent-style-name="DefaultParagraphFont" style:family="text">
      <style:text-properties style:font-name="Times New Roman" fo:font-size="14pt" style:font-size-asian="14pt" style:font-size-complex="14pt"/>
    </style:style>
    <style:style style:name="T52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26" style:parent-style-name="DefaultParagraphFont" style:family="text">
      <style:text-properties style:font-name="Times New Roman" fo:font-size="14pt" style:font-size-asian="14pt" style:font-size-complex="14pt"/>
    </style:style>
    <style:style style:name="T52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28" style:parent-style-name="DefaultParagraphFont" style:family="text">
      <style:text-properties style:font-name="Times New Roman" fo:font-size="14pt" style:font-size-asian="14pt" style:font-size-complex="14pt"/>
    </style:style>
    <style:style style:name="T52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30" style:parent-style-name="DefaultParagraphFont" style:family="text">
      <style:text-properties style:font-name="Times New Roman" fo:font-size="14pt" style:font-size-asian="14pt" style:font-size-complex="14pt"/>
    </style:style>
    <style:style style:name="P531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32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33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34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35" style:parent-style-name="Standard" style:family="paragraph">
      <style:paragraph-properties fo:text-align="justify" fo:line-height="150%" fo:text-indent="0.4923in"/>
    </style:style>
    <style:style style:name="T536" style:parent-style-name="DefaultParagraphFont" style:family="text">
      <style:text-properties style:font-name="Times New Roman" fo:font-size="14pt" style:font-size-asian="14pt" style:font-size-complex="14pt"/>
    </style:style>
    <style:style style:name="T53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38" style:parent-style-name="DefaultParagraphFont" style:family="text">
      <style:text-properties style:font-name="Times New Roman" fo:font-size="14pt" style:font-size-asian="14pt" style:font-size-complex="14pt"/>
    </style:style>
    <style:style style:name="P539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40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41" style:parent-style-name="Standard" style:family="paragraph">
      <style:paragraph-properties fo:text-align="justify" fo:line-height="150%" fo:text-indent="0.4923in"/>
    </style:style>
    <style:style style:name="T542" style:parent-style-name="DefaultParagraphFont" style:family="text">
      <style:text-properties style:font-name="Times New Roman" fo:font-size="14pt" style:font-size-asian="14pt" style:font-size-complex="14pt"/>
    </style:style>
    <style:style style:name="T54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44" style:parent-style-name="DefaultParagraphFont" style:family="text">
      <style:text-properties style:font-name="Times New Roman" fo:font-size="14pt" style:font-size-asian="14pt" style:font-size-complex="14pt"/>
    </style:style>
    <style:style style:name="T54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46" style:parent-style-name="DefaultParagraphFont" style:family="text">
      <style:text-properties style:font-name="Times New Roman" fo:font-size="14pt" style:font-size-asian="14pt" style:font-size-complex="14pt"/>
    </style:style>
    <style:style style:name="P547" style:parent-style-name="Standard" style:family="paragraph">
      <style:paragraph-properties fo:text-align="justify" fo:line-height="150%" fo:text-indent="0.4923in"/>
    </style:style>
    <style:style style:name="T548" style:parent-style-name="DefaultParagraphFont" style:family="text">
      <style:text-properties style:font-name="Times New Roman" fo:font-size="14pt" style:font-size-asian="14pt" style:font-size-complex="14pt"/>
    </style:style>
    <style:style style:name="T54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50" style:parent-style-name="DefaultParagraphFont" style:family="text">
      <style:text-properties style:font-name="Times New Roman" fo:font-size="14pt" style:font-size-asian="14pt" style:font-size-complex="14pt"/>
    </style:style>
    <style:style style:name="P551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52" style:parent-style-name="Standard" style:family="paragraph">
      <style:paragraph-properties fo:text-align="justify" fo:line-height="150%" fo:text-indent="0.4923in"/>
    </style:style>
    <style:style style:name="T553" style:parent-style-name="DefaultParagraphFont" style:family="text">
      <style:text-properties style:font-name="Times New Roman" fo:font-size="14pt" style:font-size-asian="14pt" style:font-size-complex="14pt"/>
    </style:style>
    <style:style style:name="T55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55" style:parent-style-name="DefaultParagraphFont" style:family="text">
      <style:text-properties style:font-name="Times New Roman" fo:font-size="14pt" style:font-size-asian="14pt" style:font-size-complex="14pt"/>
    </style:style>
    <style:style style:name="P556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57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58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59" style:parent-style-name="Standard" style:family="paragraph">
      <style:paragraph-properties fo:text-align="justify" fo:line-height="150%" fo:text-indent="0.4923in"/>
    </style:style>
    <style:style style:name="T560" style:parent-style-name="DefaultParagraphFont" style:family="text">
      <style:text-properties style:font-name="Times New Roman" fo:font-size="14pt" style:font-size-asian="14pt" style:font-size-complex="14pt"/>
    </style:style>
    <style:style style:name="T56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62" style:parent-style-name="DefaultParagraphFont" style:family="text">
      <style:text-properties style:font-name="Times New Roman" fo:font-size="14pt" style:font-size-asian="14pt" style:font-size-complex="14pt"/>
    </style:style>
    <style:style style:name="P563" style:parent-style-name="Standard" style:family="paragraph">
      <style:paragraph-properties fo:text-align="justify" fo:line-height="150%" fo:text-indent="0.4923in"/>
    </style:style>
    <style:style style:name="T564" style:parent-style-name="DefaultParagraphFont" style:family="text">
      <style:text-properties style:font-name="Times New Roman" fo:font-size="14pt" style:font-size-asian="14pt" style:font-size-complex="14pt"/>
    </style:style>
    <style:style style:name="T56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66" style:parent-style-name="DefaultParagraphFont" style:family="text">
      <style:text-properties style:font-name="Times New Roman" fo:font-size="14pt" style:font-size-asian="14pt" style:font-size-complex="14pt"/>
    </style:style>
    <style:style style:name="T56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68" style:parent-style-name="DefaultParagraphFont" style:family="text">
      <style:text-properties style:font-name="Times New Roman" fo:font-size="14pt" style:font-size-asian="14pt" style:font-size-complex="14pt"/>
    </style:style>
    <style:style style:name="T56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70" style:parent-style-name="DefaultParagraphFont" style:family="text">
      <style:text-properties style:font-name="Times New Roman" fo:font-size="14pt" style:font-size-asian="14pt" style:font-size-complex="14pt"/>
    </style:style>
    <style:style style:name="P571" style:parent-style-name="Standard" style:family="paragraph">
      <style:paragraph-properties fo:text-align="justify" fo:line-height="150%" fo:text-indent="0.4923in"/>
    </style:style>
    <style:style style:name="T572" style:parent-style-name="DefaultParagraphFont" style:family="text">
      <style:text-properties style:font-name="Times New Roman" fo:font-size="14pt" style:font-size-asian="14pt" style:font-size-complex="14pt"/>
    </style:style>
    <style:style style:name="T57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74" style:parent-style-name="DefaultParagraphFont" style:family="text">
      <style:text-properties style:font-name="Times New Roman" fo:font-size="14pt" style:font-size-asian="14pt" style:font-size-complex="14pt"/>
    </style:style>
    <style:style style:name="T57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76" style:parent-style-name="DefaultParagraphFont" style:family="text">
      <style:text-properties style:font-name="Times New Roman" fo:font-size="14pt" style:font-size-asian="14pt" style:font-size-complex="14pt"/>
    </style:style>
    <style:style style:name="P577" style:parent-style-name="Standard" style:family="paragraph">
      <style:paragraph-properties fo:text-align="justify" fo:line-height="150%" fo:text-indent="0.4923in"/>
    </style:style>
    <style:style style:name="T578" style:parent-style-name="DefaultParagraphFont" style:family="text">
      <style:text-properties style:font-name="Times New Roman" fo:font-size="14pt" style:font-size-asian="14pt" style:font-size-complex="14pt"/>
    </style:style>
    <style:style style:name="T57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80" style:parent-style-name="DefaultParagraphFont" style:family="text">
      <style:text-properties style:font-name="Times New Roman" fo:font-size="14pt" style:font-size-asian="14pt" style:font-size-complex="14pt"/>
    </style:style>
    <style:style style:name="P581" style:parent-style-name="Standard" style:family="paragraph">
      <style:paragraph-properties fo:text-align="justify" fo:line-height="150%" fo:text-indent="0.4923in"/>
    </style:style>
    <style:style style:name="T58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83" style:parent-style-name="DefaultParagraphFont" style:family="text">
      <style:text-properties style:font-name="Times New Roman" fo:font-size="14pt" style:font-size-asian="14pt" style:font-size-complex="14pt"/>
    </style:style>
    <style:style style:name="T58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85" style:parent-style-name="DefaultParagraphFont" style:family="text">
      <style:text-properties style:font-name="Times New Roman" fo:font-size="14pt" style:font-size-asian="14pt" style:font-size-complex="14pt"/>
    </style:style>
    <style:style style:name="T58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87" style:parent-style-name="DefaultParagraphFont" style:family="text">
      <style:text-properties style:font-name="Times New Roman" fo:font-size="14pt" style:font-size-asian="14pt" style:font-size-complex="14pt"/>
    </style:style>
    <style:style style:name="P588" style:parent-style-name="Standard" style:family="paragraph">
      <style:paragraph-properties fo:text-align="justify" fo:line-height="150%" fo:text-indent="0.4923in"/>
    </style:style>
    <style:style style:name="T589" style:parent-style-name="DefaultParagraphFont" style:family="text">
      <style:text-properties style:font-name="Times New Roman" fo:font-size="14pt" style:font-size-asian="14pt" style:font-size-complex="14pt"/>
    </style:style>
    <style:style style:name="T59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91" style:parent-style-name="DefaultParagraphFont" style:family="text">
      <style:text-properties style:font-name="Times New Roman" fo:font-size="14pt" style:font-size-asian="14pt" style:font-size-complex="14pt"/>
    </style:style>
    <style:style style:name="P592" style:parent-style-name="Standard" style:family="paragraph">
      <style:paragraph-properties fo:text-align="justify" fo:line-height="150%" fo:text-indent="0.4923in"/>
    </style:style>
    <style:style style:name="T593" style:parent-style-name="DefaultParagraphFont" style:family="text">
      <style:text-properties style:font-name="Times New Roman" fo:font-size="14pt" style:font-size-asian="14pt" style:font-size-complex="14pt"/>
    </style:style>
    <style:style style:name="T59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95" style:parent-style-name="DefaultParagraphFont" style:family="text">
      <style:text-properties style:font-name="Times New Roman" fo:font-size="14pt" style:font-size-asian="14pt" style:font-size-complex="14pt"/>
    </style:style>
    <style:style style:name="P596" style:parent-style-name="Standard" style:family="paragraph">
      <style:paragraph-properties fo:text-align="justify" fo:line-height="150%" fo:text-indent="0.4923in"/>
    </style:style>
    <style:style style:name="T597" style:parent-style-name="DefaultParagraphFont" style:family="text">
      <style:text-properties style:font-name="Times New Roman" fo:font-size="14pt" style:font-size-asian="14pt" style:font-size-complex="14pt"/>
    </style:style>
    <style:style style:name="T59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99" style:parent-style-name="DefaultParagraphFont" style:family="text">
      <style:text-properties style:font-name="Times New Roman" fo:font-size="14pt" style:font-size-asian="14pt" style:font-size-complex="14pt"/>
    </style:style>
    <style:style style:name="T60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01" style:parent-style-name="DefaultParagraphFont" style:family="text">
      <style:text-properties style:font-name="Times New Roman" fo:font-size="14pt" style:font-size-asian="14pt" style:font-size-complex="14pt"/>
    </style:style>
    <style:style style:name="T60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03" style:parent-style-name="DefaultParagraphFont" style:family="text">
      <style:text-properties style:font-name="Times New Roman" fo:font-size="14pt" style:font-size-asian="14pt" style:font-size-complex="14pt"/>
    </style:style>
    <style:style style:name="T60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05" style:parent-style-name="DefaultParagraphFont" style:family="text">
      <style:text-properties style:font-name="Times New Roman" fo:font-size="14pt" style:font-size-asian="14pt" style:font-size-complex="14pt"/>
    </style:style>
    <style:style style:name="P606" style:parent-style-name="Standard" style:family="paragraph">
      <style:paragraph-properties fo:text-align="justify" fo:line-height="150%" fo:text-indent="0.4923in"/>
    </style:style>
    <style:style style:name="T607" style:parent-style-name="DefaultParagraphFont" style:family="text">
      <style:text-properties style:font-name="Times New Roman" fo:font-size="14pt" style:font-size-asian="14pt" style:font-size-complex="14pt"/>
    </style:style>
    <style:style style:name="T60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09" style:parent-style-name="DefaultParagraphFont" style:family="text">
      <style:text-properties style:font-name="Times New Roman" fo:font-size="14pt" style:font-size-asian="14pt" style:font-size-complex="14pt"/>
    </style:style>
    <style:style style:name="T61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11" style:parent-style-name="DefaultParagraphFont" style:family="text">
      <style:text-properties style:font-name="Times New Roman" fo:font-size="14pt" style:font-size-asian="14pt" style:font-size-complex="14pt"/>
    </style:style>
    <style:style style:name="T61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13" style:parent-style-name="DefaultParagraphFont" style:family="text">
      <style:text-properties style:font-name="Times New Roman" fo:font-size="14pt" style:font-size-asian="14pt" style:font-size-complex="14pt"/>
    </style:style>
    <style:style style:name="P614" style:parent-style-name="Standard" style:family="paragraph">
      <style:paragraph-properties fo:text-align="justify" fo:line-height="150%" fo:text-indent="0.4923in"/>
    </style:style>
    <style:style style:name="T615" style:parent-style-name="DefaultParagraphFont" style:family="text">
      <style:text-properties style:font-name="Times New Roman" fo:font-size="14pt" style:font-size-asian="14pt" style:font-size-complex="14pt"/>
    </style:style>
    <style:style style:name="T61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17" style:parent-style-name="DefaultParagraphFont" style:family="text">
      <style:text-properties style:font-name="Times New Roman" fo:font-size="14pt" style:font-size-asian="14pt" style:font-size-complex="14pt"/>
    </style:style>
    <style:style style:name="T61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19" style:parent-style-name="DefaultParagraphFont" style:family="text">
      <style:text-properties style:font-name="Times New Roman" fo:font-size="14pt" style:font-size-asian="14pt" style:font-size-complex="14pt"/>
    </style:style>
    <style:style style:name="T62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21" style:parent-style-name="DefaultParagraphFont" style:family="text">
      <style:text-properties style:font-name="Times New Roman" fo:font-size="14pt" style:font-size-asian="14pt" style:font-size-complex="14pt"/>
    </style:style>
    <style:style style:name="T62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23" style:parent-style-name="DefaultParagraphFont" style:family="text">
      <style:text-properties style:font-name="Times New Roman" fo:font-size="14pt" style:font-size-asian="14pt" style:font-size-complex="14pt"/>
    </style:style>
    <style:style style:name="T62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25" style:parent-style-name="DefaultParagraphFont" style:family="text">
      <style:text-properties style:font-name="Times New Roman" fo:font-size="14pt" style:font-size-asian="14pt" style:font-size-complex="14pt"/>
    </style:style>
    <style:style style:name="P626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627" style:parent-style-name="Standard" style:family="paragraph">
      <style:paragraph-properties fo:text-align="justify" fo:line-height="150%" fo:text-indent="0.4923in"/>
    </style:style>
    <style:style style:name="T62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29" style:parent-style-name="DefaultParagraphFont" style:family="text">
      <style:text-properties style:font-name="Times New Roman" fo:font-size="14pt" style:font-size-asian="14pt" style:font-size-complex="14pt"/>
    </style:style>
    <style:style style:name="P630" style:parent-style-name="Standard" style:family="paragraph">
      <style:paragraph-properties fo:text-align="justify" fo:line-height="150%" fo:text-indent="0.4923in"/>
    </style:style>
    <style:style style:name="T631" style:parent-style-name="DefaultParagraphFont" style:family="text">
      <style:text-properties style:font-name="Times New Roman" fo:font-size="14pt" style:font-size-asian="14pt" style:font-size-complex="14pt"/>
    </style:style>
    <style:style style:name="T63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33" style:parent-style-name="DefaultParagraphFont" style:family="text">
      <style:text-properties style:font-name="Times New Roman" fo:font-size="14pt" style:font-size-asian="14pt" style:font-size-complex="14pt"/>
    </style:style>
    <style:style style:name="T63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35" style:parent-style-name="DefaultParagraphFont" style:family="text">
      <style:text-properties style:font-name="Times New Roman" fo:font-size="14pt" style:font-size-asian="14pt" style:font-size-complex="14pt"/>
    </style:style>
    <style:style style:name="P636" style:parent-style-name="Standard" style:family="paragraph">
      <style:paragraph-properties fo:text-align="justify" fo:line-height="150%" fo:text-indent="0.4923in"/>
    </style:style>
    <style:style style:name="T637" style:parent-style-name="DefaultParagraphFont" style:family="text">
      <style:text-properties style:font-name="Times New Roman" fo:font-size="14pt" style:font-size-asian="14pt" style:font-size-complex="14pt"/>
    </style:style>
    <style:style style:name="T63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39" style:parent-style-name="DefaultParagraphFont" style:family="text">
      <style:text-properties style:font-name="Times New Roman" fo:font-size="14pt" style:font-size-asian="14pt" style:font-size-complex="14pt"/>
    </style:style>
    <style:style style:name="T64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41" style:parent-style-name="DefaultParagraphFont" style:family="text">
      <style:text-properties style:font-name="Times New Roman" fo:font-size="14pt" style:font-size-asian="14pt" style:font-size-complex="14pt"/>
    </style:style>
    <style:style style:name="P642" style:parent-style-name="Standard" style:family="paragraph">
      <style:paragraph-properties fo:text-align="justify" fo:line-height="150%" fo:text-indent="0.4923in"/>
    </style:style>
    <style:style style:name="T643" style:parent-style-name="DefaultParagraphFont" style:family="text">
      <style:text-properties style:font-name="Times New Roman" fo:font-size="14pt" style:font-size-asian="14pt" style:font-size-complex="14pt"/>
    </style:style>
    <style:style style:name="T64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45" style:parent-style-name="DefaultParagraphFont" style:family="text">
      <style:text-properties style:font-name="Times New Roman" fo:font-size="14pt" style:font-size-asian="14pt" style:font-size-complex="14pt"/>
    </style:style>
    <style:style style:name="T64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47" style:parent-style-name="DefaultParagraphFont" style:family="text">
      <style:text-properties style:font-name="Times New Roman" fo:font-size="14pt" style:font-size-asian="14pt" style:font-size-complex="14pt"/>
    </style:style>
    <style:style style:name="T64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49" style:parent-style-name="DefaultParagraphFont" style:family="text">
      <style:text-properties style:font-name="Times New Roman" fo:font-size="14pt" style:font-size-asian="14pt" style:font-size-complex="14pt"/>
    </style:style>
    <style:style style:name="P650" style:parent-style-name="Standard" style:family="paragraph">
      <style:paragraph-properties fo:text-align="justify" fo:line-height="150%" fo:text-indent="0.4923in"/>
    </style:style>
    <style:style style:name="T651" style:parent-style-name="DefaultParagraphFont" style:family="text">
      <style:text-properties style:font-name="Times New Roman" fo:font-size="14pt" style:font-size-asian="14pt" style:font-size-complex="14pt"/>
    </style:style>
    <style:style style:name="T65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53" style:parent-style-name="DefaultParagraphFont" style:family="text">
      <style:text-properties style:font-name="Times New Roman" fo:font-size="14pt" style:font-size-asian="14pt" style:font-size-complex="14pt"/>
    </style:style>
    <style:style style:name="T65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55" style:parent-style-name="DefaultParagraphFont" style:family="text">
      <style:text-properties style:font-name="Times New Roman" fo:font-size="14pt" style:font-size-asian="14pt" style:font-size-complex="14pt"/>
    </style:style>
    <style:style style:name="P656" style:parent-style-name="Standard" style:family="paragraph">
      <style:paragraph-properties fo:text-align="justify" fo:line-height="150%" fo:text-indent="0.4923in"/>
    </style:style>
    <style:style style:name="T657" style:parent-style-name="DefaultParagraphFont" style:family="text">
      <style:text-properties style:font-name="Times New Roman" fo:font-size="14pt" style:font-size-asian="14pt" style:font-size-complex="14pt"/>
    </style:style>
    <style:style style:name="T65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659" style:parent-style-name="Standard" style:family="paragraph">
      <style:paragraph-properties fo:text-align="justify" fo:line-height="150%" fo:text-indent="0.4923in"/>
    </style:style>
    <style:style style:name="T660" style:parent-style-name="DefaultParagraphFont" style:family="text">
      <style:text-properties style:font-name="Times New Roman" fo:font-size="14pt" style:font-size-asian="14pt" style:font-size-complex="14pt"/>
    </style:style>
    <style:style style:name="T66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62" style:parent-style-name="DefaultParagraphFont" style:family="text">
      <style:text-properties style:font-name="Times New Roman" fo:font-size="14pt" style:font-size-asian="14pt" style:font-size-complex="14pt"/>
    </style:style>
    <style:style style:name="T66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664" style:parent-style-name="Standard" style:family="paragraph">
      <style:paragraph-properties fo:text-align="justify" fo:line-height="150%" fo:text-indent="0.4923in"/>
    </style:style>
    <style:style style:name="T665" style:parent-style-name="DefaultParagraphFont" style:family="text">
      <style:text-properties style:font-name="Times New Roman" fo:font-size="14pt" style:font-size-asian="14pt" style:font-size-complex="14pt"/>
    </style:style>
    <style:style style:name="T66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67" style:parent-style-name="DefaultParagraphFont" style:family="text">
      <style:text-properties style:font-name="Times New Roman" fo:font-size="14pt" style:font-size-asian="14pt" style:font-size-complex="14pt"/>
    </style:style>
    <style:style style:name="T66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69" style:parent-style-name="DefaultParagraphFont" style:family="text">
      <style:text-properties style:font-name="Times New Roman" fo:font-size="14pt" style:font-size-asian="14pt" style:font-size-complex="14pt"/>
    </style:style>
    <style:style style:name="T670" style:parent-style-name="DefaultParagraphFont" style:family="text">
      <style:text-properties style:font-name="Times New Roman" fo:font-size="14pt" style:font-size-asian="14pt" style:font-size-complex="14pt"/>
    </style:style>
    <style:style style:name="T671" style:parent-style-name="DefaultParagraphFont" style:family="text">
      <style:text-properties style:font-name="Times New Roman" fo:font-size="14pt" style:font-size-asian="14pt" style:font-size-complex="14pt"/>
    </style:style>
    <style:style style:name="T672" style:parent-style-name="DefaultParagraphFont" style:family="text">
      <style:text-properties style:font-name="Times New Roman" fo:font-size="14pt" style:font-size-asian="14pt" style:font-size-complex="14pt"/>
    </style:style>
    <style:style style:name="T673" style:parent-style-name="DefaultParagraphFont" style:family="text">
      <style:text-properties style:font-name="Times New Roman" fo:font-size="14pt" style:font-size-asian="14pt" style:font-size-complex="14pt"/>
    </style:style>
    <style:style style:name="T674" style:parent-style-name="DefaultParagraphFont" style:family="text">
      <style:text-properties style:font-name="Times New Roman" fo:font-size="14pt" style:font-size-asian="14pt" style:font-size-complex="14pt"/>
    </style:style>
    <style:style style:name="T67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76" style:parent-style-name="DefaultParagraphFont" style:family="text">
      <style:text-properties style:font-name="Times New Roman" fo:font-size="14pt" style:font-size-asian="14pt" style:font-size-complex="14pt"/>
    </style:style>
    <style:style style:name="T67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78" style:parent-style-name="DefaultParagraphFont" style:family="text">
      <style:text-properties style:font-name="Times New Roman" fo:font-size="14pt" style:font-size-asian="14pt" style:font-size-complex="14pt"/>
    </style:style>
    <style:style style:name="T679" style:parent-style-name="DefaultParagraphFont" style:family="text">
      <style:text-properties style:font-name="Times New Roman" fo:font-size="14pt" style:font-size-asian="14pt" style:font-size-complex="14pt"/>
    </style:style>
    <style:style style:name="T680" style:parent-style-name="DefaultParagraphFont" style:family="text">
      <style:text-properties style:font-name="Times New Roman" fo:font-size="14pt" style:font-size-asian="14pt" style:font-size-complex="14pt"/>
    </style:style>
    <style:style style:name="T681" style:parent-style-name="DefaultParagraphFont" style:family="text">
      <style:text-properties style:font-name="Times New Roman" fo:font-size="14pt" style:font-size-asian="14pt" style:font-size-complex="14pt"/>
    </style:style>
    <style:style style:name="T682" style:parent-style-name="DefaultParagraphFont" style:family="text">
      <style:text-properties style:font-name="Times New Roman" fo:font-size="14pt" style:font-size-asian="14pt" style:font-size-complex="14pt"/>
    </style:style>
    <style:style style:name="T683" style:parent-style-name="DefaultParagraphFont" style:family="text">
      <style:text-properties style:font-name="Times New Roman" fo:font-size="14pt" style:font-size-asian="14pt" style:font-size-complex="14pt"/>
    </style:style>
    <style:style style:name="T68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85" style:parent-style-name="DefaultParagraphFont" style:family="text">
      <style:text-properties style:font-name="Times New Roman" fo:font-size="14pt" style:font-size-asian="14pt" style:font-size-complex="14pt"/>
    </style:style>
    <style:style style:name="T68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87" style:parent-style-name="DefaultParagraphFont" style:family="text">
      <style:text-properties style:font-name="Times New Roman" fo:font-size="14pt" style:font-size-asian="14pt" style:font-size-complex="14pt"/>
    </style:style>
    <style:style style:name="T68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89" style:parent-style-name="DefaultParagraphFont" style:family="text">
      <style:text-properties style:font-name="Times New Roman" fo:font-size="14pt" style:font-size-asian="14pt" style:font-size-complex="14pt"/>
    </style:style>
    <style:style style:name="T69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91" style:parent-style-name="DefaultParagraphFont" style:family="text">
      <style:text-properties style:font-name="Times New Roman" fo:font-size="14pt" style:font-size-asian="14pt" style:font-size-complex="14pt"/>
    </style:style>
    <style:style style:name="T69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93" style:parent-style-name="DefaultParagraphFont" style:family="text">
      <style:text-properties style:font-name="Times New Roman" fo:font-size="14pt" style:font-size-asian="14pt" style:font-size-complex="14pt"/>
    </style:style>
    <style:style style:name="T694" style:parent-style-name="DefaultParagraphFont" style:family="text">
      <style:text-properties style:font-name="Times New Roman" fo:font-size="14pt" style:font-size-asian="14pt" style:font-size-complex="14pt"/>
    </style:style>
    <style:style style:name="T69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96" style:parent-style-name="DefaultParagraphFont" style:family="text">
      <style:text-properties style:font-name="Times New Roman" fo:font-size="14pt" style:font-size-asian="14pt" style:font-size-complex="14pt"/>
    </style:style>
    <style:style style:name="T69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98" style:parent-style-name="DefaultParagraphFont" style:family="text">
      <style:text-properties style:font-name="Times New Roman" fo:font-size="14pt" style:font-size-asian="14pt" style:font-size-complex="14pt"/>
    </style:style>
    <style:style style:name="T69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00" style:parent-style-name="DefaultParagraphFont" style:family="text">
      <style:text-properties style:font-name="Times New Roman" fo:font-size="14pt" style:font-size-asian="14pt" style:font-size-complex="14pt"/>
    </style:style>
    <style:style style:name="T70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02" style:parent-style-name="DefaultParagraphFont" style:family="text">
      <style:text-properties style:font-name="Times New Roman" fo:font-size="14pt" style:font-size-asian="14pt" style:font-size-complex="14pt"/>
    </style:style>
    <style:style style:name="T70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04" style:parent-style-name="DefaultParagraphFont" style:family="text">
      <style:text-properties style:font-name="Times New Roman" fo:font-size="14pt" style:font-size-asian="14pt" style:font-size-complex="14pt"/>
    </style:style>
    <style:style style:name="T705" style:parent-style-name="DefaultParagraphFont" style:family="text">
      <style:text-properties style:font-name="Times New Roman" fo:font-size="14pt" style:font-size-asian="14pt" style:font-size-complex="14pt"/>
    </style:style>
    <style:style style:name="T70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07" style:parent-style-name="DefaultParagraphFont" style:family="text">
      <style:text-properties style:font-name="Times New Roman" fo:font-size="14pt" style:font-size-asian="14pt" style:font-size-complex="14pt"/>
    </style:style>
    <style:style style:name="T70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09" style:parent-style-name="DefaultParagraphFont" style:family="text">
      <style:text-properties style:font-name="Times New Roman" fo:font-size="14pt" style:font-size-asian="14pt" style:font-size-complex="14pt"/>
    </style:style>
    <style:style style:name="T710" style:parent-style-name="DefaultParagraphFont" style:family="text">
      <style:text-properties style:font-name="Times New Roman" fo:font-size="14pt" style:font-size-asian="14pt" style:font-size-complex="14pt"/>
    </style:style>
    <style:style style:name="T711" style:parent-style-name="DefaultParagraphFont" style:family="text">
      <style:text-properties style:font-name="Times New Roman" fo:font-size="14pt" style:font-size-asian="14pt" style:font-size-complex="14pt"/>
    </style:style>
    <style:style style:name="T712" style:parent-style-name="DefaultParagraphFont" style:family="text">
      <style:text-properties style:font-name="Times New Roman" fo:font-size="14pt" style:font-size-asian="14pt" style:font-size-complex="14pt"/>
    </style:style>
    <style:style style:name="T71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14" style:parent-style-name="DefaultParagraphFont" style:family="text">
      <style:text-properties style:font-name="Times New Roman" fo:font-size="14pt" style:font-size-asian="14pt" style:font-size-complex="14pt"/>
    </style:style>
    <style:style style:name="T71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16" style:parent-style-name="DefaultParagraphFont" style:family="text">
      <style:text-properties style:font-name="Times New Roman" fo:font-size="14pt" style:font-size-asian="14pt" style:font-size-complex="14pt"/>
    </style:style>
    <style:style style:name="T717" style:parent-style-name="DefaultParagraphFont" style:family="text">
      <style:text-properties style:font-name="Times New Roman" fo:font-size="14pt" style:font-size-asian="14pt" style:font-size-complex="14pt"/>
    </style:style>
    <style:style style:name="T718" style:parent-style-name="DefaultParagraphFont" style:family="text">
      <style:text-properties style:font-name="Times New Roman" fo:font-size="14pt" style:font-size-asian="14pt" style:font-size-complex="14pt"/>
    </style:style>
    <style:style style:name="T719" style:parent-style-name="DefaultParagraphFont" style:family="text">
      <style:text-properties style:font-name="Times New Roman" fo:font-size="14pt" style:font-size-asian="14pt" style:font-size-complex="14pt"/>
    </style:style>
    <style:style style:name="T72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21" style:parent-style-name="DefaultParagraphFont" style:family="text">
      <style:text-properties style:font-name="Times New Roman" fo:font-size="14pt" style:font-size-asian="14pt" style:font-size-complex="14pt"/>
    </style:style>
    <style:style style:name="T72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23" style:parent-style-name="DefaultParagraphFont" style:family="text">
      <style:text-properties style:font-name="Times New Roman" fo:font-size="14pt" style:font-size-asian="14pt" style:font-size-complex="14pt"/>
    </style:style>
    <style:style style:name="T72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25" style:parent-style-name="DefaultParagraphFont" style:family="text">
      <style:text-properties style:font-name="Times New Roman" fo:font-size="14pt" style:font-size-asian="14pt" style:font-size-complex="14pt"/>
    </style:style>
    <style:style style:name="T72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27" style:parent-style-name="DefaultParagraphFont" style:family="text">
      <style:text-properties style:font-name="Times New Roman" fo:font-size="14pt" style:font-size-asian="14pt" style:font-size-complex="14pt"/>
    </style:style>
    <style:style style:name="T72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29" style:parent-style-name="DefaultParagraphFont" style:family="text">
      <style:text-properties style:font-name="Times New Roman" fo:font-size="14pt" style:font-size-asian="14pt" style:font-size-complex="14pt"/>
    </style:style>
    <style:style style:name="T73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31" style:parent-style-name="DefaultParagraphFont" style:family="text">
      <style:text-properties style:font-name="Times New Roman" fo:font-size="14pt" style:font-size-asian="14pt" style:font-size-complex="14pt"/>
    </style:style>
    <style:style style:name="T73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33" style:parent-style-name="DefaultParagraphFont" style:family="text">
      <style:text-properties style:font-name="Times New Roman" fo:font-size="14pt" style:font-size-asian="14pt" style:font-size-complex="14pt"/>
    </style:style>
    <style:style style:name="T73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35" style:parent-style-name="DefaultParagraphFont" style:family="text">
      <style:text-properties style:font-name="Times New Roman" fo:font-size="14pt" style:font-size-asian="14pt" style:font-size-complex="14pt"/>
    </style:style>
    <style:style style:name="T73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37" style:parent-style-name="DefaultParagraphFont" style:family="text">
      <style:text-properties style:font-name="Times New Roman" fo:font-size="14pt" style:font-size-asian="14pt" style:font-size-complex="14pt"/>
    </style:style>
    <style:style style:name="T73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39" style:parent-style-name="DefaultParagraphFont" style:family="text">
      <style:text-properties style:font-name="Times New Roman" fo:font-size="14pt" style:font-size-asian="14pt" style:font-size-complex="14pt"/>
    </style:style>
    <style:style style:name="T74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41" style:parent-style-name="DefaultParagraphFont" style:family="text">
      <style:text-properties style:font-name="Times New Roman" fo:font-size="14pt" style:font-size-asian="14pt" style:font-size-complex="14pt"/>
    </style:style>
    <style:style style:name="T74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43" style:parent-style-name="DefaultParagraphFont" style:family="text">
      <style:text-properties style:font-name="Times New Roman" fo:font-size="14pt" style:font-size-asian="14pt" style:font-size-complex="14pt"/>
    </style:style>
    <style:style style:name="T74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45" style:parent-style-name="DefaultParagraphFont" style:family="text">
      <style:text-properties style:font-name="Times New Roman" fo:font-size="14pt" style:font-size-asian="14pt" style:font-size-complex="14pt"/>
    </style:style>
    <style:style style:name="T746" style:parent-style-name="DefaultParagraphFont" style:family="text">
      <style:text-properties style:font-name="Times New Roman" fo:font-size="14pt" style:font-size-asian="14pt" style:font-size-complex="14pt"/>
    </style:style>
    <style:style style:name="T74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48" style:parent-style-name="DefaultParagraphFont" style:family="text">
      <style:text-properties style:font-name="Times New Roman" fo:font-size="14pt" style:font-size-asian="14pt" style:font-size-complex="14pt"/>
    </style:style>
    <style:style style:name="T74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50" style:parent-style-name="DefaultParagraphFont" style:family="text">
      <style:text-properties style:font-name="Times New Roman" fo:font-size="14pt" style:font-size-asian="14pt" style:font-size-complex="14pt"/>
    </style:style>
    <style:style style:name="T751" style:parent-style-name="DefaultParagraphFont" style:family="text">
      <style:text-properties style:font-name="Times New Roman" fo:font-size="14pt" style:font-size-asian="14pt" style:font-size-complex="14pt"/>
    </style:style>
    <style:style style:name="T752" style:parent-style-name="DefaultParagraphFont" style:family="text">
      <style:text-properties style:font-name="Times New Roman" fo:font-size="14pt" style:font-size-asian="14pt" style:font-size-complex="14pt"/>
    </style:style>
    <style:style style:name="T753" style:parent-style-name="DefaultParagraphFont" style:family="text">
      <style:text-properties style:font-name="Times New Roman" fo:font-size="14pt" style:font-size-asian="14pt" style:font-size-complex="14pt"/>
    </style:style>
    <style:style style:name="T75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55" style:parent-style-name="DefaultParagraphFont" style:family="text">
      <style:text-properties style:font-name="Times New Roman" fo:font-size="14pt" style:font-size-asian="14pt" style:font-size-complex="14pt"/>
    </style:style>
    <style:style style:name="T75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57" style:parent-style-name="DefaultParagraphFont" style:family="text">
      <style:text-properties style:font-name="Times New Roman" fo:font-size="14pt" style:font-size-asian="14pt" style:font-size-complex="14pt"/>
    </style:style>
    <style:style style:name="T758" style:parent-style-name="DefaultParagraphFont" style:family="text">
      <style:text-properties style:font-name="Times New Roman" fo:font-size="14pt" style:font-size-asian="14pt" style:font-size-complex="14pt"/>
    </style:style>
    <style:style style:name="T75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60" style:parent-style-name="DefaultParagraphFont" style:family="text">
      <style:text-properties style:font-name="Times New Roman" fo:font-size="14pt" style:font-size-asian="14pt" style:font-size-complex="14pt"/>
    </style:style>
    <style:style style:name="T76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62" style:parent-style-name="DefaultParagraphFont" style:family="text">
      <style:text-properties style:font-name="Times New Roman" fo:font-size="14pt" style:font-size-asian="14pt" style:font-size-complex="14pt"/>
    </style:style>
    <style:style style:name="T76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64" style:parent-style-name="DefaultParagraphFont" style:family="text">
      <style:text-properties style:font-name="Times New Roman" fo:font-size="14pt" style:font-size-asian="14pt" style:font-size-complex="14pt"/>
    </style:style>
    <style:style style:name="T76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66" style:parent-style-name="DefaultParagraphFont" style:family="text">
      <style:text-properties style:font-name="Times New Roman" fo:font-size="14pt" style:font-size-asian="14pt" style:font-size-complex="14pt"/>
    </style:style>
    <style:style style:name="T76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68" style:parent-style-name="DefaultParagraphFont" style:family="text">
      <style:text-properties style:font-name="Times New Roman" fo:font-size="14pt" style:font-size-asian="14pt" style:font-size-complex="14pt"/>
    </style:style>
    <style:style style:name="T769" style:parent-style-name="DefaultParagraphFont" style:family="text">
      <style:text-properties style:font-name="Times New Roman" fo:font-size="14pt" style:font-size-asian="14pt" style:font-size-complex="14pt"/>
    </style:style>
    <style:style style:name="T77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71" style:parent-style-name="DefaultParagraphFont" style:family="text">
      <style:text-properties style:font-name="Times New Roman" fo:font-size="14pt" style:font-size-asian="14pt" style:font-size-complex="14pt"/>
    </style:style>
    <style:style style:name="T77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73" style:parent-style-name="DefaultParagraphFont" style:family="text">
      <style:text-properties style:font-name="Times New Roman" fo:font-size="14pt" style:font-size-asian="14pt" style:font-size-complex="14pt"/>
    </style:style>
    <style:style style:name="T77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75" style:parent-style-name="DefaultParagraphFont" style:family="text">
      <style:text-properties style:font-name="Times New Roman" fo:font-size="14pt" style:font-size-asian="14pt" style:font-size-complex="14pt"/>
    </style:style>
    <style:style style:name="T776" style:parent-style-name="DefaultParagraphFont" style:family="text">
      <style:text-properties style:font-name="Times New Roman" fo:font-size="14pt" style:font-size-asian="14pt" style:font-size-complex="14pt"/>
    </style:style>
    <style:style style:name="T77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78" style:parent-style-name="DefaultParagraphFont" style:family="text">
      <style:text-properties style:font-name="Times New Roman" fo:font-size="14pt" style:font-size-asian="14pt" style:font-size-complex="14pt"/>
    </style:style>
    <style:style style:name="T77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80" style:parent-style-name="DefaultParagraphFont" style:family="text">
      <style:text-properties style:font-name="Times New Roman" fo:font-size="14pt" style:font-size-asian="14pt" style:font-size-complex="14pt"/>
    </style:style>
    <style:style style:name="T78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82" style:parent-style-name="DefaultParagraphFont" style:family="text">
      <style:text-properties style:font-name="Times New Roman" fo:font-size="14pt" style:font-size-asian="14pt" style:font-size-complex="14pt"/>
    </style:style>
    <style:style style:name="T783" style:parent-style-name="DefaultParagraphFont" style:family="text">
      <style:text-properties style:font-name="Times New Roman" fo:font-size="14pt" style:font-size-asian="14pt" style:font-size-complex="14pt"/>
    </style:style>
    <style:style style:name="T784" style:parent-style-name="DefaultParagraphFont" style:family="text">
      <style:text-properties style:font-name="Times New Roman" fo:font-size="14pt" style:font-size-asian="14pt" style:font-size-complex="14pt"/>
    </style:style>
    <style:style style:name="T78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86" style:parent-style-name="DefaultParagraphFont" style:family="text">
      <style:text-properties style:font-name="Times New Roman" fo:font-size="14pt" style:font-size-asian="14pt" style:font-size-complex="14pt"/>
    </style:style>
    <style:style style:name="T78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88" style:parent-style-name="DefaultParagraphFont" style:family="text">
      <style:text-properties style:font-name="Times New Roman" fo:font-size="14pt" style:font-size-asian="14pt" style:font-size-complex="14pt"/>
    </style:style>
    <style:style style:name="T78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90" style:parent-style-name="DefaultParagraphFont" style:family="text">
      <style:text-properties style:font-name="Times New Roman" fo:font-size="14pt" style:font-size-asian="14pt" style:font-size-complex="14pt"/>
    </style:style>
    <style:style style:name="T79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92" style:parent-style-name="DefaultParagraphFont" style:family="text">
      <style:text-properties style:font-name="Times New Roman" fo:font-size="14pt" style:font-size-asian="14pt" style:font-size-complex="14pt"/>
    </style:style>
    <style:style style:name="T79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94" style:parent-style-name="DefaultParagraphFont" style:family="text">
      <style:text-properties style:font-name="Times New Roman" fo:font-size="14pt" style:font-size-asian="14pt" style:font-size-complex="14pt"/>
    </style:style>
    <style:style style:name="T79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96" style:parent-style-name="DefaultParagraphFont" style:family="text">
      <style:text-properties style:font-name="Times New Roman" fo:font-size="14pt" style:font-size-asian="14pt" style:font-size-complex="14pt"/>
    </style:style>
    <style:style style:name="T797" style:parent-style-name="DefaultParagraphFont" style:family="text">
      <style:text-properties style:font-name="Times New Roman" fo:font-size="14pt" style:font-size-asian="14pt" style:font-size-complex="14pt"/>
    </style:style>
    <style:style style:name="T79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99" style:parent-style-name="DefaultParagraphFont" style:family="text">
      <style:text-properties style:font-name="Times New Roman" fo:font-size="14pt" style:font-size-asian="14pt" style:font-size-complex="14pt"/>
    </style:style>
    <style:style style:name="T80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01" style:parent-style-name="DefaultParagraphFont" style:family="text">
      <style:text-properties style:font-name="Times New Roman" fo:font-size="14pt" style:font-size-asian="14pt" style:font-size-complex="14pt"/>
    </style:style>
    <style:style style:name="T80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03" style:parent-style-name="DefaultParagraphFont" style:family="text">
      <style:text-properties style:font-name="Times New Roman" fo:font-size="14pt" style:font-size-asian="14pt" style:font-size-complex="14pt"/>
    </style:style>
    <style:style style:name="T804" style:parent-style-name="DefaultParagraphFont" style:family="text">
      <style:text-properties style:font-name="Times New Roman" fo:font-size="14pt" style:font-size-asian="14pt" style:font-size-complex="14pt"/>
    </style:style>
    <style:style style:name="T80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06" style:parent-style-name="DefaultParagraphFont" style:family="text">
      <style:text-properties style:font-name="Times New Roman" fo:font-size="14pt" style:font-size-asian="14pt" style:font-size-complex="14pt"/>
    </style:style>
    <style:style style:name="T80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08" style:parent-style-name="DefaultParagraphFont" style:family="text">
      <style:text-properties style:font-name="Times New Roman" fo:font-size="14pt" style:font-size-asian="14pt" style:font-size-complex="14pt"/>
    </style:style>
    <style:style style:name="T80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10" style:parent-style-name="DefaultParagraphFont" style:family="text">
      <style:text-properties style:font-name="Times New Roman" fo:font-size="14pt" style:font-size-asian="14pt" style:font-size-complex="14pt"/>
    </style:style>
    <style:style style:name="T811" style:parent-style-name="DefaultParagraphFont" style:family="text">
      <style:text-properties style:font-name="Times New Roman" fo:font-size="14pt" style:font-size-asian="14pt" style:font-size-complex="14pt"/>
    </style:style>
    <style:style style:name="T81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13" style:parent-style-name="DefaultParagraphFont" style:family="text">
      <style:text-properties style:font-name="Times New Roman" fo:font-size="14pt" style:font-size-asian="14pt" style:font-size-complex="14pt"/>
    </style:style>
    <style:style style:name="T81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15" style:parent-style-name="DefaultParagraphFont" style:family="text">
      <style:text-properties style:font-name="Times New Roman" fo:font-size="14pt" style:font-size-asian="14pt" style:font-size-complex="14pt"/>
    </style:style>
    <style:style style:name="T81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17" style:parent-style-name="DefaultParagraphFont" style:family="text">
      <style:text-properties style:font-name="Times New Roman" fo:font-size="14pt" style:font-size-asian="14pt" style:font-size-complex="14pt"/>
    </style:style>
    <style:style style:name="T818" style:parent-style-name="DefaultParagraphFont" style:family="text">
      <style:text-properties style:font-name="Times New Roman" fo:font-size="14pt" style:font-size-asian="14pt" style:font-size-complex="14pt"/>
    </style:style>
    <style:style style:name="T81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20" style:parent-style-name="DefaultParagraphFont" style:family="text">
      <style:text-properties style:font-name="Times New Roman" fo:font-size="14pt" style:font-size-asian="14pt" style:font-size-complex="14pt"/>
    </style:style>
    <style:style style:name="T82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22" style:parent-style-name="DefaultParagraphFont" style:family="text">
      <style:text-properties style:font-name="Times New Roman" fo:font-size="14pt" style:font-size-asian="14pt" style:font-size-complex="14pt"/>
    </style:style>
    <style:style style:name="T82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24" style:parent-style-name="DefaultParagraphFont" style:family="text">
      <style:text-properties style:font-name="Times New Roman" fo:font-size="14pt" style:font-size-asian="14pt" style:font-size-complex="14pt"/>
    </style:style>
    <style:style style:name="T825" style:parent-style-name="DefaultParagraphFont" style:family="text">
      <style:text-properties style:font-name="Times New Roman" fo:font-size="14pt" style:font-size-asian="14pt" style:font-size-complex="14pt"/>
    </style:style>
    <style:style style:name="T82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27" style:parent-style-name="DefaultParagraphFont" style:family="text">
      <style:text-properties style:font-name="Times New Roman" fo:font-size="14pt" style:font-size-asian="14pt" style:font-size-complex="14pt"/>
    </style:style>
    <style:style style:name="T82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29" style:parent-style-name="DefaultParagraphFont" style:family="text">
      <style:text-properties style:font-name="Times New Roman" fo:font-size="14pt" style:font-size-asian="14pt" style:font-size-complex="14pt"/>
    </style:style>
    <style:style style:name="T83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31" style:parent-style-name="DefaultParagraphFont" style:family="text">
      <style:text-properties style:font-name="Times New Roman" fo:font-size="14pt" style:font-size-asian="14pt" style:font-size-complex="14pt"/>
    </style:style>
    <style:style style:name="T83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33" style:parent-style-name="DefaultParagraphFont" style:family="text">
      <style:text-properties style:font-name="Times New Roman" fo:font-size="14pt" style:font-size-asian="14pt" style:font-size-complex="14pt"/>
    </style:style>
    <style:style style:name="T834" style:parent-style-name="DefaultParagraphFont" style:family="text">
      <style:text-properties style:font-name="Times New Roman" fo:font-size="14pt" style:font-size-asian="14pt" style:font-size-complex="14pt"/>
    </style:style>
    <style:style style:name="T83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36" style:parent-style-name="DefaultParagraphFont" style:family="text">
      <style:text-properties style:font-name="Times New Roman" fo:font-size="14pt" style:font-size-asian="14pt" style:font-size-complex="14pt"/>
    </style:style>
    <style:style style:name="T83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38" style:parent-style-name="DefaultParagraphFont" style:family="text">
      <style:text-properties style:font-name="Times New Roman" fo:font-size="14pt" style:font-size-asian="14pt" style:font-size-complex="14pt"/>
    </style:style>
    <style:style style:name="T839" style:parent-style-name="DefaultParagraphFont" style:family="text">
      <style:text-properties style:font-name="Times New Roman" fo:font-size="14pt" style:font-size-asian="14pt" style:font-size-complex="14pt"/>
    </style:style>
    <style:style style:name="T84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41" style:parent-style-name="DefaultParagraphFont" style:family="text">
      <style:text-properties style:font-name="Times New Roman" fo:font-size="14pt" style:font-size-asian="14pt" style:font-size-complex="14pt"/>
    </style:style>
    <style:style style:name="T84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43" style:parent-style-name="DefaultParagraphFont" style:family="text">
      <style:text-properties style:font-name="Times New Roman" fo:font-size="14pt" style:font-size-asian="14pt" style:font-size-complex="14pt"/>
    </style:style>
    <style:style style:name="T84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45" style:parent-style-name="DefaultParagraphFont" style:family="text">
      <style:text-properties style:font-name="Times New Roman" fo:font-size="14pt" style:font-size-asian="14pt" style:font-size-complex="14pt"/>
    </style:style>
    <style:style style:name="T84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47" style:parent-style-name="DefaultParagraphFont" style:family="text">
      <style:text-properties style:font-name="Times New Roman" fo:font-size="14pt" style:font-size-asian="14pt" style:font-size-complex="14pt"/>
    </style:style>
    <style:style style:name="T848" style:parent-style-name="DefaultParagraphFont" style:family="text">
      <style:text-properties style:font-name="Times New Roman" fo:font-size="14pt" style:font-size-asian="14pt" style:font-size-complex="14pt"/>
    </style:style>
    <style:style style:name="T84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50" style:parent-style-name="DefaultParagraphFont" style:family="text">
      <style:text-properties style:font-name="Times New Roman" fo:font-size="14pt" style:font-size-asian="14pt" style:font-size-complex="14pt"/>
    </style:style>
    <style:style style:name="T85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52" style:parent-style-name="DefaultParagraphFont" style:family="text">
      <style:text-properties style:font-name="Times New Roman" fo:font-size="14pt" style:font-size-asian="14pt" style:font-size-complex="14pt"/>
    </style:style>
    <style:style style:name="T853" style:parent-style-name="DefaultParagraphFont" style:family="text">
      <style:text-properties style:font-name="Times New Roman" fo:font-size="14pt" style:font-size-asian="14pt" style:font-size-complex="14pt"/>
    </style:style>
    <style:style style:name="T85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55" style:parent-style-name="DefaultParagraphFont" style:family="text">
      <style:text-properties style:font-name="Times New Roman" fo:font-size="14pt" style:font-size-asian="14pt" style:font-size-complex="14pt"/>
    </style:style>
    <style:style style:name="T85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57" style:parent-style-name="DefaultParagraphFont" style:family="text">
      <style:text-properties style:font-name="Times New Roman" fo:font-size="14pt" style:font-size-asian="14pt" style:font-size-complex="14pt"/>
    </style:style>
    <style:style style:name="T858" style:parent-style-name="DefaultParagraphFont" style:family="text">
      <style:text-properties style:font-name="Times New Roman" fo:font-size="14pt" style:font-size-asian="14pt" style:font-size-complex="14pt"/>
    </style:style>
    <style:style style:name="T85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60" style:parent-style-name="DefaultParagraphFont" style:family="text">
      <style:text-properties style:font-name="Times New Roman" fo:font-size="14pt" style:font-size-asian="14pt" style:font-size-complex="14pt"/>
    </style:style>
    <style:style style:name="T861" style:parent-style-name="DefaultParagraphFont" style:family="text">
      <style:text-properties style:font-name="Times New Roman" fo:font-size="14pt" style:font-size-asian="14pt" style:font-size-complex="14pt"/>
    </style:style>
    <style:style style:name="T86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63" style:parent-style-name="DefaultParagraphFont" style:family="text">
      <style:text-properties style:font-name="Times New Roman" fo:font-size="14pt" style:font-size-asian="14pt" style:font-size-complex="14pt"/>
    </style:style>
    <style:style style:name="T86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65" style:parent-style-name="DefaultParagraphFont" style:family="text">
      <style:text-properties style:font-name="Times New Roman" fo:font-size="14pt" style:font-size-asian="14pt" style:font-size-complex="14pt"/>
    </style:style>
    <style:style style:name="T86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67" style:parent-style-name="DefaultParagraphFont" style:family="text">
      <style:text-properties style:font-name="Times New Roman" fo:font-size="14pt" style:font-size-asian="14pt" style:font-size-complex="14pt"/>
    </style:style>
    <style:style style:name="T86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69" style:parent-style-name="DefaultParagraphFont" style:family="text">
      <style:text-properties style:font-name="Times New Roman" fo:font-size="14pt" style:font-size-asian="14pt" style:font-size-complex="14pt"/>
    </style:style>
    <style:style style:name="T87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71" style:parent-style-name="DefaultParagraphFont" style:family="text">
      <style:text-properties style:font-name="Times New Roman" fo:font-size="14pt" style:font-size-asian="14pt" style:font-size-complex="14pt"/>
    </style:style>
    <style:style style:name="T87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73" style:parent-style-name="DefaultParagraphFont" style:family="text">
      <style:text-properties style:font-name="Times New Roman" fo:font-size="14pt" style:font-size-asian="14pt" style:font-size-complex="14pt"/>
    </style:style>
    <style:style style:name="P874" style:parent-style-name="PlainText" style:family="paragraph">
      <style:paragraph-properties fo:text-align="center" fo:margin-bottom="0in" fo:line-height="100%" fo:margin-left="0.25in">
        <style:tab-stops/>
      </style:paragraph-properties>
    </style:style>
    <style:style style:name="T87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8pt"/>
    </style:style>
    <style:style style:name="T87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877" style:parent-style-name="PlainText" style:family="paragraph">
      <style:paragraph-properties fo:text-align="center" fo:margin-bottom="0in" fo:line-height="100%" fo:margin-left="0.25in">
        <style:tab-stops/>
      </style:paragraph-properties>
    </style:style>
    <style:style style:name="T87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T87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8pt" fo:language="en" fo:country="US"/>
    </style:style>
    <style:style style:name="P880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881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882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83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884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88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8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8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8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8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9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0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0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0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0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0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05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906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07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08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09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10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91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6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917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18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19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20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21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22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923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924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25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26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27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28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29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930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931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32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33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34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35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36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93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3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3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4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41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942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43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44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45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46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47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94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4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5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5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52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953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54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55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56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57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58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95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6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61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962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63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64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65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66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67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68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69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970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971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72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73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74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75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76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977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978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79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80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81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82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83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84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85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98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87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988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89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90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91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92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93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99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95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996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97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98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999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00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01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02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03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04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05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06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100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1008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1009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10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11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12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13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14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15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16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17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18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19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20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102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1022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1023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24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25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102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2" style:parent-style-name="PlainText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8pt" fo:language="en" fo:country="US"/>
    </style:style>
    <style:style style:name="P103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5" style:parent-style-name="PlainText" style:family="paragraph">
      <style:paragraph-properties fo:break-before="page"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3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1104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105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06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107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110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9" style:parent-style-name="PlainText" style:family="paragraph">
      <style:paragraph-properties fo:break-before="page"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3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1144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45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46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47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114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1" style:parent-style-name="PlainText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8pt" fo:language="en" fo:country="US"/>
    </style:style>
    <style:style style:name="P117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5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1186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87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88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89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90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1191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1192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193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94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95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119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1" style:parent-style-name="PlainText" style:family="paragraph">
      <style:paragraph-properties fo:break-before="page"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1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2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39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0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1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2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3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4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5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6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7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8" style:parent-style-name="PlainText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49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1250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 ЭВМ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<text:span text:style-name="T16">по лабораторной работе №1</text:span></text:p>
      <text:soft-page-break/>
      <text:p text:style-name="P17"><text:span text:style-name="T18">по дисциплине «Организация ЭВМ и систем»</text:span></text:p>
      <text:p text:style-name="P19"><text:span text:style-name="T20">Тема: Трансляции, отладка и выполнение программ на языке Ассемблера.</text:span></text:p>
      <text:p text:style-name="P21"/>
      <text:p text:style-name="P22"/>
      <text:p text:style-name="P23"/>
      <text:p text:style-name="P24"/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Студент гр. 1381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Мелькумянц Д.А.</text:p>
          </table:table-cell>
        </table:table-row>
        <table:table-row table:style-name="TableRow39">
          <table:table-cell table:style-name="TableCell40">
            <text:p text:style-name="P41">Преподаватель</text:p>
          </table:table-cell>
          <table:table-cell table:style-name="TableCell42">
            <text:p text:style-name="P43"/>
          </table:table-cell>
          <table:table-cell table:style-name="TableCell44">
            <text:p text:style-name="P45">Ефремов М.А.</text:p>
          </table:table-cell>
        </table:table-row>
      </table:table>
      <text:p text:style-name="P46"/>
      <text:p text:style-name="P47"/>
      <text:p text:style-name="P48">Санкт-Петербург</text:p>
      <text:soft-page-break/>
      <text:p text:style-name="P49">2022</text:p>
      <text:p text:style-name="P50"/>
      <text:h text:style-name="P51" text:outline-level="2">Цель работы.</text:h>
      <text:p text:style-name="P52">Изучить основные принципы трансляции, отладки и выполнения программ на языке Ассемблера.</text:p>
      <text:p text:style-name="P53">Задание.</text:p>
      <text:p text:style-name="P54"><text:span text:style-name="T55">Лабораторная работа 1 использует 2 готовых программы на ассемблере: hello1 – составлена с использованием сокращенного описания сегментов и hello2 – составлена с полным описанием сегментов и выводом строки, оформленным как процедура. Выполнение работы состоит из двух частей, по каждой из которых необходимо представить протокол с фиксацией всех выполняемых действий и полученных результатов, и подписать его у преподавателя.</text:span></text:p>
      <text:h text:style-name="P56" text:outline-level="2"/>
      <text:h text:style-name="P57" text:outline-level="2">Ход работы.</text:h>
      <text:h text:style-name="P58" text:outline-level="2">1. Просмотрена программа hello1.asm, которая формирует и выводит на экран приветствие пользователя с помощью функции ОС MSDOS, вызываемой через прерывание с номером 21H.</text:h>
      <text:h text:style-name="P59" text:outline-level="2"><text:s/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h>
      <text:h text:style-name="P60" text:outline-level="2">3. Загружен файл hello1.asm из каталога Задания в каталог Masm.</text:h>
      <text:h text:style-name="P61" text:outline-level="2">4. Протранслирована программа с помощью строки &gt; masm hello1.asm c созданием объектного файла и файла диагностических сообщений (файла листинга).</text:h>
      <text:h text:style-name="P62" text:outline-level="2">5. Скомпонован загрузочный модуль с помощью строки &gt; link hello1.obj с созданием карты памяти и исполняемого файла hello1.exe.</text:h>
      <text:h text:style-name="P63" text:outline-level="2">6. Выполнена программа в автоматическом режиме путем набора строки</text:h>
      <text:h text:style-name="P64" text:outline-level="2">&gt; hello1.exe</text:h>
      <text:h text:style-name="P65" text:outline-level="2">7. Запущено выполнение программы под управлением отладчика с помощью команды</text:h>
      <text:h text:style-name="P66" text:outline-level="2"><text:span text:style-name="T67">&gt; afd</text:span><text:span text:style-name="T68">pro</text:span><text:span text:style-name="T69"><text:s/>hello1.ex</text:span></text:h>
      <text:h text:style-name="P70" text:outline-level="2">hello1.asm</text:h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rows-spanned="2">
            <text:p text:style-name="P79">Адрес</text:p>
            <text:p text:style-name="P80"><text:span text:style-name="T81">к</text:span><text:span text:style-name="T82">оманды</text:span></text:p>
            <text:p text:style-name="P83"/>
          </table:table-cell>
          <table:table-cell table:style-name="TableCell84" table:number-rows-spanned="2">
            <text:p text:style-name="P85">Символический код команды</text:p>
            <text:p text:style-name="P86"/>
          </table:table-cell>
          <table:table-cell table:style-name="TableCell87" table:number-rows-spanned="2">
            <text:p text:style-name="P88">16-ричный код команды</text:p>
            <text:p text:style-name="P89"/>
          </table:table-cell>
          <table:table-cell table:style-name="TableCell90" table:number-columns-spanned="2">
            <text:p text:style-name="P91">Изменяемые данные</text:p>
          </table:table-cell>
          <table:covered-table-cell/>
        </table:table-row>
        <table:table-row table:style-name="TableRow92">
          <table:covered-table-cell>
            <text:p text:style-name="P93"/>
          </table:covered-table-cell>
          <table:covered-table-cell>
            <text:p text:style-name="P94"/>
          </table:covered-table-cell>
          <table:covered-table-cell>
            <text:p text:style-name="P95"/>
          </table:covered-table-cell>
          <table:table-cell table:style-name="TableCell96">
            <text:p text:style-name="P97"><text:span text:style-name="T98">д</text:span><text:span text:style-name="T99">о</text:span></text:p>
            <text:p text:style-name="P100"/>
          </table:table-cell>
          <table:table-cell table:style-name="TableCell101">
            <text:p text:style-name="P102"><text:span text:style-name="T103">п</text:span><text:span text:style-name="T104">осле</text:span></text:p>
            <text:p text:style-name="P105"/>
          </table:table-cell>
        </table:table-row>
        <table:table-row table:style-name="TableRow106">
          <table:table-cell table:style-name="TableCell107">
            <text:p text:style-name="P108">0010</text:p>
          </table:table-cell>
          <table:table-cell table:style-name="TableCell109">
            <text:p text:style-name="P110">MOV AX, 1A07</text:p>
          </table:table-cell>
          <table:table-cell table:style-name="TableCell111">
            <text:p text:style-name="P112">B8071A</text:p>
            <text:p text:style-name="TableContents"/>
          </table:table-cell>
          <table:table-cell table:style-name="TableCell113">
            <text:p text:style-name="TableContents"><text:span text:style-name="T114">AX =<text:s/></text:span>00<text:span text:style-name="T115">00</text:span></text:p>
            <text:p text:style-name="TableContents"><text:span text:style-name="T116">IP = 0010</text:span></text:p>
          </table:table-cell>
          <table:table-cell table:style-name="TableCell117">
            <text:p text:style-name="P118">AX = 1A07</text:p>
            <text:p text:style-name="TableContents"><text:span text:style-name="T119">IP = 00</text:span>13</text:p>
          </table:table-cell>
        </table:table-row>
        <table:table-row table:style-name="TableRow120">
          <table:table-cell table:style-name="TableCell121">
            <text:p text:style-name="P122">0013</text:p>
            <text:p text:style-name="P123"/>
            <text:p text:style-name="P124"/>
          </table:table-cell>
          <table:table-cell table:style-name="TableCell125">
            <text:p text:style-name="P126">MOV DS, AX</text:p>
            <text:p text:style-name="P127"/>
            <text:p text:style-name="P128"/>
          </table:table-cell>
          <table:table-cell table:style-name="TableCell129">
            <text:p text:style-name="P130">8ED8</text:p>
          </table:table-cell>
          <table:table-cell table:style-name="TableCell131">
            <text:p text:style-name="TableContents"><text:span text:style-name="T132">DS =<text:s/></text:span>19<text:span text:style-name="T133">F5</text:span></text:p>
            <text:p text:style-name="TableContents"><text:span text:style-name="T134">IP = 00</text:span>13</text:p>
            <text:p text:style-name="P135">AX = 1A07</text:p>
            <text:p text:style-name="P136"/>
          </table:table-cell>
          <table:table-cell table:style-name="TableCell137">
            <text:p text:style-name="P138">DS = 1A07</text:p>
            <text:p text:style-name="TableContents"><text:span text:style-name="T139">IP = 00</text:span>15</text:p>
            <text:p text:style-name="P140">AX = 1A07</text:p>
          </table:table-cell>
        </table:table-row>
        <table:table-row table:style-name="TableRow141">
          <table:table-cell table:style-name="TableCell142">
            <text:p text:style-name="P143">0015</text:p>
          </table:table-cell>
          <table:table-cell table:style-name="TableCell144">
            <text:p text:style-name="P145">MOV DX, 0000</text:p>
          </table:table-cell>
          <table:table-cell table:style-name="TableCell146">
            <text:p text:style-name="P147">BA0000</text:p>
          </table:table-cell>
          <table:table-cell table:style-name="TableCell148">
            <text:p text:style-name="TableContents"><text:span text:style-name="T149">IP = 00</text:span>15</text:p>
            <text:p text:style-name="TableContents"><text:span text:style-name="T150">DX =<text:s/></text:span>1<text:span text:style-name="T151">A07</text:span></text:p>
          </table:table-cell>
          <table:table-cell table:style-name="TableCell152">
            <text:p text:style-name="TableContents"><text:span text:style-name="T153">IP = 00</text:span>1<text:span text:style-name="T154">8</text:span></text:p>
            <text:p text:style-name="TableContents"><text:span text:style-name="T155">DX = 0000</text:span></text:p>
          </table:table-cell>
        </table:table-row>
        <table:table-row table:style-name="TableRow156">
          <table:table-cell table:style-name="TableCell157">
            <text:p text:style-name="P158">0018</text:p>
          </table:table-cell>
          <table:table-cell table:style-name="TableCell159">
            <text:p text:style-name="P160">MOV AH, 09</text:p>
          </table:table-cell>
          <table:table-cell table:style-name="TableCell161">
            <text:p text:style-name="P162">B409</text:p>
          </table:table-cell>
          <table:table-cell table:style-name="TableCell163">
            <text:p text:style-name="P164">AX = 1A07</text:p>
            <text:p text:style-name="TableContents"><text:span text:style-name="T165">IP = 00</text:span>1<text:span text:style-name="T166">8</text:span></text:p>
          </table:table-cell>
          <table:table-cell table:style-name="TableCell167">
            <text:p text:style-name="P168">AX = 0907</text:p>
            <text:p text:style-name="TableContents"><text:span text:style-name="T169">IP = 00</text:span>1<text:span text:style-name="T170">A</text:span></text:p>
          </table:table-cell>
        </table:table-row>
        <table:table-row table:style-name="TableRow171">
          <table:table-cell table:style-name="TableCell172">
            <text:p text:style-name="P173">001A</text:p>
          </table:table-cell>
          <table:table-cell table:style-name="TableCell174">
            <text:p text:style-name="P175">INT 21</text:p>
          </table:table-cell>
          <table:table-cell table:style-name="TableCell176">
            <text:p text:style-name="P177">CD21</text:p>
          </table:table-cell>
          <table:table-cell table:style-name="TableCell178">
            <text:p text:style-name="TableContents"><text:span text:style-name="T179">IP = 00</text:span>1<text:span text:style-name="T180">A</text:span></text:p>
          </table:table-cell>
          <table:table-cell table:style-name="TableCell181">
            <text:p text:style-name="P182">IP = 001C</text:p>
          </table:table-cell>
        </table:table-row>
        <table:table-row table:style-name="TableRow183">
          <table:table-cell table:style-name="TableCell184">
            <text:p text:style-name="P185">001C</text:p>
          </table:table-cell>
          <table:table-cell table:style-name="TableCell186">
            <text:p text:style-name="P187">MOV AH, 4C</text:p>
          </table:table-cell>
          <table:table-cell table:style-name="TableCell188">
            <text:p text:style-name="P189">B44C</text:p>
          </table:table-cell>
          <table:table-cell table:style-name="TableCell190">
            <text:p text:style-name="P191">AX = 0907</text:p>
            <text:p text:style-name="P192">IP = 001C</text:p>
          </table:table-cell>
          <table:table-cell table:style-name="TableCell193">
            <text:p text:style-name="P194">AX = 4C07</text:p>
            <text:p text:style-name="P195">IP = 001E</text:p>
          </table:table-cell>
        </table:table-row>
        <table:table-row table:style-name="TableRow196">
          <table:table-cell table:style-name="TableCell197">
            <text:p text:style-name="P198">001E</text:p>
          </table:table-cell>
          <table:table-cell table:style-name="TableCell199">
            <text:p text:style-name="P200">INT 21</text:p>
          </table:table-cell>
          <table:table-cell table:style-name="TableCell201">
            <text:p text:style-name="P202">CD21</text:p>
          </table:table-cell>
          <table:table-cell table:style-name="TableCell203">
            <text:p text:style-name="P204">AX = 4C07</text:p>
            <text:p text:style-name="P205">DS = 1A07</text:p>
            <text:p text:style-name="P206">IP = 001E</text:p>
            <text:p text:style-name="P207">CX=004E</text:p>
          </table:table-cell>
          <table:table-cell table:style-name="TableCell208">
            <text:p text:style-name="P209">AX = 0000</text:p>
            <text:p text:style-name="P210">DS = 19F5</text:p>
            <text:p text:style-name="P211">IP = 0010</text:p>
            <text:p text:style-name="P212">CX=0000</text:p>
          </table:table-cell>
        </table:table-row>
      </table:table>
      <text:h text:style-name="P213" text:outline-level="2"/>
      <text:h text:style-name="P214" text:outline-level="2"/>
      <text:h text:style-name="P215" text:outline-level="2">hello2.asm</text:h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 table:number-rows-spanned="2">
            <text:p text:style-name="P224">Адрес команды</text:p>
          </table:table-cell>
          <table:table-cell table:style-name="TableCell225" table:number-rows-spanned="2">
            <text:p text:style-name="P226">Символический код команды</text:p>
          </table:table-cell>
          <table:table-cell table:style-name="TableCell227" table:number-rows-spanned="2">
            <text:p text:style-name="P228">16-ричный код команды</text:p>
          </table:table-cell>
          <table:table-cell table:style-name="TableCell229" table:number-columns-spanned="2">
            <text:p text:style-name="P230">Изменяемые данные</text:p>
          </table:table-cell>
          <table:covered-table-cell/>
        </table:table-row>
        <table:table-row table:style-name="TableRow23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32">
            <text:p text:style-name="P233">до</text:p>
          </table:table-cell>
          <table:table-cell table:style-name="TableCell234">
            <text:p text:style-name="P235">после</text:p>
          </table:table-cell>
        </table:table-row>
        <table:table-row table:style-name="TableRow236">
          <table:table-cell table:style-name="TableCell237">
            <text:p text:style-name="P238">0005</text:p>
          </table:table-cell>
          <table:table-cell table:style-name="TableCell239">
            <text:p text:style-name="TableContents">PUSH DS</text:p>
          </table:table-cell>
          <table:table-cell table:style-name="TableCell240">
            <text:p text:style-name="P241">1E</text:p>
          </table:table-cell>
          <table:table-cell table:style-name="TableCell242">
            <text:p text:style-name="P243">SP = 0018</text:p>
            <text:p text:style-name="P244">IP = 0005</text:p>
            <text:p text:style-name="P245">DS = 19F5</text:p>
            <text:p text:style-name="P246">STACK(+0) = 0000</text:p>
          </table:table-cell>
          <table:table-cell table:style-name="TableCell247">
            <text:p text:style-name="P248">SP = 0016</text:p>
            <text:p text:style-name="P249">IP = 0006</text:p>
            <text:p text:style-name="P250">DS = 19F5</text:p>
            <text:p text:style-name="P251">STACK(+0) =19F5</text:p>
          </table:table-cell>
        </table:table-row>
        <table:table-row table:style-name="TableRow252">
          <table:table-cell table:style-name="TableCell253">
            <text:p text:style-name="P254">0006</text:p>
          </table:table-cell>
          <table:table-cell table:style-name="TableCell255">
            <text:p text:style-name="TableContents">SUB AX,AX</text:p>
          </table:table-cell>
          <table:table-cell table:style-name="TableCell256">
            <text:p text:style-name="P257">2BC0</text:p>
          </table:table-cell>
          <table:table-cell table:style-name="TableCell258">
            <text:p text:style-name="TableContents"><text:span text:style-name="T259">IP =<text:s/></text:span>0006</text:p>
            <text:p text:style-name="P260">AX=0000</text:p>
          </table:table-cell>
          <table:table-cell table:style-name="TableCell261">
            <text:p text:style-name="TableContents"><text:span text:style-name="T262">IP =<text:s/></text:span>0008</text:p>
            <text:p text:style-name="P263">AX=0000</text:p>
          </table:table-cell>
        </table:table-row>
        <table:table-row table:style-name="TableRow264">
          <table:table-cell table:style-name="TableCell265">
            <text:p text:style-name="P266">0008</text:p>
          </table:table-cell>
          <table:table-cell table:style-name="TableCell267">
            <text:p text:style-name="TableContents">PUSH AX</text:p>
          </table:table-cell>
          <table:table-cell table:style-name="TableCell268">
            <text:p text:style-name="P269">50</text:p>
          </table:table-cell>
          <table:table-cell table:style-name="TableCell270">
            <text:p text:style-name="P271">SP = 0016</text:p>
            <text:p text:style-name="P272">IP = 0008</text:p>
            <text:p text:style-name="P273">AX = 0000</text:p>
            <text:p text:style-name="P274">STACK(+0) = 19F5</text:p>
            <text:p text:style-name="P275">STACK(+2) = 0000</text:p>
            <text:p text:style-name="P276"/>
          </table:table-cell>
          <table:table-cell table:style-name="TableCell277">
            <text:p text:style-name="P278">SP = 0014</text:p>
            <text:p text:style-name="P279">IP = 0009</text:p>
            <text:p text:style-name="P280">AX = 0000</text:p>
            <text:p text:style-name="P281">STACK(+0) = 0000</text:p>
            <text:p text:style-name="P282">STACK(+2) = 19F5</text:p>
          </table:table-cell>
        </table:table-row>
        <table:table-row table:style-name="TableRow283">
          <table:table-cell table:style-name="TableCell284">
            <text:p text:style-name="P285">0009</text:p>
          </table:table-cell>
          <table:table-cell table:style-name="TableCell286">
            <text:p text:style-name="TableContents">MOV AX,<text:span text:style-name="T287">1A07</text:span></text:p>
          </table:table-cell>
          <table:table-cell table:style-name="TableCell288">
            <text:p text:style-name="P289">B8071A</text:p>
          </table:table-cell>
          <table:table-cell table:style-name="TableCell290">
            <text:p text:style-name="TableContents"><text:span text:style-name="T291">IP =<text:s/></text:span>0009</text:p>
            <text:p text:style-name="TableContents"><text:span text:style-name="T292">AX =<text:s/></text:span>0000</text:p>
          </table:table-cell>
          <table:table-cell table:style-name="TableCell293">
            <text:p text:style-name="TableContents"><text:span text:style-name="T294">IP =<text:s/></text:span>000C</text:p>
            <text:p text:style-name="P295">AX = 1A07</text:p>
            <text:p text:style-name="P296"/>
          </table:table-cell>
        </table:table-row>
        <table:table-row table:style-name="TableRow297">
          <table:table-cell table:style-name="TableCell298">
            <text:p text:style-name="P299">000C</text:p>
          </table:table-cell>
          <table:table-cell table:style-name="TableCell300">
            <text:p text:style-name="TableContents">MOV DS,AX</text:p>
          </table:table-cell>
          <table:table-cell table:style-name="TableCell301">
            <text:p text:style-name="P302">8ED8</text:p>
          </table:table-cell>
          <table:table-cell table:style-name="TableCell303">
            <text:p text:style-name="P304">DS = 19F5</text:p>
            <text:p text:style-name="TableContents"><text:span text:style-name="T305">IP =<text:s/></text:span>000C</text:p>
            <text:p text:style-name="P306">AX = 1A07</text:p>
          </table:table-cell>
          <table:table-cell table:style-name="TableCell307">
            <text:p text:style-name="P308">DS = 1A07</text:p>
            <text:p text:style-name="TableContents"><text:span text:style-name="T309">IP =<text:s/></text:span>000Е</text:p>
            <text:p text:style-name="P310">AX = 1A07</text:p>
            <text:p text:style-name="TableContents"/>
          </table:table-cell>
        </table:table-row>
        <table:table-row table:style-name="TableRow311">
          <table:table-cell table:style-name="TableCell312">
            <text:p text:style-name="P313">000E</text:p>
          </table:table-cell>
          <table:table-cell table:style-name="TableCell314">
            <text:p text:style-name="TableContents">MOV DX,0000</text:p>
          </table:table-cell>
          <table:table-cell table:style-name="TableCell315">
            <text:p text:style-name="P316">BA0000</text:p>
          </table:table-cell>
          <table:table-cell table:style-name="TableCell317">
            <text:p text:style-name="TableContents"><text:span text:style-name="T318">IP =<text:s/></text:span>000Е</text:p>
            <text:p text:style-name="P319">DX = 0000</text:p>
          </table:table-cell>
          <table:table-cell table:style-name="TableCell320">
            <text:p text:style-name="TableContents"><text:span text:style-name="T321">IP =<text:s/></text:span>0011</text:p>
            <text:p text:style-name="P322">DX = 0000</text:p>
          </table:table-cell>
        </table:table-row>
        <table:table-row table:style-name="TableRow323">
          <table:table-cell table:style-name="TableCell324">
            <text:p text:style-name="P325">0011</text:p>
          </table:table-cell>
          <table:table-cell table:style-name="TableCell326">
            <text:p text:style-name="TableContents">CALL 0000</text:p>
          </table:table-cell>
          <table:table-cell table:style-name="TableCell327">
            <text:p text:style-name="P328">E9ECFF</text:p>
          </table:table-cell>
          <table:table-cell table:style-name="TableCell329">
            <text:p text:style-name="P330">SP = 0014</text:p>
            <text:p text:style-name="P331">IP = 0011</text:p>
            <text:p text:style-name="P332">STACK(+0) = 0000</text:p>
            <text:p text:style-name="P333">STACK(+2) = 19F5</text:p>
            <text:p text:style-name="P334">STACK (+4) = 0000</text:p>
            <text:p text:style-name="P335"/>
          </table:table-cell>
          <table:table-cell table:style-name="TableCell336">
            <text:p text:style-name="P337">SP = 0012</text:p>
            <text:p text:style-name="P338">IP = 0000</text:p>
            <text:p text:style-name="P339">STACK(+0) = 0014</text:p>
            <text:p text:style-name="P340">STACK(+2) = 0000</text:p>
            <text:p text:style-name="P341">STACK (+4) = 19F5</text:p>
            <text:p text:style-name="P342"/>
          </table:table-cell>
        </table:table-row>
        <table:table-row table:style-name="TableRow343">
          <table:table-cell table:style-name="TableCell344">
            <text:p text:style-name="P345">0000</text:p>
          </table:table-cell>
          <table:table-cell table:style-name="TableCell346">
            <text:p text:style-name="TableContents">MOV<text:s/><text:span text:style-name="T347">AH, 09</text:span></text:p>
          </table:table-cell>
          <table:table-cell table:style-name="TableCell348">
            <text:p text:style-name="P349">B409</text:p>
          </table:table-cell>
          <table:table-cell table:style-name="TableCell350">
            <text:p text:style-name="TableContents"><text:span text:style-name="T351">AX = 1A07</text:span></text:p>
            <text:p text:style-name="TableContents"><text:span text:style-name="T352">IP =<text:s/></text:span>00<text:span text:style-name="T353">00</text:span></text:p>
            <text:p text:style-name="TableContents"/>
          </table:table-cell>
          <table:table-cell table:style-name="TableCell354">
            <text:p text:style-name="P355">AX = 0907</text:p>
            <text:p text:style-name="TableContents"><text:span text:style-name="T356">IP =<text:s/></text:span>0<text:span text:style-name="T357">002</text:span></text:p>
            <text:p text:style-name="TableContents"/>
          </table:table-cell>
        </table:table-row>
        <table:table-row table:style-name="TableRow358">
          <table:table-cell table:style-name="TableCell359">
            <text:p text:style-name="P360">0002</text:p>
          </table:table-cell>
          <table:table-cell table:style-name="TableCell361">
            <text:p text:style-name="P362">INT 21</text:p>
          </table:table-cell>
          <table:table-cell table:style-name="TableCell363">
            <text:p text:style-name="P364">CD21</text:p>
          </table:table-cell>
          <table:table-cell table:style-name="TableCell365">
            <text:p text:style-name="P366">IP = 0002</text:p>
            <text:p text:style-name="P367"/>
          </table:table-cell>
          <table:table-cell table:style-name="TableCell368">
            <text:p text:style-name="P369">IP = 0004</text:p>
          </table:table-cell>
        </table:table-row>
        <table:table-row table:style-name="TableRow370">
          <table:table-cell table:style-name="TableCell371">
            <text:p text:style-name="P372">0004</text:p>
          </table:table-cell>
          <table:table-cell table:style-name="TableCell373">
            <text:p text:style-name="TableContents">RET</text:p>
          </table:table-cell>
          <table:table-cell table:style-name="TableCell374">
            <text:p text:style-name="P375">C3</text:p>
          </table:table-cell>
          <table:table-cell table:style-name="TableCell376">
            <text:p text:style-name="P377">SP = 0012</text:p>
            <text:p text:style-name="P378">IP = 0004</text:p>
            <text:p text:style-name="P379">STACK(+0) = 0014</text:p>
            <text:p text:style-name="P380">STACK(+2) = 0000</text:p>
            <text:p text:style-name="P381">STACK(+4) = 19F5</text:p>
          </table:table-cell>
          <table:table-cell table:style-name="TableCell382">
            <text:p text:style-name="P383">SP = 0014</text:p>
            <text:p text:style-name="P384">IP = 0014</text:p>
            <text:p text:style-name="P385">STACK(+0) = 0000</text:p>
            <text:p text:style-name="P386">STACK(+2) = 19F5</text:p>
            <text:p text:style-name="P387">STACK(+4) = 0000</text:p>
          </table:table-cell>
        </table:table-row>
        <table:table-row table:style-name="TableRow388">
          <table:table-cell table:style-name="TableCell389">
            <text:p text:style-name="P390">0014</text:p>
          </table:table-cell>
          <table:table-cell table:style-name="TableCell391">
            <text:p text:style-name="P392">MOV DX, 0010</text:p>
          </table:table-cell>
          <table:table-cell table:style-name="TableCell393">
            <text:p text:style-name="P394">BA1000</text:p>
            <text:p text:style-name="P395"/>
          </table:table-cell>
          <table:table-cell table:style-name="TableCell396">
            <text:p text:style-name="TableContents"><text:span text:style-name="T397">DX = 0000</text:span></text:p>
            <text:p text:style-name="TableContents"><text:span text:style-name="T398">IP =<text:s/></text:span>00<text:span text:style-name="T399">14</text:span></text:p>
          </table:table-cell>
          <table:table-cell table:style-name="TableCell400">
            <text:p text:style-name="TableContents"><text:span text:style-name="T401">DX = 0010</text:span></text:p>
            <text:p text:style-name="TableContents"><text:span text:style-name="T402">IP =<text:s/></text:span>00<text:span text:style-name="T403">17</text:span></text:p>
          </table:table-cell>
        </table:table-row>
        <table:table-row table:style-name="TableRow404">
          <table:table-cell table:style-name="TableCell405">
            <text:p text:style-name="P406">0017</text:p>
          </table:table-cell>
          <table:table-cell table:style-name="TableCell407">
            <text:p text:style-name="P408">CALL 0000</text:p>
          </table:table-cell>
          <table:table-cell table:style-name="TableCell409">
            <text:p text:style-name="P410">3836FF</text:p>
          </table:table-cell>
          <table:table-cell table:style-name="TableCell411">
            <text:p text:style-name="P412">IP = 0017</text:p>
            <text:p text:style-name="P413">SP = 0014</text:p>
            <text:p text:style-name="P414">STACK(+0) = 0000</text:p>
            <text:p text:style-name="P415">STACK(+2) = 19F5</text:p>
            <text:p text:style-name="P416">STACK (+4) = 0000</text:p>
            <text:p text:style-name="P417"/>
          </table:table-cell>
          <table:table-cell table:style-name="TableCell418">
            <text:p text:style-name="P419">IP = 0000</text:p>
            <text:p text:style-name="P420">SP = 0012</text:p>
            <text:p text:style-name="P421">STACK(+0) = 001A</text:p>
            <text:p text:style-name="P422">STACK(+2) = 0000</text:p>
            <text:p text:style-name="P423">STACK (+4) = 19F5</text:p>
            <text:p text:style-name="P424"/>
          </table:table-cell>
        </table:table-row>
        <table:table-row table:style-name="TableRow425">
          <table:table-cell table:style-name="TableCell426">
            <text:p text:style-name="P427">0000</text:p>
          </table:table-cell>
          <table:table-cell table:style-name="TableCell428">
            <text:p text:style-name="P429">MOV AH, 09</text:p>
          </table:table-cell>
          <table:table-cell table:style-name="TableCell430">
            <text:p text:style-name="P431">B409</text:p>
          </table:table-cell>
          <table:table-cell table:style-name="TableCell432">
            <text:p text:style-name="P433">IP = 0000</text:p>
            <text:p text:style-name="P434">AX = 0907</text:p>
          </table:table-cell>
          <table:table-cell table:style-name="TableCell435">
            <text:p text:style-name="P436">IP = 0002</text:p>
            <text:p text:style-name="P437">AX = 0907</text:p>
          </table:table-cell>
        </table:table-row>
        <table:table-row table:style-name="TableRow438">
          <table:table-cell table:style-name="TableCell439">
            <text:p text:style-name="P440">0002</text:p>
          </table:table-cell>
          <table:table-cell table:style-name="TableCell441">
            <text:p text:style-name="P442">INT 21</text:p>
          </table:table-cell>
          <table:table-cell table:style-name="TableCell443">
            <text:p text:style-name="P444">CD21</text:p>
          </table:table-cell>
          <table:table-cell table:style-name="TableCell445">
            <text:p text:style-name="P446">IP = 0002</text:p>
            <text:p text:style-name="P447"/>
          </table:table-cell>
          <table:table-cell table:style-name="TableCell448">
            <text:p text:style-name="P449">IP = 0004</text:p>
          </table:table-cell>
        </table:table-row>
        <table:table-row table:style-name="TableRow450">
          <table:table-cell table:style-name="TableCell451">
            <text:p text:style-name="P452">0004</text:p>
          </table:table-cell>
          <table:table-cell table:style-name="TableCell453">
            <text:p text:style-name="P454">RET</text:p>
          </table:table-cell>
          <table:table-cell table:style-name="TableCell455">
            <text:p text:style-name="P456">C3</text:p>
          </table:table-cell>
          <table:table-cell table:style-name="TableCell457">
            <text:p text:style-name="P458">SP = 0012</text:p>
            <text:p text:style-name="P459">IP = 0004</text:p>
            <text:p text:style-name="P460">STACK(+0) = 001A</text:p>
            <text:p text:style-name="P461">STACK(+2) = 0000</text:p>
            <text:p text:style-name="P462">STACK (+4) = 19F5</text:p>
            <text:p text:style-name="P463"/>
          </table:table-cell>
          <table:table-cell table:style-name="TableCell464">
            <text:p text:style-name="P465">SP = 0014</text:p>
            <text:p text:style-name="P466">IP = 001A</text:p>
            <text:p text:style-name="P467">STACK(+0) = 0000</text:p>
            <text:p text:style-name="P468">STACK(+2) = 19F5</text:p>
            <text:p text:style-name="P469">STACK (+4) = 0000</text:p>
            <text:p text:style-name="P470"/>
          </table:table-cell>
        </table:table-row>
        <table:table-row table:style-name="TableRow471">
          <table:table-cell table:style-name="TableCell472">
            <text:p text:style-name="P473">001A</text:p>
          </table:table-cell>
          <table:table-cell table:style-name="TableCell474">
            <text:p text:style-name="P475">RET FAR</text:p>
          </table:table-cell>
          <table:table-cell table:style-name="TableCell476">
            <text:p text:style-name="P477">CB</text:p>
          </table:table-cell>
          <table:table-cell table:style-name="TableCell478">
            <text:p text:style-name="P479">CS = 1A0A</text:p>
            <text:p text:style-name="P480">SP = 0014</text:p>
            <text:p text:style-name="P481">IP = 001A</text:p>
            <text:p text:style-name="P482">STACK(+0) = 0000</text:p>
            <text:p text:style-name="P483">STACK(+2) = 19F5</text:p>
            <text:p text:style-name="P484"/>
          </table:table-cell>
          <table:table-cell table:style-name="TableCell485">
            <text:p text:style-name="P486">CS = 19F5</text:p>
            <text:p text:style-name="P487">SP = 0018</text:p>
            <text:p text:style-name="P488">IP = 0000</text:p>
            <text:p text:style-name="P489">STACK(+0) = 0000</text:p>
            <text:p text:style-name="P490">STACK(+2) = 0000</text:p>
            <text:p text:style-name="P491"/>
          </table:table-cell>
        </table:table-row>
        <table:table-row table:style-name="TableRow492">
          <table:table-cell table:style-name="TableCell493">
            <text:p text:style-name="P494">0000</text:p>
          </table:table-cell>
          <table:table-cell table:style-name="TableCell495">
            <text:p text:style-name="P496">INT 20</text:p>
          </table:table-cell>
          <table:table-cell table:style-name="TableCell497">
            <text:p text:style-name="TableContents"><text:span text:style-name="T498">CD20</text:span></text:p>
          </table:table-cell>
          <table:table-cell table:style-name="TableCell499">
            <text:p text:style-name="P500">AX = 0907</text:p>
            <text:p text:style-name="P501">DX <text:s/>= 0010</text:p>
            <text:p text:style-name="P502">CS = 19F5</text:p>
            <text:p text:style-name="P503">DS = 1A07</text:p>
            <text:p text:style-name="P504">IP = 0000</text:p>
            <text:p text:style-name="P505">CX = 007B</text:p>
          </table:table-cell>
          <table:table-cell table:style-name="TableCell506">
            <text:p text:style-name="P507">AX = 0000</text:p>
            <text:p text:style-name="P508">DX <text:s/>= 0000</text:p>
            <text:p text:style-name="P509">CS = 1A0A</text:p>
            <text:p text:style-name="P510">DS = 19F5</text:p>
            <text:p text:style-name="P511">IP = 0005</text:p>
            <text:p text:style-name="P512">CX = 0000</text:p>
          </table:table-cell>
        </table:table-row>
      </table:table>
      <text:h text:style-name="P513" text:outline-level="2"/>
      <text:p text:style-name="P514"/>
      <text:p text:style-name="P515">Выводы.</text:p>
      <text:p text:style-name="P516">В ходе выполнения лабораторной работы были получены основные навыки программирования на ассемблере.</text:p>
      <text:p text:style-name="P517">Приложение А. Код программ.</text:p>
      <text:p text:style-name="P518"><text:span text:style-name="T519">Имя файла:<text:s/></text:span><text:span text:style-name="T520">hello</text:span><text:span text:style-name="T521">1.</text:span><text:span text:style-name="T522">asm</text:span></text:p>
      <text:p text:style-name="P523"><text:span text:style-name="T524">;<text:s/></text:span><text:span text:style-name="T525">HELLO</text:span><text:span text:style-name="T526">1.</text:span><text:span text:style-name="T527">ASM</text:span><text:span text:style-name="T528"><text:s/>- <text:s/>упрощенная версия учебной программы лаб.раб.<text:s/></text:span><text:span text:style-name="T529">N</text:span><text:span text:style-name="T530">1</text:span></text:p>
      <text:p text:style-name="P531">; <text:s text:c="14"/>по дисциплине "Архитектура компьютера"</text:p>
      <text:p text:style-name="P532">; *****************************************************************</text:p>
      <text:p text:style-name="P533">; Назначение: Программа формирует и выводит на экран приветствие</text:p>
      <text:p text:style-name="P534">; <text:s text:c="12"/>пользователя с помощью функции ДОС "Вывод строки"</text:p>
      <text:p text:style-name="P535"><text:span text:style-name="T536">; <text:s text:c="12"/>(номер 09 прерывание 21</text:span><text:span text:style-name="T537">h</text:span><text:span text:style-name="T538">), которая:</text:span></text:p>
      <text:p text:style-name="P539">; <text:s text:c="13"/>- обеспечивает вывод на экран строки символов,</text:p>
      <text:p text:style-name="P540">; <text:s text:c="15"/>заканчивающейся знаком "$";</text:p>
      <text:p text:style-name="P541"><text:span text:style-name="T542">; <text:s text:c="13"/>- требует задания в регистре<text:s/></text:span><text:span text:style-name="T543">ah</text:span><text:span text:style-name="T544"><text:s/>номера функции=09</text:span><text:span text:style-name="T545">h</text:span><text:span text:style-name="T546">,</text:span></text:p>
      <text:p text:style-name="P547"><text:span text:style-name="T548">; <text:s text:c="15"/>а в регистре<text:s/></text:span><text:span text:style-name="T549">dx</text:span><text:span text:style-name="T550"><text:s/>- <text:s/>смещения <text:s/>адреса <text:s/>выводимой</text:span></text:p>
      <text:p text:style-name="P551">; <text:s text:c="15"/>строки;</text:p>
      <text:p text:style-name="P552"><text:span text:style-name="T553">; <text:s text:c="13"/>- использует регистр <text:s/></text:span><text:span text:style-name="T554">ax</text:span><text:span text:style-name="T555"><text:s text:c="2"/>и <text:s/>не сохраняет его</text:span></text:p>
      <text:p text:style-name="P556">; <text:s text:c="15"/>содержимое.</text:p>
      <text:p text:style-name="P557">; ******************************************************************</text:p>
      <text:p text:style-name="P558"/>
      <text:p text:style-name="P559"><text:span text:style-name="T560"><text:s text:c="3"/></text:span><text:span text:style-name="T561">DOSSEG</text:span><text:span text:style-name="T562"><text:s text:c="38"/>; Задание сегментов под ДОС</text:span></text:p>
      <text:p text:style-name="P563"><text:span text:style-name="T564"><text:s text:c="3"/>.</text:span><text:span text:style-name="T565">MODEL</text:span><text:span text:style-name="T566"><text:s text:c="2"/></text:span><text:span text:style-name="T567">SMALL</text:span><text:span text:style-name="T568"><text:s text:c="31"/>; Модель памяти-</text:span><text:span text:style-name="T569">SMALL</text:span><text:span text:style-name="T570">(Малая)</text:span></text:p>
      <text:p text:style-name="P571"><text:span text:style-name="T572"><text:s text:c="3"/>.</text:span><text:span text:style-name="T573">STACK</text:span><text:span text:style-name="T574"><text:s text:c="2"/>100</text:span><text:span text:style-name="T575">h</text:span><text:span text:style-name="T576"><text:s text:c="32"/>; Отвести под Стек 256 байт</text:span></text:p>
      <text:p text:style-name="P577"><text:span text:style-name="T578"><text:s text:c="3"/>.</text:span><text:span text:style-name="T579">DATA</text:span><text:span text:style-name="T580"><text:s text:c="39"/>; Начало сегмента данных</text:span></text:p>
      <text:p text:style-name="P581"><text:span text:style-name="T582">Greeting</text:span><text:span text:style-name="T583"><text:s text:c="2"/></text:span><text:span text:style-name="T584">LABEL</text:span><text:span text:style-name="T585"><text:s text:c="2"/></text:span><text:span text:style-name="T586">BYTE</text:span><text:span text:style-name="T587"><text:s text:c="26"/>; Текст <text:s/>приветствия</text:span></text:p>
      <text:p text:style-name="P588"><text:span text:style-name="T589"><text:s text:c="3"/></text:span><text:span text:style-name="T590">DB</text:span><text:span text:style-name="T591"><text:s/>'Вас приветствует ст.гр.1381 - Новак П.И.',13,10,'$'</text:span></text:p>
      <text:p text:style-name="P592"><text:span text:style-name="T593"><text:s text:c="3"/>.</text:span><text:span text:style-name="T594">CODE</text:span><text:span text:style-name="T595"><text:s text:c="32"/>; Начало сегмента кода</text:span></text:p>
      <text:p text:style-name="P596"><text:span text:style-name="T597"><text:s text:c="3"/></text:span><text:span text:style-name="T598">mov</text:span><text:span text:style-name="T599"><text:s text:c="2"/></text:span><text:span text:style-name="T600">ax</text:span><text:span text:style-name="T601">, @</text:span><text:span text:style-name="T602">data</text:span><text:span text:style-name="T603"><text:s text:c="24"/>; Загрузка в<text:s/></text:span><text:span text:style-name="T604">DS</text:span><text:span text:style-name="T605"><text:s/>адреса начала</text:span></text:p>
      <text:p text:style-name="P606"><text:span text:style-name="T607"><text:s text:c="3"/></text:span><text:span text:style-name="T608">mov</text:span><text:span text:style-name="T609"><text:s text:c="2"/></text:span><text:span text:style-name="T610">ds</text:span><text:span text:style-name="T611">,<text:s/></text:span><text:span text:style-name="T612">ax</text:span><text:span text:style-name="T613"><text:s text:c="27"/>; сегмента данных</text:span></text:p>
      <text:p text:style-name="P614"><text:span text:style-name="T615"><text:s text:c="3"/></text:span><text:span text:style-name="T616">mov</text:span><text:span text:style-name="T617"><text:s text:c="2"/></text:span><text:span text:style-name="T618">dx</text:span><text:span text:style-name="T619">,<text:s/></text:span><text:span text:style-name="T620">OFFSET</text:span><text:span text:style-name="T621"><text:s/></text:span><text:span text:style-name="T622">Greeting</text:span><text:span text:style-name="T623"><text:s text:c="14"/>; Загрузка в<text:s/></text:span><text:span text:style-name="T624">dx</text:span><text:span text:style-name="T625"><text:s/>смещения</text:span></text:p>
      <text:p text:style-name="P626"><text:s text:c="40"/>; адреса текста приветствия</text:p>
      <text:p text:style-name="P627"><text:span text:style-name="T628">DisplayGreeting</text:span><text:span text:style-name="T629">:</text:span></text:p>
      <text:p text:style-name="P630"><text:span text:style-name="T631"><text:s text:c="3"/></text:span><text:span text:style-name="T632">mov</text:span><text:span text:style-name="T633"><text:s text:c="2"/></text:span><text:span text:style-name="T634">ah</text:span><text:span text:style-name="T635">, 9 <text:s text:c="27"/>; # функции ДОС печати строки</text:span></text:p>
      <text:p text:style-name="P636"><text:span text:style-name="T637"><text:s text:c="3"/></text:span><text:span text:style-name="T638">int</text:span><text:span text:style-name="T639"><text:s text:c="2"/>21</text:span><text:span text:style-name="T640">h</text:span><text:span text:style-name="T641"><text:s text:c="29"/>; вывод на экран <text:s/>приветствия</text:span></text:p>
      <text:p text:style-name="P642"><text:span text:style-name="T643"><text:s text:c="3"/></text:span><text:span text:style-name="T644">mov</text:span><text:span text:style-name="T645"><text:s text:c="2"/></text:span><text:span text:style-name="T646">ah</text:span><text:span text:style-name="T647">, 4</text:span><text:span text:style-name="T648">ch</text:span><text:span text:style-name="T649"><text:s text:c="26"/>; # функции ДОС завершения программы</text:span></text:p>
      <text:p text:style-name="P650"><text:span text:style-name="T651"><text:s text:c="3"/></text:span><text:span text:style-name="T652">int</text:span><text:span text:style-name="T653"><text:s text:c="2"/>21</text:span><text:span text:style-name="T654">h</text:span><text:span text:style-name="T655"><text:s text:c="29"/>; завершение программы и выход в ДОС</text:span></text:p>
      <text:p text:style-name="P656"><text:span text:style-name="T657"><text:s text:c="3"/></text:span><text:span text:style-name="T658">END</text:span></text:p>
      <text:p text:style-name="P659"><text:span text:style-name="T660">Имя файла:<text:s/></text:span><text:span text:style-name="T661">hello</text:span><text:span text:style-name="T662">2.</text:span><text:span text:style-name="T663">asm</text:span></text:p>
      <text:p text:style-name="P664"><text:span text:style-name="T665">;<text:s/></text:span><text:span text:style-name="T666">HELLO</text:span><text:span text:style-name="T667">2 - Учебная программа<text:s/></text:span><text:span text:style-name="T668">N</text:span><text:span text:style-name="T669">2 <text:s/>лаб.раб.#1 по дисциплине "Архитектура компьютера"</text:span><text:span text:style-name="T670"><text:line-break/>; <text:s text:c="9"/>Программа использует процедуру для печати строки</text:span><text:span text:style-name="T671"><text:line-break/>;</text:span><text:span text:style-name="T672"><text:line-break/>; <text:s text:c="5"/>ТЕКСТ <text:s/>ПРОГРАММЫ</text:span><text:span text:style-name="T673"><text:line-break/></text:span><text:span text:style-name="T674"><text:line-break/></text:span><text:span text:style-name="T675">EOFLine</text:span><text:span text:style-name="T676"><text:s text:c="2"/></text:span><text:span text:style-name="T677">EQU</text:span><text:span text:style-name="T678"><text:s text:c="2"/>'$' <text:s text:c="8"/>; Определение символьной константы</text:span><text:span text:style-name="T679"><text:line-break/><text:s text:c="26"/>; <text:s text:c="4"/>"Конец строки"</text:span><text:span text:style-name="T680"><text:line-break/></text:span><text:span text:style-name="T681"><text:line-break/>; Стек <text:s/>программы</text:span><text:span text:style-name="T682"><text:line-break/></text:span><text:span text:style-name="T683"><text:line-break/></text:span><text:span text:style-name="T684">ASSUME</text:span><text:span text:style-name="T685"><text:s/></text:span><text:span text:style-name="T686">CS</text:span><text:span text:style-name="T687">:</text:span><text:span text:style-name="T688">CODE</text:span><text:span text:style-name="T689">,<text:s/></text:span><text:span text:style-name="T690">SS</text:span><text:span text:style-name="T691">:</text:span><text:span text:style-name="T692">AStack</text:span><text:span text:style-name="T693"><text:line-break/></text:span><text:span text:style-name="T694"><text:line-break/></text:span><text:span text:style-name="T695">AStack</text:span><text:span text:style-name="T696"><text:s text:c="4"/></text:span><text:span text:style-name="T697">SEGMENT</text:span><text:span text:style-name="T698"><text:s text:c="2"/></text:span><text:span text:style-name="T699">STACK</text:span><text:span text:style-name="T700"><text:line-break/><text:s text:c="10"/></text:span><text:span text:style-name="T701">DW</text:span><text:span text:style-name="T702"><text:s/>12<text:s/></text:span><text:span text:style-name="T703">DUP</text:span><text:span text:style-name="T704">('!') <text:s text:c="3"/>; Отводится 12 слов памяти</text:span><text:span text:style-name="T705"><text:line-break/></text:span><text:span text:style-name="T706">AStack</text:span><text:span text:style-name="T707"><text:s text:c="4"/></text:span><text:span text:style-name="T708">ENDS</text:span><text:span text:style-name="T709"><text:line-break/></text:span><text:span text:style-name="T710"><text:line-break/>; Данные программы</text:span><text:span text:style-name="T711"><text:line-break/></text:span><text:span text:style-name="T712"><text:line-break/></text:span><text:span text:style-name="T713">DATA</text:span><text:span text:style-name="T714"><text:s text:c="6"/></text:span><text:span text:style-name="T715">SEGMENT</text:span><text:span text:style-name="T716"><text:line-break/></text:span><text:span text:style-name="T717"><text:line-break/>; <text:s/>Директивы описания данных</text:span><text:span text:style-name="T718"><text:line-break/></text:span><text:span text:style-name="T719"><text:line-break/></text:span><text:span text:style-name="T720">HELLO</text:span><text:span text:style-name="T721"><text:s text:c="5"/></text:span><text:span text:style-name="T722">DB</text:span><text:span text:style-name="T723"><text:s/>'</text:span><text:span text:style-name="T724">Hello</text:span><text:span text:style-name="T725"><text:s/></text:span><text:span text:style-name="T726">Worlds</text:span><text:span text:style-name="T727">!', 0</text:span><text:span text:style-name="T728">AH</text:span><text:span text:style-name="T729">, 0</text:span><text:span text:style-name="T730">DH</text:span><text:span text:style-name="T731">,</text:span><text:span text:style-name="T732">EOFLine</text:span><text:span text:style-name="T733"><text:line-break/></text:span><text:span text:style-name="T734">GREETING</text:span><text:span text:style-name="T735"><text:s text:c="2"/></text:span><text:span text:style-name="T736">DB</text:span><text:span text:style-name="T737"><text:s/>'</text:span><text:span text:style-name="T738">Student</text:span><text:span text:style-name="T739"><text:s/></text:span><text:span text:style-name="T740">from</text:span><text:span text:style-name="T741"><text:s/>1381 –<text:s/></text:span><text:span text:style-name="T742">Novak</text:span><text:span text:style-name="T743"><text:s/></text:span><text:span text:style-name="T744">Polina</text:span><text:span text:style-name="T745">$'</text:span><text:span text:style-name="T746"><text:line-break/></text:span><text:span text:style-name="T747">DATA</text:span><text:span text:style-name="T748"><text:s text:c="6"/></text:span><text:span text:style-name="T749">ENDS</text:span><text:span text:style-name="T750"><text:line-break/></text:span><text:span text:style-name="T751"><text:line-break/>; Код программы</text:span><text:span text:style-name="T752"><text:line-break/></text:span><text:span text:style-name="T753"><text:line-break/></text:span><text:span text:style-name="T754">CODE</text:span><text:span text:style-name="T755"><text:s text:c="6"/></text:span><text:span text:style-name="T756">SEGMENT</text:span><text:span text:style-name="T757"><text:line-break/>; Процедура печати строки</text:span><text:span text:style-name="T758"><text:line-break/></text:span><text:span text:style-name="T759">WriteMsg</text:span><text:span text:style-name="T760"><text:s text:c="2"/></text:span><text:span text:style-name="T761">PROC</text:span><text:span text:style-name="T762"><text:s text:c="2"/></text:span><text:span text:style-name="T763">NEAR</text:span><text:span text:style-name="T764"><text:line-break/><text:s text:c="10"/></text:span><text:span text:style-name="T765">mov</text:span><text:span text:style-name="T766"><text:s text:c="3"/></text:span><text:span text:style-name="T767">AH</text:span><text:span text:style-name="T768">,9</text:span><text:span text:style-name="T769"><text:line-break/><text:s text:c="10"/></text:span><text:span text:style-name="T770">int</text:span><text:span text:style-name="T771"><text:s text:c="3"/>21</text:span><text:span text:style-name="T772">h</text:span><text:span text:style-name="T773"><text:s text:c="2"/>; Вызов функции<text:s/></text:span><text:span text:style-name="T774">DOS</text:span><text:span text:style-name="T775"><text:s/>по прерыванию</text:span><text:span text:style-name="T776"><text:line-break/><text:s text:c="10"/></text:span><text:span text:style-name="T777">ret</text:span><text:span text:style-name="T778"><text:line-break/></text:span><text:span text:style-name="T779">WriteMsg</text:span><text:span text:style-name="T780"><text:s text:c="2"/></text:span><text:span text:style-name="T781">ENDP</text:span><text:span text:style-name="T782"><text:line-break/></text:span><text:span text:style-name="T783"><text:line-break/>; Головная процедура</text:span><text:span text:style-name="T784"><text:line-break/></text:span><text:span text:style-name="T785">Main</text:span><text:span text:style-name="T786"><text:s text:c="6"/></text:span><text:span text:style-name="T787">PROC</text:span><text:span text:style-name="T788"><text:s text:c="2"/></text:span><text:span text:style-name="T789">FAR</text:span><text:span text:style-name="T790"><text:line-break/><text:s text:c="10"/></text:span><text:span text:style-name="T791">push</text:span><text:span text:style-name="T792"><text:s text:c="2"/></text:span><text:span text:style-name="T793">DS</text:span><text:span text:style-name="T794"><text:s text:c="7"/>;\ <text:s/>Сохранение адреса начала<text:s/></text:span><text:span text:style-name="T795">PSP</text:span><text:span text:style-name="T796"><text:s/>в стеке</text:span><text:span text:style-name="T797"><text:line-break/><text:s text:c="10"/></text:span><text:span text:style-name="T798">sub</text:span><text:span text:style-name="T799"><text:s text:c="3"/></text:span><text:span text:style-name="T800">AX</text:span><text:span text:style-name="T801">,</text:span><text:span text:style-name="T802">AX</text:span><text:span text:style-name="T803"><text:s text:c="4"/>; &gt; для последующего восстановления по</text:span><text:span text:style-name="T804"><text:line-break/><text:s text:c="10"/></text:span><text:span text:style-name="T805">push</text:span><text:span text:style-name="T806"><text:s text:c="2"/></text:span><text:span text:style-name="T807">AX</text:span><text:span text:style-name="T808"><text:s text:c="7"/>;/ <text:s/>команде<text:s/></text:span><text:span text:style-name="T809">ret</text:span><text:span text:style-name="T810">, завершающей процедуру.</text:span><text:span text:style-name="T811"><text:line-break/><text:s text:c="10"/></text:span><text:span text:style-name="T812">mov</text:span><text:span text:style-name="T813"><text:s text:c="3"/></text:span><text:span text:style-name="T814">AX</text:span><text:span text:style-name="T815">,</text:span><text:span text:style-name="T816">DATA</text:span><text:span text:style-name="T817"><text:s text:c="13"/>; Загрузка сегментного</text:span><text:span text:style-name="T818"><text:line-break/><text:s text:c="10"/></text:span><text:span text:style-name="T819">mov</text:span><text:span text:style-name="T820"><text:s text:c="3"/></text:span><text:span text:style-name="T821">DS</text:span><text:span text:style-name="T822">,</text:span><text:span text:style-name="T823">AX</text:span><text:span text:style-name="T824"><text:s text:c="15"/>; регистра данных.</text:span><text:span text:style-name="T825"><text:line-break/><text:s text:c="10"/></text:span><text:span text:style-name="T826">mov</text:span><text:span text:style-name="T827"><text:s text:c="3"/></text:span><text:span text:style-name="T828">DX</text:span><text:span text:style-name="T829">,<text:s/></text:span><text:span text:style-name="T830">OFFSET</text:span><text:span text:style-name="T831"><text:s/></text:span><text:span text:style-name="T832">HELLO</text:span><text:span text:style-name="T833"><text:s text:c="4"/>; Вывод на экран первой</text:span><text:span text:style-name="T834"><text:line-break/><text:s text:c="10"/></text:span><text:span text:style-name="T835">call</text:span><text:span text:style-name="T836"><text:s text:c="2"/></text:span><text:span text:style-name="T837">WriteMsg</text:span><text:span text:style-name="T838"><text:s text:c="12"/>; строки приветствия.</text:span><text:span text:style-name="T839"><text:line-break/><text:s text:c="10"/></text:span><text:span text:style-name="T840">mov</text:span><text:span text:style-name="T841"><text:s text:c="3"/></text:span><text:span text:style-name="T842">DX</text:span><text:span text:style-name="T843">,<text:s/></text:span><text:span text:style-name="T844">OFFSET</text:span><text:span text:style-name="T845"><text:s/></text:span><text:span text:style-name="T846">GREETING</text:span><text:span text:style-name="T847"><text:s/>; Вывод на экран второй</text:span><text:span text:style-name="T848"><text:line-break/><text:s text:c="10"/></text:span><text:span text:style-name="T849">call</text:span><text:span text:style-name="T850"><text:s text:c="2"/></text:span><text:span text:style-name="T851">WriteMsg</text:span><text:span text:style-name="T852"><text:s text:c="12"/>; строки приветствия.</text:span><text:span text:style-name="T853"><text:line-break/><text:s text:c="10"/></text:span><text:span text:style-name="T854">ret</text:span><text:span text:style-name="T855"><text:s text:c="23"/>; Выход в<text:s/></text:span><text:span text:style-name="T856">DOS</text:span><text:span text:style-name="T857"><text:s/>по команде,</text:span><text:span text:style-name="T858"><text:line-break/><text:s text:c="36"/>; находящейся в 1-ом слове<text:s/></text:span><text:span text:style-name="T859">PSP</text:span><text:span text:style-name="T860">.</text:span><text:span text:style-name="T861"><text:line-break/></text:span><text:span text:style-name="T862">Main</text:span><text:span text:style-name="T863"><text:s text:c="6"/></text:span><text:span text:style-name="T864">ENDP</text:span><text:span text:style-name="T865"><text:line-break/></text:span><text:span text:style-name="T866">CODE</text:span><text:span text:style-name="T867"><text:s text:c="6"/></text:span><text:span text:style-name="T868">ENDS</text:span><text:span text:style-name="T869"><text:line-break/><text:s text:c="10"/></text:span><text:span text:style-name="T870">END</text:span><text:span text:style-name="T871"><text:s/></text:span><text:span text:style-name="T872">Main</text:span><text:span text:style-name="T873"><text:line-break/></text:span></text:p>
      <text:p text:style-name="P874"><text:span text:style-name="T875">Приложение Б.<text:s/></text:span><text:span text:style-name="T876">Листинг <text:s/>успешной <text:s/>трансляции <text:s/></text:span></text:p>
      <text:p text:style-name="P877"><text:span text:style-name="T878">программами</text:span><text:span text:style-name="T879">.</text:span></text:p>
      <text:p text:style-name="P880"><text:span text:style-name="T881">Имя</text:span><text:span text:style-name="T882"><text:s/></text:span><text:span text:style-name="T883">файла</text:span><text:span text:style-name="T884">: hello1.lst</text:span></text:p>
      <text:p text:style-name="P885">#Microsoft (R) Macro Assembler Version 5.10 <text:s text:c="17"/>9/7/22 20:37:33<text:line-break/></text:p>
      <text:p text:style-name="P886"><text:s text:c="61"/>Page <text:s text:c="4"/>1-1</text:p>
      <text:p text:style-name="P887"/>
      <text:p text:style-name="P888"/>
      <text:p text:style-name="P889"><text:tab/><text:tab/><text:tab/><text:tab/></text:p>
      <text:p text:style-name="P890"><text:tab/><text:tab/><text:tab/><text:tab/>; HELLO1.ASM - <text:s/>СѓРїСЂРѕС‰РµРЅРЅР°СЏ РІРµСЂСЃРё</text:p>
      <text:p text:style-name="P891"><text:tab/><text:tab/><text:tab/><text:tab/>СЏ СѓС‡РµР±РЅРѕР№ РїСЂРѕРіСЂР°РјРјС‹ Р»Р°Р±.СЂР</text:p>
      <text:p text:style-name="P892"><text:tab/><text:tab/><text:tab/><text:tab/>°Р±. N1</text:p>
      <text:p text:style-name="P893"><text:tab/><text:tab/><text:tab/><text:tab/>; <text:s text:c="14"/>РїРѕ РґРёСЃС†РёРїР»РёРЅРµ "РђСЂ</text:p>
      <text:p text:style-name="P894"><text:tab/><text:tab/><text:tab/><text:tab/>С…РёС‚РµРєС‚СѓСЂР° РєРѕРјРїСЊСЋС‚РµСЂР°"</text:p>
      <text:p text:style-name="P895"><text:tab/><text:tab/><text:tab/><text:tab/>; *********************************************</text:p>
      <text:p text:style-name="P896"><text:tab/><text:tab/><text:tab/><text:tab/>********************</text:p>
      <text:p text:style-name="P897"><text:tab/><text:tab/><text:tab/><text:tab/>; РќР°Р·РЅР°С‡РµРЅРёРµ: РџСЂРѕРіСЂР°РјРјР° С„Рѕ</text:p>
      <text:p text:style-name="P898"><text:tab/><text:tab/><text:tab/><text:tab/>СЂРјРёСЂСѓРµС‚ Рё РІС‹РІРѕРґРёС‚ РЅР° СЌРєСЂР°Р</text:p>
      <text:p text:style-name="P899"><text:tab/><text:tab/><text:tab/><text:tab/>Ѕ РїСЂРёРІРµС‚СЃС‚РІРёРµ</text:p>
      <text:p text:style-name="P900"><text:tab/><text:tab/><text:tab/><text:tab/>; <text:s text:c="12"/>РїРѕР»СЊР·РѕРІР°С‚РµР»СЏ СЃ РїРѕР</text:p>
      <text:p text:style-name="P901"><text:tab/><text:tab/><text:tab/><text:tab/>јРѕС‰СЊСЋ С„СѓРЅРєС†РёРё Р”РћРЎ "Р’С‹РІРѕРґ СЃС</text:p>
      <text:p text:style-name="P902"><text:tab/><text:tab/><text:tab/><text:tab/>‚СЂРѕРєРё"</text:p>
      <text:p text:style-name="P903"><text:tab/><text:tab/><text:tab/><text:tab/>; <text:s text:c="12"/>(РЅРѕРјРµСЂ 09 РїСЂРµСЂС‹РІР°РЅРё</text:p>
      <text:p text:style-name="P904"><text:tab/><text:tab/><text:tab/><text:tab/>Рµ 21h), РєРѕС‚РѕСЂР°СЏ:</text:p>
      <text:p text:style-name="P905"><text:span text:style-name="T906"><text:tab/></text:span><text:span text:style-name="T907"><text:tab/></text:span><text:span text:style-name="T908"><text:tab/></text:span><text:span text:style-name="T909"><text:tab/></text:span><text:span text:style-name="T910">; <text:s text:c="13"/>- РѕР±РµСЃРїРµС‡РёРІР°РµС‚ РІС‹Р</text:span></text:p>
      <text:p text:style-name="P911"><text:tab/><text:tab/><text:tab/><text:tab/>ІРѕРґ РЅР° СЌРєСЂР°РЅ СЃС‚СЂРѕРєРё СЃРёРјРІРѕР»</text:p>
      <text:p text:style-name="P912"><text:tab/><text:tab/><text:tab/><text:tab/>РѕРІ,</text:p>
      <text:p text:style-name="P913"><text:tab/><text:tab/><text:tab/><text:tab/>; <text:s text:c="15"/>Р·Р°РєР°РЅС‡РёРІР°СЋС‰РµР№СЃСЏ</text:p>
      <text:p text:style-name="P914"><text:tab/><text:tab/><text:tab/><text:tab/><text:s/>Р·РЅР°РєРѕРј "$";</text:p>
      <text:p text:style-name="P915"><text:tab/><text:tab/><text:tab/><text:tab/>; <text:s text:c="13"/>- С‚СЂРµР±СѓРµС‚ Р·Р°РґР°РЅРёСЏ</text:p>
      <text:p text:style-name="P916"><text:span text:style-name="T917"><text:tab/></text:span><text:span text:style-name="T918"><text:tab/></text:span><text:span text:style-name="T919"><text:tab/></text:span><text:span text:style-name="T920"><text:tab/>РІ СЂРµРіРёСЃС‚СЂРµ<text:s/></text:span><text:span text:style-name="T921">ah</text:span><text:span text:style-name="T922"><text:s/>РЅРѕРјРµСЂР° С„СѓРЅРєС†Р</text:span></text:p>
      <text:p text:style-name="P923"><text:span text:style-name="T924"><text:tab/></text:span><text:span text:style-name="T925"><text:tab/></text:span><text:span text:style-name="T926"><text:tab/></text:span><text:span text:style-name="T927"><text:tab/>ёРё=09</text:span><text:span text:style-name="T928">h</text:span><text:span text:style-name="T929">,</text:span></text:p>
      <text:p text:style-name="P930"><text:span text:style-name="T931"><text:tab/></text:span><text:span text:style-name="T932"><text:tab/></text:span><text:span text:style-name="T933"><text:tab/></text:span><text:span text:style-name="T934"><text:tab/>; <text:s text:c="15"/>Р° РІ СЂРµРіРёСЃС‚СЂРµ<text:s/></text:span><text:span text:style-name="T935">dx</text:span><text:span text:style-name="T936"><text:s/>- <text:s/>С</text:span></text:p>
      <text:p text:style-name="P937"><text:tab/><text:tab/><text:tab/><text:tab/>ЃРјРµС‰РµРЅРёСЏ <text:s/>Р°РґСЂРµСЃР° <text:s/>РІС‹РІРѕРґРёРјРѕ</text:p>
      <text:p text:style-name="P938"><text:tab/><text:tab/><text:tab/><text:tab/>Р№</text:p>
      <text:p text:style-name="P939"><text:tab/><text:tab/><text:tab/><text:tab/>; <text:s text:c="15"/>СЃС‚СЂРѕРєРё;</text:p>
      <text:p text:style-name="P940"><text:tab/><text:tab/><text:tab/><text:tab/>; <text:s text:c="13"/>- РёСЃРїРѕР»СЊР·СѓРµС‚ СЂРµРіРёС</text:p>
      <text:p text:style-name="P941"><text:span text:style-name="T942"><text:tab/></text:span><text:span text:style-name="T943"><text:tab/></text:span><text:span text:style-name="T944"><text:tab/></text:span><text:span text:style-name="T945"><text:tab/>ЃС‚СЂ <text:s/></text:span><text:span text:style-name="T946">ax</text:span><text:span text:style-name="T947"><text:s text:c="2"/>Рё <text:s/>РЅРµ СЃРѕС…СЂР°РЅСЏРµС‚ РµРіРѕ</text:span></text:p>
      <text:p text:style-name="P948"><text:tab/><text:tab/><text:tab/><text:tab/>; <text:s text:c="15"/>СЃРѕРґРµСЂР¶РёРјРѕРµ.</text:p>
      <text:p text:style-name="P949"><text:tab/><text:tab/><text:tab/><text:tab/>; *********************************************</text:p>
      <text:p text:style-name="P950"><text:tab/><text:tab/><text:tab/><text:tab/>*********************</text:p>
      <text:p text:style-name="P951"><text:tab/><text:tab/><text:tab/><text:tab/></text:p>
      <text:p text:style-name="P952"><text:span text:style-name="T953"><text:tab/></text:span><text:span text:style-name="T954"><text:tab/></text:span><text:span text:style-name="T955"><text:tab/></text:span><text:span text:style-name="T956"><text:tab/><text:s text:c="3"/></text:span><text:span text:style-name="T957">DOSSEG</text:span><text:span text:style-name="T958"><text:s text:c="38"/></text:span></text:p>
      <text:p text:style-name="P959"><text:tab/><text:tab/><text:tab/><text:tab/>; Р—Р°РґР°РЅРёРµ СЃРµРіРјРµРЅС‚РѕРІ РїРѕРґ Р”Рћ</text:p>
      <text:p text:style-name="P960"><text:tab/><text:tab/><text:tab/><text:tab/>РЎ</text:p>
      <text:p text:style-name="P961"><text:span text:style-name="T962"><text:tab/></text:span><text:span text:style-name="T963"><text:tab/></text:span><text:span text:style-name="T964"><text:tab/></text:span><text:span text:style-name="T965"><text:tab/><text:s text:c="3"/>.</text:span><text:span text:style-name="T966">MODEL</text:span><text:span text:style-name="T967"><text:s text:c="2"/></text:span><text:span text:style-name="T968">SMALL</text:span><text:span text:style-name="T969"><text:s text:c="31"/></text:span></text:p>
      <text:p text:style-name="P970"><text:span text:style-name="T971"><text:tab/></text:span><text:span text:style-name="T972"><text:tab/></text:span><text:span text:style-name="T973"><text:tab/></text:span><text:span text:style-name="T974"><text:tab/>; РњРѕРґРµР»СЊ РїР°РјСЏС‚Рё-</text:span><text:span text:style-name="T975">SMALL</text:span><text:span text:style-name="T976">(РњР°Р»Р°СЏ)</text:span></text:p>
      <text:p text:style-name="P977"><text:span text:style-name="T978"><text:tab/></text:span><text:span text:style-name="T979"><text:tab/></text:span><text:span text:style-name="T980"><text:tab/></text:span><text:span text:style-name="T981"><text:tab/><text:s text:c="3"/>.</text:span><text:span text:style-name="T982">STACK</text:span><text:span text:style-name="T983"><text:s text:c="2"/>100</text:span><text:span text:style-name="T984">h</text:span><text:span text:style-name="T985"><text:s text:c="32"/></text:span></text:p>
      <text:p text:style-name="P986"><text:tab/><text:tab/><text:tab/><text:tab/>; РћС‚РІРµСЃС‚Рё РїРѕРґ РЎС‚РµРє 256 Р±Р°Р№С‚</text:p>
      <text:p text:style-name="P987"><text:span text:style-name="T988"><text:tab/></text:span><text:span text:style-name="T989"><text:tab/></text:span><text:span text:style-name="T990"><text:tab/></text:span><text:span text:style-name="T991"><text:tab/><text:s text:c="3"/>.</text:span><text:span text:style-name="T992">DATA</text:span><text:span text:style-name="T993"><text:s text:c="39"/></text:span></text:p>
      <text:p text:style-name="P994"><text:tab/><text:tab/><text:tab/><text:tab/>; РќР°С‡Р°Р»Рѕ СЃРµРіРјРµРЅС‚Р° РґР°РЅРЅС‹С…</text:p>
      <text:p text:style-name="P995"><text:span text:style-name="T996"><text:s/>0000</text:span><text:span text:style-name="T997"><text:tab/></text:span><text:span text:style-name="T998"><text:tab/></text:span><text:span text:style-name="T999"><text:tab/></text:span><text:span text:style-name="T1000"><text:tab/></text:span><text:span text:style-name="T1001">Greeting</text:span><text:span text:style-name="T1002"><text:s text:c="2"/></text:span><text:span text:style-name="T1003">LABEL</text:span><text:span text:style-name="T1004"><text:s text:c="2"/></text:span><text:span text:style-name="T1005">BYTE</text:span><text:span text:style-name="T1006"><text:s text:c="26"/></text:span></text:p>
      <text:p text:style-name="P1007"><text:tab/><text:tab/><text:tab/><text:tab/>; РўРµРєСЃС‚ <text:s/>РїСЂРёРІРµС‚СЃС‚РІРёСЏ</text:p>
      <text:p text:style-name="P1008"><text:span text:style-name="T1009"><text:s/>0000 <text:s/></text:span><text:span text:style-name="T1010">D</text:span><text:span text:style-name="T1011">0 92<text:s/></text:span><text:span text:style-name="T1012">D</text:span><text:span text:style-name="T1013">0<text:s/></text:span><text:span text:style-name="T1014">B</text:span><text:span text:style-name="T1015">0<text:s/></text:span><text:span text:style-name="T1016">D</text:span><text:span text:style-name="T1017">1 81</text:span><text:span text:style-name="T1018"><text:tab/><text:s text:c="3"/></text:span><text:span text:style-name="T1019">DB</text:span><text:span text:style-name="T1020"><text:s/>'Р’Р°СЃ РїСЂРёРІРµС‚СЃС‚РІСѓРµС‚ СЃС‚.РіС</text:span></text:p>
      <text:p text:style-name="P1021"><text:tab/><text:tab/><text:tab/><text:tab/>Ђ.1381 - РњРµР»СЊРєСѓРјСЏРЅС† Р”.Рђ.',13,10,'$'</text:p>
      <text:p text:style-name="P1022"><text:span text:style-name="T1023"><text:s text:c="7"/></text:span><text:span text:style-name="T1024">20 D0 BF D1 80 D0</text:span><text:span text:style-name="T1025"><text:tab/></text:span></text:p>
      <text:p text:style-name="P1026"><text:s text:c="7"/>B8 D0 B2 D0 B5 D1<text:tab/></text:p>
      <text:p text:style-name="P1027"><text:s text:c="7"/>82 D1 81 D1 82 D0<text:tab/></text:p>
      <text:p text:style-name="P1028"><text:s text:c="7"/>B2 D1 83 D0 B5 D1<text:tab/></text:p>
      <text:p text:style-name="P1029"><text:s text:c="7"/>82 20 D1 81 D1 82<text:tab/></text:p>
      <text:p text:style-name="P1030"><text:s text:c="7"/>2E D0 B3 D1 80 2E<text:tab/></text:p>
      <text:p text:style-name="P1031"><text:s text:c="7"/>31 33 38 31 20 2D<text:tab/></text:p>
      <text:p text:style-name="P1032">#Microsoft (R) Macro Assembler Version 5.10 <text:s text:c="17"/>9/7/22 20:37:33<text:line-break/></text:p>
      <text:p text:style-name="P1033"><text:s text:c="61"/>Page <text:s text:c="4"/>1-2</text:p>
      <text:p text:style-name="P1034"/>
      <text:p text:style-name="P1035"/>
      <text:p text:style-name="P1036"><text:s text:c="7"/>20 D0 9C D0 B5 D0<text:tab/></text:p>
      <text:p text:style-name="P1037"><text:s text:c="7"/>BB D1 8C D0 BA D1<text:tab/></text:p>
      <text:p text:style-name="P1038"><text:s text:c="7"/>83 D0 BC D1 8F D0<text:tab/></text:p>
      <text:p text:style-name="P1039"><text:s text:c="7"/>BD D1 86 20 D0 94<text:tab/></text:p>
      <text:p text:style-name="P1040"><text:s text:c="7"/>2E D0 90 2E 0D 0A<text:tab/></text:p>
      <text:p text:style-name="P1041"><text:s text:c="7"/>24<text:tab/><text:tab/><text:tab/></text:p>
      <text:p text:style-name="P1042"><text:tab/><text:tab/><text:tab/><text:tab/><text:s text:c="3"/>.CODE <text:s text:c="31"/>; РќР°С</text:p>
      <text:p text:style-name="P1043"><text:tab/><text:tab/><text:tab/><text:tab/>‡Р°Р»Рѕ СЃРµРіРјРµРЅС‚Р° РєРѕРґР°</text:p>
      <text:p text:style-name="P1044"><text:s/>0000 <text:s/>B8 ---- R<text:tab/><text:tab/><text:s text:c="3"/>mov <text:s/>ax, @data <text:s text:c="23"/>; Р—Р°</text:p>
      <text:p text:style-name="P1045"><text:tab/><text:tab/><text:tab/><text:tab/>РіСЂСѓР·РєР° РІ DS Р°РґСЂРµСЃР° РЅР°С‡Р°Р»Р°</text:p>
      <text:p text:style-name="P1046"><text:s/>0003 <text:s/>8E D8<text:tab/><text:tab/><text:tab/><text:s text:c="3"/>mov <text:s/>ds, ax <text:s text:c="26"/>; СЃРµ</text:p>
      <text:p text:style-name="P1047"><text:tab/><text:tab/><text:tab/><text:tab/>РіРјРµРЅС‚Р° РґР°РЅРЅС‹С…</text:p>
      <text:p text:style-name="P1048"><text:s/>0005 <text:s/>BA 0000 R<text:tab/><text:tab/><text:s text:c="3"/>mov <text:s/>dx, OFFSET Greeting <text:s text:c="13"/>; Р—Р°</text:p>
      <text:p text:style-name="P1049"><text:tab/><text:tab/><text:tab/><text:tab/>РіСЂСѓР·РєР° РІ dx СЃРјРµС‰РµРЅРёСЏ</text:p>
      <text:p text:style-name="P1050"><text:tab/><text:tab/><text:tab/><text:tab/><text:s text:c="40"/>; Р°РґС</text:p>
      <text:p text:style-name="P1051"><text:tab/><text:tab/><text:tab/><text:tab/>ЂРµСЃР° С‚РµРєСЃС‚Р° РїСЂРёРІРµС‚СЃС‚РІРёСЏ</text:p>
      <text:p text:style-name="P1052"><text:s/>0008<text:tab/><text:tab/><text:tab/><text:tab/>DisplayGreeting:</text:p>
      <text:p text:style-name="P1053"><text:s/>0008 <text:s/>B4 09<text:tab/><text:tab/><text:tab/><text:s text:c="3"/>mov <text:s/>ah, 9 <text:s text:c="27"/>; # С„</text:p>
      <text:p text:style-name="P1054"><text:tab/><text:tab/><text:tab/><text:tab/>СѓРЅРєС†РёРё Р”РћРЎ РїРµС‡Р°С‚Рё СЃС‚СЂРѕРєРё</text:p>
      <text:p text:style-name="P1055"><text:s/>000A <text:s/>CD 21<text:tab/><text:tab/><text:tab/><text:s text:c="3"/>int <text:s/>21h <text:s text:c="28"/>; РІС‹Р</text:p>
      <text:p text:style-name="P1056"><text:tab/><text:tab/><text:tab/><text:tab/>ІРѕРґ РЅР° СЌРєСЂР°РЅ <text:s/>РїСЂРёРІРµС‚СЃС‚РІРёСЏ</text:p>
      <text:p text:style-name="P1057"><text:s/>000C <text:s/>B4 4C<text:tab/><text:tab/><text:tab/><text:s text:c="3"/>mov <text:s/>ah, 4ch <text:s text:c="25"/>; # С„</text:p>
      <text:p text:style-name="P1058"><text:tab/><text:tab/><text:tab/><text:tab/>СѓРЅРєС†РёРё Р”РћРЎ Р·Р°РІРµСЂС€РµРЅРёСЏ РїСЂРѕ</text:p>
      <text:p text:style-name="P1059"><text:tab/><text:tab/><text:tab/><text:tab/>РіСЂР°РјРјС‹</text:p>
      <text:p text:style-name="P1060"><text:s/>000E <text:s/>CD 21<text:tab/><text:tab/><text:tab/><text:s text:c="3"/>int <text:s/>21h <text:s text:c="28"/>; Р·Р°Р</text:p>
      <text:p text:style-name="P1061"><text:tab/><text:tab/><text:tab/><text:tab/>ІРµСЂС€РµРЅРёРµ РїСЂРѕРіСЂР°РјРјС‹ Рё РІС‹С…РѕР</text:p>
      <text:p text:style-name="P1062"><text:tab/><text:tab/><text:tab/><text:tab/>ґ РІ Р”РћРЎ</text:p>
      <text:p text:style-name="P1063"><text:tab/><text:tab/><text:tab/><text:tab/><text:s text:c="3"/>END</text:p>
      <text:p text:style-name="P1064"/>
      <text:p text:style-name="P1065">#Microsoft (R) Macro Assembler Version 5.10 <text:s text:c="17"/>9/7/22 20:37:33<text:line-break/></text:p>
      <text:p text:style-name="P1066"><text:s text:c="61"/>Symbols-1</text:p>
      <text:p text:style-name="P1067"/>
      <text:p text:style-name="P1068"/>
      <text:p text:style-name="P1069">Segments and Groups:</text:p>
      <text:p text:style-name="P1070"/>
      <text:p text:style-name="P1071"><text:s text:c="16"/>N a m e <text:s text:c="8"/><text:tab/>Length<text:tab/><text:s/>Align<text:tab/>Combine Class</text:p>
      <text:p text:style-name="P1072"/>
      <text:p text:style-name="P1073">DGROUP . . . . . . . . . . . . . <text:s/><text:tab/>GROUP</text:p>
      <text:p text:style-name="P1074"><text:s text:c="2"/>_DATA <text:s/>. . . . . . . . . . . . <text:s/><text:tab/>004F<text:tab/>WORD<text:tab/>PUBLIC<text:tab/>'DATA'</text:p>
      <text:p text:style-name="P1075"><text:s text:c="2"/>STACK <text:s/>. . . . . . . . . . . . <text:s/><text:tab/>0100<text:tab/>PARA<text:tab/>STACK<text:tab/>'STACK'</text:p>
      <text:p text:style-name="P1076">_TEXT <text:s/>. . . . . . . . . . . . . <text:s/><text:tab/>0010<text:tab/>WORD<text:tab/>PUBLIC<text:tab/>'CODE'</text:p>
      <text:p text:style-name="P1077"/>
      <text:p text:style-name="P1078">Symbols: <text:s text:c="11"/></text:p>
      <text:p text:style-name="P1079"/>
      <text:p text:style-name="P1080"><text:s text:c="16"/>N a m e <text:s text:c="8"/><text:tab/>Type<text:tab/><text:s/>Value<text:tab/><text:s/>Attr</text:p>
      <text:p text:style-name="P1081"/>
      <text:p text:style-name="P1082">DISPLAYGREETING <text:s/>. . . . . . . . <text:s/><text:tab/>L NEAR<text:tab/>0008<text:tab/>_TEXT</text:p>
      <text:p text:style-name="P1083"/>
      <text:p text:style-name="P1084">GREETING . . . . . . . . . . . . <text:s/><text:tab/>L BYTE<text:tab/>0000<text:tab/>_DATA</text:p>
      <text:p text:style-name="P1085"/>
      <text:p text:style-name="P1086">@CODE <text:s/>. . . . . . . . . . . . . <text:s/><text:tab/>TEXT <text:s/>_TEXT<text:tab/><text:tab/></text:p>
      <text:p text:style-name="P1087">@CODESIZE <text:s/>. . . . . . . . . . . <text:s/><text:tab/>TEXT <text:s/>0<text:tab/><text:tab/></text:p>
      <text:p text:style-name="P1088">@CPU . . . . . . . . . . . . . . <text:s/><text:tab/>TEXT <text:s/>0101h<text:tab/><text:tab/></text:p>
      <text:p text:style-name="P1089">@DATASIZE <text:s/>. . . . . . . . . . . <text:s/><text:tab/>TEXT <text:s/>0<text:tab/><text:tab/></text:p>
      <text:p text:style-name="P1090">@FILENAME <text:s/>. . . . . . . . . . . <text:s/><text:tab/>TEXT <text:s/>hello1<text:tab/><text:tab/></text:p>
      <text:p text:style-name="P1091">@VERSION . . . . . . . . . . . . <text:s/><text:tab/>TEXT <text:s/>510<text:tab/><text:tab/></text:p>
      <text:p text:style-name="P1092"/>
      <text:p text:style-name="P1093"/>
      <text:p text:style-name="P1094"><text:s text:c="5"/>33 Source <text:s/>Lines</text:p>
      <text:p text:style-name="P1095"><text:s text:c="5"/>33 Total <text:s text:c="2"/>Lines</text:p>
      <text:p text:style-name="P1096"><text:s text:c="5"/>19 Symbols</text:p>
      <text:p text:style-name="P1097"/>
      <text:p text:style-name="P1098"><text:s text:c="2"/>47994 + 459266 Bytes symbol space free</text:p>
      <text:p text:style-name="P1099"/>
      <text:p text:style-name="P1100"><text:s text:c="6"/>0 Warning Errors</text:p>
      <text:p text:style-name="P1101"><text:s text:c="6"/>0 Severe <text:s/>Errors</text:p>
      <text:p text:style-name="P1102"/>
      <text:p text:style-name="P1103"><text:span text:style-name="T1104">Имя</text:span><text:span text:style-name="T1105"><text:s/></text:span><text:span text:style-name="T1106">файла</text:span><text:span text:style-name="T1107">: hello2.lst</text:span></text:p>
      <text:p text:style-name="P1108"/>
      <text:p text:style-name="P1109">#Microsoft (R) Macro Assembler Version 5.10 <text:s text:c="17"/>9/7/22 20:50:36<text:line-break/></text:p>
      <text:p text:style-name="P1110"><text:s text:c="61"/>Page <text:s text:c="4"/>1-1</text:p>
      <text:p text:style-name="P1111"/>
      <text:p text:style-name="P1112"/>
      <text:p text:style-name="P1113"><text:tab/><text:tab/><text:tab/><text:tab/>; HELLO2 - РЈС‡РµР±РЅР°СЏ РїСЂРѕРіСЂР°РјРјР° N2</text:p>
      <text:p text:style-name="P1114"><text:tab/><text:tab/><text:tab/><text:tab/><text:s text:c="2"/>Р»Р°Р±.СЂР°Р±.#1 РїРѕ РґРёСЃС†РёРїР»РёРЅРµ "Р</text:p>
      <text:p text:style-name="P1115"><text:tab/><text:tab/><text:tab/><text:tab/>ђСЂС…РёС‚РµРєС‚СѓСЂР° РєРѕРјРїСЊСЋС‚РµСЂР°"</text:p>
      <text:p text:style-name="P1116"><text:tab/><text:tab/><text:tab/><text:tab/>; <text:s text:c="9"/>РџСЂРѕРіСЂР°РјРјР° РёСЃРїРѕР»СЊР·СѓР</text:p>
      <text:p text:style-name="P1117"><text:tab/><text:tab/><text:tab/><text:tab/>µС‚ РїСЂРѕС†РµРґСѓСЂСѓ РґР»СЏ РїРµС‡Р°С‚Рё СЃС‚</text:p>
      <text:p text:style-name="P1118"><text:tab/><text:tab/><text:tab/><text:tab/>СЂРѕРєРё</text:p>
      <text:p text:style-name="P1119"><text:tab/><text:tab/><text:tab/><text:tab/>;</text:p>
      <text:p text:style-name="P1120"><text:tab/><text:tab/><text:tab/><text:tab/>; <text:s text:c="5"/>РўР•РљРЎРў <text:s/>РџР РћР“Р РђРњРњР«</text:p>
      <text:p text:style-name="P1121"><text:tab/><text:tab/><text:tab/><text:tab/></text:p>
      <text:p text:style-name="P1122"><text:s/>= 0024<text:tab/><text:tab/><text:tab/><text:tab/>EOFLine <text:s/>EQU <text:s/>'$' <text:s text:c="8"/>; РћРїСЂРµРґРµР»РµРЅР</text:p>
      <text:p text:style-name="P1123"><text:tab/><text:tab/><text:tab/><text:tab/>ёРµ СЃРёРјРІРѕР»СЊРЅРѕР№ РєРѕРЅСЃС‚Р°РЅС‚С‹</text:p>
      <text:p text:style-name="P1124"><text:tab/><text:tab/><text:tab/><text:tab/><text:s text:c="26"/>; <text:s text:c="4"/>"РљРѕРЅРµС† СЃС</text:p>
      <text:p text:style-name="P1125"><text:tab/><text:tab/><text:tab/><text:tab/>‚СЂРѕРєРё"</text:p>
      <text:p text:style-name="P1126"><text:tab/><text:tab/><text:tab/><text:tab/></text:p>
      <text:p text:style-name="P1127"><text:tab/><text:tab/><text:tab/><text:tab/>; РЎС‚РµРє <text:s/>РїСЂРѕРіСЂР°РјРјС‹</text:p>
      <text:p text:style-name="P1128"><text:tab/><text:tab/><text:tab/><text:tab/></text:p>
      <text:p text:style-name="P1129"><text:tab/><text:tab/><text:tab/><text:tab/>ASSUME CS:CODE, SS:AStack</text:p>
      <text:p text:style-name="P1130"><text:tab/><text:tab/><text:tab/><text:tab/></text:p>
      <text:p text:style-name="P1131"><text:s/>0000<text:tab/><text:tab/><text:tab/><text:tab/>AStack <text:s text:c="3"/>SEGMENT <text:s/>STACK</text:p>
      <text:p text:style-name="P1132"><text:s/>0000 <text:s/>000C[<text:tab/><text:tab/><text:tab/><text:s text:c="10"/>DW 12 DUP('!') <text:s text:c="3"/>; РћС‚РІРѕРґРёС‚СЃС</text:p>
      <text:p text:style-name="P1133"><text:tab/><text:tab/><text:tab/><text:tab/>Џ 12 СЃР»РѕРІ РїР°РјСЏС‚Рё</text:p>
      <text:p text:style-name="P1134"><text:tab/><text:s text:c="3"/>0021<text:tab/><text:tab/><text:tab/></text:p>
      <text:p text:style-name="P1135"><text:tab/><text:tab/><text:tab/><text:s/>]<text:tab/></text:p>
      <text:p text:style-name="P1136"><text:tab/><text:tab/><text:tab/><text:tab/></text:p>
      <text:p text:style-name="P1137"><text:s/>0018<text:tab/><text:tab/><text:tab/><text:tab/>AStack <text:s text:c="3"/>ENDS</text:p>
      <text:p text:style-name="P1138"><text:tab/><text:tab/><text:tab/><text:tab/></text:p>
      <text:p text:style-name="P1139"><text:tab/><text:tab/><text:tab/><text:tab/>; Р”Р°РЅРЅС‹Рµ РїСЂРѕРіСЂР°РјРјС‹</text:p>
      <text:p text:style-name="P1140"><text:tab/><text:tab/><text:tab/><text:tab/></text:p>
      <text:p text:style-name="P1141"><text:s/>0000<text:tab/><text:tab/><text:tab/><text:tab/>DATA <text:s text:c="5"/>SEGMENT</text:p>
      <text:p text:style-name="P1142"><text:tab/><text:tab/><text:tab/><text:tab/></text:p>
      <text:p text:style-name="P1143"><text:span text:style-name="T1144"><text:tab/></text:span><text:span text:style-name="T1145"><text:tab/></text:span><text:span text:style-name="T1146"><text:tab/></text:span><text:span text:style-name="T1147"><text:tab/>; <text:s/>Р”РёСЂРµРєС‚РёРІС‹ РѕРїРёСЃР°РЅРёСЏ РґР°РЅРЅ</text:span></text:p>
      <text:p text:style-name="P1148"><text:tab/><text:tab/><text:tab/><text:tab/>С‹С…</text:p>
      <text:p text:style-name="P1149"><text:tab/><text:tab/><text:tab/><text:tab/></text:p>
      <text:p text:style-name="P1150"><text:s/>0000 <text:s/>48 65 6C 6C 6F 20<text:tab/>HELLO <text:s text:c="4"/>DB 'Hello Worlds!', 0AH, 0DH,EOFLine</text:p>
      <text:p text:style-name="P1151"><text:s text:c="7"/>57 6F 72 6C 64 73<text:tab/></text:p>
      <text:p text:style-name="P1152"><text:s text:c="7"/>21 0A 0D 24<text:tab/><text:tab/></text:p>
      <text:p text:style-name="P1153"><text:s/>0010 <text:s/>53 74 75 64 65 6E<text:tab/>GREETING <text:s/>DB 'Student from 1381 – Novak Polina$'</text:p>
      <text:p text:style-name="P1154"><text:s text:c="7"/>74 20 66 72 6F 6D<text:tab/></text:p>
      <text:p text:style-name="P1155"><text:s text:c="7"/>20 34 33 35 30 20<text:tab/></text:p>
      <text:p text:style-name="P1156"><text:s text:c="7"/>2D 20 24<text:tab/><text:tab/><text:tab/></text:p>
      <text:p text:style-name="P1157"><text:s/>0025<text:tab/><text:tab/><text:tab/><text:tab/>DATA <text:s text:c="5"/>ENDS</text:p>
      <text:p text:style-name="P1158"><text:tab/><text:tab/><text:tab/><text:tab/></text:p>
      <text:p text:style-name="P1159"><text:tab/><text:tab/><text:tab/><text:tab/>; РљРѕРґ РїСЂРѕРіСЂР°РјРјС‹</text:p>
      <text:p text:style-name="P1160"><text:tab/><text:tab/><text:tab/><text:tab/></text:p>
      <text:p text:style-name="P1161"><text:s/>0000<text:tab/><text:tab/><text:tab/><text:tab/>CODE <text:s text:c="5"/>SEGMENT</text:p>
      <text:p text:style-name="P1162"><text:tab/><text:tab/><text:tab/><text:tab/>; РџСЂРѕС†РµРґСѓСЂР° РїРµС‡Р°С‚Рё СЃС‚СЂРѕРєРё</text:p>
      <text:p text:style-name="P1163"><text:s/>0000<text:tab/><text:tab/><text:tab/><text:tab/>WriteMsg <text:s/>PROC <text:s/>NEAR</text:p>
      <text:p text:style-name="P1164"><text:s/>0000 <text:s/>B4 09<text:tab/><text:tab/><text:tab/><text:s text:c="10"/>mov <text:s text:c="2"/>AH,9</text:p>
      <text:p text:style-name="P1165"><text:s/>0002 <text:s/>CD 21<text:tab/><text:tab/><text:tab/><text:s text:c="10"/>int <text:s text:c="2"/>21h <text:s/>; Р’С‹Р·РѕРІ С„СѓРЅРєС†РёР</text:p>
      <text:p text:style-name="P1166"><text:tab/><text:tab/><text:tab/><text:tab/>ё DOS РїРѕ РїСЂРµСЂС‹РІР°РЅРёСЋ</text:p>
      <text:p text:style-name="P1167"><text:s/>0004 <text:s/>C3<text:tab/><text:tab/><text:tab/><text:s text:c="10"/>ret</text:p>
      <text:p text:style-name="P1168"><text:s/>0005<text:tab/><text:tab/><text:tab/><text:tab/>WriteMsg <text:s/>ENDP</text:p>
      <text:p text:style-name="P1169"><text:tab/><text:tab/><text:tab/><text:tab/></text:p>
      <text:p text:style-name="P1170"><text:tab/><text:tab/><text:tab/><text:tab/>; Р“РѕР»РѕРІРЅР°СЏ РїСЂРѕС†РµРґСѓСЂР°</text:p>
      <text:p text:style-name="P1171"><text:s/>#Microsoft (R) Macro Assembler Version 5.10 <text:s text:c="17"/>9/7/22 20:50:36<text:line-break/></text:p>
      <text:p text:style-name="P1172"><text:s text:c="61"/>Page <text:s text:c="4"/>1-2</text:p>
      <text:p text:style-name="P1173"/>
      <text:p text:style-name="P1174"/>
      <text:p text:style-name="P1175"><text:s/>0005<text:tab/><text:tab/><text:tab/><text:tab/>Main <text:s text:c="5"/>PROC <text:s/>FAR</text:p>
      <text:p text:style-name="P1176"><text:s/>0005 <text:s/>1E<text:tab/><text:tab/><text:tab/><text:s text:c="10"/>push <text:s/>DS <text:s text:c="6"/>;\ <text:s/>РЎРѕС…СЂР°РЅРµРЅРё</text:p>
      <text:p text:style-name="P1177"><text:tab/><text:tab/><text:tab/><text:tab/>Рµ Р°РґСЂРµСЃР° РЅР°С‡Р°Р»Р° PSP РІ СЃС‚РµРєРµ</text:p>
      <text:p text:style-name="P1178"><text:s/>0006 <text:s/>2B C0<text:tab/><text:tab/><text:tab/><text:s text:c="10"/>sub <text:s text:c="2"/>AX,AX <text:s text:c="3"/>; &gt; РґР»СЏ РїРѕСЃР»РµР</text:p>
      <text:p text:style-name="P1179"><text:tab/><text:tab/><text:tab/><text:tab/>ґСѓСЋС‰РµРіРѕ РІРѕСЃСЃС‚Р°РЅРѕРІР»РµРЅРёСЏ РїРѕ</text:p>
      <text:p text:style-name="P1180"><text:s/>0008 <text:s/>50<text:tab/><text:tab/><text:tab/><text:s text:c="10"/>push <text:s/>AX <text:s text:c="6"/>;/ <text:s/>РєРѕРјР°РЅРґРµ ret</text:p>
      <text:p text:style-name="P1181"><text:tab/><text:tab/><text:tab/><text:tab/>, Р·Р°РІРµСЂС€Р°СЋС‰РµР№ РїСЂРѕС†РµРґСѓСЂСѓ.</text:p>
      <text:p text:style-name="P1182"><text:s/>0009 <text:s/>B8 ---- R<text:tab/><text:tab/><text:s text:c="10"/>mov <text:s text:c="2"/>AX,DATA <text:s text:c="12"/>; Р—Р°РіСЂС</text:p>
      <text:p text:style-name="P1183"><text:tab/><text:tab/><text:tab/><text:tab/>ѓР·РєР° СЃРµРіРјРµРЅС‚РЅРѕРіРѕ</text:p>
      <text:p text:style-name="P1184"><text:s/>000C <text:s/>8E D8<text:tab/><text:tab/><text:tab/><text:s text:c="10"/>mov <text:s text:c="2"/>DS,AX <text:s text:c="14"/>; СЂРµРіРёС</text:p>
      <text:p text:style-name="P1185"><text:span text:style-name="T1186"><text:tab/></text:span><text:span text:style-name="T1187"><text:tab/></text:span><text:span text:style-name="T1188"><text:tab/></text:span><text:span text:style-name="T1189"><text:tab/></text:span><text:span text:style-name="T1190">ЃС‚СЂР° РґР°РЅРЅС‹С….</text:span></text:p>
      <text:p text:style-name="P1191"><text:span text:style-name="T1192"><text:s/></text:span><text:span text:style-name="T1193">000E <text:s/>BA 0000 R</text:span><text:span text:style-name="T1194"><text:tab/></text:span><text:span text:style-name="T1195"><text:tab/><text:s text:c="10"/>mov <text:s text:c="2"/>DX, OFFSET HELLO <text:s text:c="3"/>; Р’С‹РІРѕР</text:span></text:p>
      <text:p text:style-name="P1196"><text:tab/><text:tab/><text:tab/><text:tab/>ґ РЅР° СЌРєСЂР°РЅ РїРµСЂРІРѕР№</text:p>
      <text:p text:style-name="P1197"><text:s/>0011 <text:s/>E8 0000 R<text:tab/><text:tab/><text:s text:c="10"/>call <text:s/>WriteMsg <text:s text:c="11"/>; СЃС‚СЂРѕР</text:p>
      <text:p text:style-name="P1198"><text:tab/><text:tab/><text:tab/><text:tab/>єРё РїСЂРёРІРµС‚СЃС‚РІРёСЏ.</text:p>
      <text:p text:style-name="P1199"><text:s/>0014 <text:s/>BA 0010 R<text:tab/><text:tab/><text:s text:c="10"/>mov <text:s text:c="2"/>DX, OFFSET GREETING ; Р’С‹РІРѕР</text:p>
      <text:p text:style-name="P1200"><text:tab/><text:tab/><text:tab/><text:tab/>ґ РЅР° СЌРєСЂР°РЅ РІС‚РѕСЂРѕР№</text:p>
      <text:p text:style-name="P1201"><text:s/>0017 <text:s/>E8 0000 R<text:tab/><text:tab/><text:s text:c="10"/>call <text:s/>WriteMsg <text:s text:c="11"/>; СЃС‚СЂРѕР</text:p>
      <text:p text:style-name="P1202"><text:tab/><text:tab/><text:tab/><text:tab/>єРё РїСЂРёРІРµС‚СЃС‚РІРёСЏ.</text:p>
      <text:p text:style-name="P1203"><text:s/>001A <text:s/>CB<text:tab/><text:tab/><text:tab/><text:s text:c="10"/>ret <text:s text:c="22"/>; Р’С‹С…РѕР</text:p>
      <text:p text:style-name="P1204"><text:tab/><text:tab/><text:tab/><text:tab/>ґ РІ DOS РїРѕ РєРѕРјР°РЅРґРµ,</text:p>
      <text:p text:style-name="P1205"><text:tab/><text:tab/><text:tab/><text:tab/><text:s text:c="36"/>; РЅР°С…РѕР</text:p>
      <text:p text:style-name="P1206"><text:tab/><text:tab/><text:tab/><text:tab/>ґСЏС‰РµР№СЃСЏ РІ 1-РѕРј СЃР»РѕРІРµ PSP.</text:p>
      <text:p text:style-name="P1207"><text:s/>001B<text:tab/><text:tab/><text:tab/><text:tab/>Main <text:s text:c="5"/>ENDP</text:p>
      <text:p text:style-name="P1208"><text:s/>001B<text:tab/><text:tab/><text:tab/><text:tab/>CODE <text:s text:c="5"/>ENDS</text:p>
      <text:p text:style-name="P1209"><text:tab/><text:tab/><text:tab/><text:tab/><text:s text:c="10"/>END Main</text:p>
      <text:p text:style-name="P1210"/>
      <text:p text:style-name="P1211">#Microsoft (R) Macro Assembler Version 5.10 <text:s text:c="17"/>9/7/22 20:50:36<text:line-break/></text:p>
      <text:p text:style-name="P1212"><text:s text:c="61"/>Symbols-1</text:p>
      <text:p text:style-name="P1213"/>
      <text:p text:style-name="P1214"/>
      <text:p text:style-name="P1215">Segments and Groups:</text:p>
      <text:p text:style-name="P1216"/>
      <text:p text:style-name="P1217"><text:s text:c="16"/>N a m e <text:s text:c="8"/><text:tab/>Length<text:tab/><text:s/>Align<text:tab/>Combine Class</text:p>
      <text:p text:style-name="P1218"/>
      <text:p text:style-name="P1219">ASTACK . . . . . . . . . . . . . <text:s/><text:tab/>0018<text:tab/>PARA<text:tab/>STACK<text:tab/></text:p>
      <text:p text:style-name="P1220">CODE . . . . . . . . . . . . . . <text:s/><text:tab/>001B<text:tab/>PARA<text:tab/>NONE<text:tab/></text:p>
      <text:p text:style-name="P1221">DATA . . . . . . . . . . . . . . <text:s/><text:tab/>0025<text:tab/>PARA<text:tab/>NONE<text:tab/></text:p>
      <text:p text:style-name="P1222"/>
      <text:p text:style-name="P1223">Symbols: <text:s text:c="11"/></text:p>
      <text:p text:style-name="P1224"/>
      <text:p text:style-name="P1225"><text:s text:c="16"/>N a m e <text:s text:c="8"/><text:tab/>Type<text:tab/><text:s/>Value<text:tab/><text:s/>Attr</text:p>
      <text:p text:style-name="P1226"/>
      <text:p text:style-name="P1227">EOFLINE <text:s/>. . . . . . . . . . . . <text:s/><text:tab/>NUMBER<text:tab/>0024<text:tab/></text:p>
      <text:p text:style-name="P1228"/>
      <text:p text:style-name="P1229">GREETING . . . . . . . . . . . . <text:s/><text:tab/>L BYTE<text:tab/>0010<text:tab/>DATA</text:p>
      <text:p text:style-name="P1230"/>
      <text:p text:style-name="P1231">HELLO <text:s/>. . . . . . . . . . . . . <text:s/><text:tab/>L BYTE<text:tab/>0000<text:tab/>DATA</text:p>
      <text:p text:style-name="P1232"/>
      <text:p text:style-name="P1233">MAIN . . . . . . . . . . . . . . <text:s/><text:tab/>F PROC<text:tab/>0005<text:tab/>CODE<text:tab/>Length = 0016</text:p>
      <text:p text:style-name="P1234"/>
      <text:p text:style-name="P1235">WRITEMSG . . . . . . . . . . . . <text:s/><text:tab/>N PROC<text:tab/>0000<text:tab/>CODE<text:tab/>Length = 0005</text:p>
      <text:p text:style-name="P1236"/>
      <text:p text:style-name="P1237">@CPU . . . . . . . . . . . . . . <text:s/><text:tab/>TEXT <text:s/>0101h<text:tab/><text:tab/></text:p>
      <text:p text:style-name="P1238">@FILENAME <text:s/>. . . . . . . . . . . <text:s/><text:tab/>TEXT <text:s/>hello2<text:tab/><text:tab/></text:p>
      <text:p text:style-name="P1239">@VERSION . . . . . . . . . . . . <text:s/><text:tab/>TEXT <text:s/>510<text:tab/><text:tab/></text:p>
      <text:p text:style-name="P1240"/>
      <text:p text:style-name="P1241"/>
      <text:p text:style-name="P1242"><text:s text:c="5"/>52 Source <text:s/>Lines</text:p>
      <text:p text:style-name="P1243"><text:s text:c="5"/>52 Total <text:s text:c="2"/>Lines</text:p>
      <text:p text:style-name="P1244"><text:s text:c="5"/>13 Symbols</text:p>
      <text:p text:style-name="P1245"/>
      <text:p text:style-name="P1246"><text:s text:c="2"/>47986 + 459271 Bytes symbol space free</text:p>
      <text:p text:style-name="P1247"/>
      <text:p text:style-name="P1248"><text:s text:c="6"/>0 Warning Errors</text:p>
      <text:p text:style-name="P1249"><text:span text:style-name="T1250"><text:s text:c="6"/>0 Severe <text:s/>Errors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Heading" style:default-outline-level="2">
      <style:text-properties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-asian="NSimSun" style:font-name-complex="Arial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paragraph-properties fo:widows="0" fo:orphans="0" style:vertical-align="baseline" fo:margin-bottom="0in" fo:line-height="100%"/>
      <style:text-properties style:font-name="Liberation Serif" style:font-name-asian="Segoe UI" style:font-name-complex="Tahoma" fo:color="#000000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Liberation Serif" style:font-name-asian="Segoe UI" style:font-name-complex="Tahoma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Heading5Char" style:display-name="Heading 5 Char" style:family="text" style:parent-style-name="DefaultParagraphFont">
      <style:text-properties style:font-name="Liberation Serif" style:font-name-asian="NSimSun" style:font-name-complex="Arial" fo:font-weight="bold" style:font-weight-asian="bold" style:font-weight-complex="bold" fo:color="#000000" style:letter-kerning="true" fo:font-size="10pt" style:font-size-asian="10pt" style:font-size-complex="10pt" style:language-asian="zh" style:country-asian="CN" style:language-complex="hi" style:country-complex="IN"/>
    </style: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Liberation Serif" style:font-name-asian="Segoe UI" style:font-name-complex="Tahoma" fo:color="#000000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Times14_РИО2" style:display-name="Times14_РИО2" style:family="paragraph" style:parent-style-name="Standard">
      <style:paragraph-properties style:vertical-align="auto" fo:line-height="0.2166in" fo:text-indent="0.4923in">
        <style:tab-stops>
          <style:tab-stop style:type="left" style:position="0.4923in"/>
        </style:tab-stops>
      </style:paragraph-properties>
      <style:text-properties style:font-name-complex="Times New Roman" fo:font-size="14pt" style:font-size-asian="14pt"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lainText" style:display-name="Plain Text" style:family="paragraph" style:parent-style-name="Standard">
      <style:paragraph-properties fo:margin-bottom="0.1111in" fo:line-height="106%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asian="Courier New" style:font-name-complex="Courier New" fo:color="#000000" style:letter-kerning="true" fo:font-size="10pt" style:font-size-asian="10pt" style:font-size-complex="10pt" style:language-asian="zh" style:country-asian="CN" style:language-complex="hi" style:country-complex="IN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BookTitle" style:display-name="Book Title" style:family="text">
      <style:text-properties fo:font-weight="bold" style:font-weight-asian="bold" fo:font-variant="small-caps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инка Новак</meta:initial-creator>
    <dc:creator>word</dc:creator>
    <meta:creation-date>2022-09-28T20:28:00Z</meta:creation-date>
    <dc:date>2022-09-28T20:28:00Z</dc:date>
    <meta:print-date>2022-09-28T20:26:00Z</meta:print-date>
    <meta:template xlink:href="Normal" xlink:type="simple"/>
    <meta:editing-cycles>2</meta:editing-cycles>
    <meta:editing-duration>PT0S</meta:editing-duration>
    <meta:document-statistic meta:page-count="3" meta:paragraph-count="33" meta:word-count="2501" meta:character-count="16726" meta:row-count="118" meta:non-whitespace-character-count="14258"/>
  </office:meta>
</office:document-meta>
</file>